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95.83mm"/>
    </style:style>
    <style:style style:name="co2" style:family="table-column">
      <style:table-column-properties fo:break-before="auto" style:column-width="18.33mm"/>
    </style:style>
    <style:style style:name="co3" style:family="table-column">
      <style:table-column-properties fo:break-before="auto" style:column-width="151.15mm"/>
    </style:style>
    <style:style style:name="co4" style:family="table-column">
      <style:table-column-properties fo:break-before="auto" style:column-width="106.56mm"/>
    </style:style>
    <style:style style:name="co5" style:family="table-column">
      <style:table-column-properties fo:break-before="auto" style:column-width="28.43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69.16mm"/>
    </style:style>
    <style:style style:name="co8" style:family="table-column">
      <style:table-column-properties fo:break-before="auto" style:column-width="24.2mm"/>
    </style:style>
    <style:style style:name="co9" style:family="table-column">
      <style:table-column-properties fo:break-before="auto" style:column-width="82.18mm"/>
    </style:style>
    <style:style style:name="co10" style:family="table-column">
      <style:table-column-properties fo:break-before="auto" style:column-width="83.08mm"/>
    </style:style>
    <style:style style:name="co11" style:family="table-column">
      <style:table-column-properties fo:break-before="auto" style:column-width="78.25mm"/>
    </style:style>
    <style:style style:name="co12" style:family="table-column">
      <style:table-column-properties fo:break-before="auto" style:column-width="35.88mm"/>
    </style:style>
    <style:style style:name="co13" style:family="table-column">
      <style:table-column-properties fo:break-before="auto" style:column-width="86.11mm"/>
    </style:style>
    <style:style style:name="co14" style:family="table-column">
      <style:table-column-properties fo:break-before="auto" style:column-width="138.15mm"/>
    </style:style>
    <style:style style:name="co15" style:family="table-column">
      <style:table-column-properties fo:break-before="auto" style:column-width="128.76mm"/>
    </style:style>
    <style:style style:name="co16" style:family="table-column">
      <style:table-column-properties fo:break-before="auto" style:column-width="74.91mm"/>
    </style:style>
    <style:style style:name="co17" style:family="table-column">
      <style:table-column-properties fo:break-before="auto" style:column-width="96.4mm"/>
    </style:style>
    <style:style style:name="co18" style:family="table-column">
      <style:table-column-properties fo:break-before="auto" style:column-width="32.24mm"/>
    </style:style>
    <style:style style:name="co24" style:family="table-column">
      <style:table-column-properties fo:break-before="auto" style:column-width="59.35mm"/>
    </style:style>
    <style:style style:name="co20" style:family="table-column">
      <style:table-column-properties fo:break-before="auto" style:column-width="150.87mm"/>
    </style:style>
    <style:style style:name="co21" style:family="table-column">
      <style:table-column-properties fo:break-before="auto" style:column-width="17.96mm"/>
    </style:style>
    <style:style style:name="co22" style:family="table-column">
      <style:table-column-properties fo:break-before="auto" style:column-width="202.78mm"/>
    </style:style>
    <style:style style:name="co23" style:family="table-column">
      <style:table-column-properties fo:break-before="auto" style:column-width="5.43mm"/>
    </style:style>
    <style:style style:name="co25" style:family="table-column">
      <style:table-column-properties fo:break-before="auto" style:column-width="51.1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46mm" fo:break-before="auto" style:use-optimal-row-height="false"/>
    </style:style>
    <style:style style:name="ro3" style:family="table-row">
      <style:table-row-properties style:row-height="4.69mm" fo:break-before="auto" style:use-optimal-row-height="true"/>
    </style:style>
    <style:style style:name="ro4" style:family="table-row">
      <style:table-row-properties style:row-height="4.5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7" style:family="table-cell" style:parent-style-name="Default">
      <style:text-properties style:font-name="Liberation Sans" fo:font-size="10pt" style:font-name-asian="WenQuanYi Zen Hei" style:font-size-asian="10pt" style:font-name-complex="Lohit Hindi" style:font-size-complex="10pt"/>
    </style:style>
    <style:style style:name="ce48" style:family="table-cell" style:parent-style-name="Default">
      <style:text-properties style:font-name="Arial" style:font-name-asian="WenQuanYi Zen Hei" style:font-name-complex="Lohit Hindi"/>
    </style:style>
    <style:style style:name="ce49" style:family="table-cell" style:parent-style-name="Default">
      <style:text-properties style:font-name="Arial" fo:font-size="10pt" style:font-name-asian="WenQuanYi Zen Hei" style:font-size-asian="10pt" style:font-name-complex="Lohit Hindi" style:font-size-complex="10pt"/>
    </style:style>
    <style:style style:name="ce51" style:family="table-cell" style:parent-style-name="Default">
      <style:text-properties style:font-name="Liberation Sans" fo:font-size="10pt" style:font-size-asian="10pt" style:font-size-complex="10pt"/>
    </style:style>
    <style:style style:name="ce60" style:family="table-cell" style:parent-style-name="Default">
      <style:text-properties style:font-name="Arial" fo:font-size="10pt" style:font-size-asian="10pt" style:font-size-complex="10pt"/>
    </style:style>
    <style:style style:name="ce67" style:family="table-cell" style:parent-style-name="Default">
      <style:text-properties style:font-name="Liberation Sans" fo:font-size="10pt" style:font-name-asian="Liberation Sans" style:font-size-asian="10pt" style:font-size-complex="10pt"/>
    </style:style>
    <style:style style:name="ce68" style:family="table-cell" style:parent-style-name="Default">
      <style:table-cell-properties fo:background-color="transparent"/>
      <style:text-properties style:font-name="Arial" style:font-name-asian="WenQuanYi Zen Hei" style:font-name-complex="Lohit Hindi"/>
    </style:style>
    <style:style style:name="ce75" style:family="table-cell" style:parent-style-name="Default">
      <style:table-cell-properties fo:background-color="transparent"/>
      <style:text-properties style:font-name="Arial" fo:font-size="10pt" style:font-name-asian="WenQuanYi Zen Hei" style:font-size-asian="10pt" style:font-name-complex="Lohit Hindi" style:font-size-complex="10pt"/>
    </style:style>
    <style:style style:name="ce81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82" style:family="table-cell" style:parent-style-name="Default">
      <style:table-cell-properties fo:background-color="#ffff00"/>
    </style:style>
    <style:style style:name="ce83" style:family="table-cell" style:parent-style-name="Default">
      <style:table-cell-properties fo:background-color="#ffff00"/>
      <style:text-properties style:font-name="Arial" style:font-name-asian="WenQuanYi Zen Hei" style:font-name-complex="Lohit Hindi"/>
    </style:style>
    <style:style style:name="ce84" style:family="table-cell" style:parent-style-name="Default">
      <style:table-cell-properties fo:background-color="#66ff00"/>
      <style:text-properties style:font-name="Arial" style:font-name-asian="WenQuanYi Zen Hei" style:font-name-complex="Lohit Hindi"/>
    </style:style>
    <style:style style:name="ce87" style:family="table-cell" style:parent-style-name="Default">
      <style:table-cell-properties fo:background-color="transparent"/>
    </style:style>
    <style:style style:name="ce88" style:family="table-cell" style:parent-style-name="Default">
      <style:table-cell-properties fo:border="none"/>
      <style:text-properties style:font-name="Arial" style:font-name-asian="WenQuanYi Zen Hei" style:font-name-complex="Lohit Hindi"/>
    </style:style>
    <style:style style:name="ce89" style:family="table-cell" style:parent-style-name="Default">
      <style:table-cell-properties fo:border-bottom="none" fo:border-left="0.06pt solid #000000" fo:border-right="none" fo:border-top="none"/>
    </style:style>
    <style:style style:name="ce90" style:family="table-cell" style:parent-style-name="Default">
      <style:table-cell-properties fo:border-bottom="none" fo:border-left="0.06pt solid #000000" fo:border-right="none" fo:border-top="none"/>
      <style:text-properties style:font-name="Arial" style:font-name-asian="WenQuanYi Zen Hei" style:font-name-complex="Lohit Hindi"/>
    </style:style>
    <style:style style:name="ce91" style:family="table-cell" style:parent-style-name="Default">
      <style:text-properties style:font-name="Liberation Sans" style:font-name-asian="Noto Sans CJK SC Regular" style:font-name-complex="FreeSans"/>
    </style:style>
    <style:style style:name="ce50" style:family="table-cell" style:parent-style-name="Default">
      <style:table-cell-properties fo:background-color="transparent"/>
      <style:text-properties style:font-name="Liberation Sans" fo:font-size="10pt" style:font-size-asian="10pt" style:font-size-complex="10pt"/>
    </style:style>
    <style:style style:name="ce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ext-properties style:font-name="Liberation Sans" fo:font-size="10pt" style:font-name-asian="Noto Sans CJK SC Regular" style:font-size-asian="10pt" style:language-asian="hi" style:country-asian="IN" style:font-name-complex="FreeSans" style:font-size-complex="10pt" style:language-complex="en" style:country-complex="US"/>
    </style:style>
    <style:style style:name="ce57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</style:style>
    <style:style style:name="ce58" style:family="table-cell" style:parent-style-name="Default">
      <style:text-properties style:font-name="Liberation Sans" fo:font-size="10pt" style:font-size-asian="10pt" style:font-name-complex="DejaVu Sans" style:font-size-complex="10pt" style:language-complex="en" style:country-complex="US"/>
    </style:style>
    <style:style style:name="ce24" style:family="table-cell" style:parent-style-name="Default">
      <style:text-properties style:font-name="Arial" fo:font-size="10pt" style:font-name-asian="WenQuanYi Zen Hei" style:font-size-asian="10pt" style:font-name-complex="Lohit Hindi" style:font-size-complex="10pt"/>
    </style:style>
    <style:style style:name="ce25" style:family="table-cell" style:parent-style-name="Default">
      <style:text-properties style:font-name="Liberation Sans" fo:font-size="10pt" style:font-name-asian="Liberation Sans" style:font-size-asian="10pt" style:font-size-complex="10pt"/>
    </style:style>
    <style:style style:name="ce26" style:family="table-cell" style:parent-style-name="Default">
      <style:text-properties style:font-name="Arial" style:font-name-asian="WenQuanYi Zen Hei" style:font-name-complex="Lohit Hindi"/>
    </style:style>
    <style:style style:name="ce27" style:family="table-cell" style:parent-style-name="Default">
      <style:text-properties style:font-name="Liberation Sans" fo:font-size="10pt" style:font-name-asian="WenQuanYi Zen Hei" style:font-size-asian="10pt" style:font-name-complex="Lohit Hindi" style:font-size-complex="10pt"/>
    </style:style>
    <style:style style:name="ce28" style:family="table-cell" style:parent-style-name="Default">
      <style:text-properties style:font-name="Liberation Sans" fo:font-size="10pt" style:font-size-asian="10pt" style:font-size-complex="10pt"/>
    </style:style>
    <style:style style:name="ce29" style:family="table-cell" style:parent-style-name="Default">
      <style:table-cell-properties fo:background-color="transparent"/>
      <style:text-properties style:font-name="Arial" style:font-name-asian="WenQuanYi Zen Hei" style:font-name-complex="Lohit Hindi"/>
    </style:style>
    <style:style style:name="ce30" style:family="table-cell" style:parent-style-name="Default">
      <style:table-cell-properties fo:background-color="transparent"/>
      <style:text-properties style:font-name="Arial" fo:font-size="10pt" style:font-name-asian="WenQuanYi Zen Hei" style:font-size-asian="10pt" style:font-name-complex="Lohit Hindi" style:font-size-complex="10pt"/>
    </style:style>
    <style:style style:name="ce31" style:family="table-cell" style:parent-style-name="Default">
      <style:text-properties style:font-name="Arial" fo:font-size="10pt" style:font-size-asian="10pt" style:font-size-complex="10pt"/>
    </style:style>
    <style:style style:name="ce32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33" style:family="table-cell" style:parent-style-name="Default">
      <style:table-cell-properties fo:background-color="#ffff00"/>
    </style:style>
    <style:style style:name="ce34" style:family="table-cell" style:parent-style-name="Default">
      <style:table-cell-properties fo:background-color="#ffff00"/>
      <style:text-properties style:font-name="Arial" style:font-name-asian="WenQuanYi Zen Hei" style:font-name-complex="Lohit Hindi"/>
    </style:style>
    <style:style style:name="ce35" style:family="table-cell" style:parent-style-name="Default">
      <style:table-cell-properties fo:background-color="#66ff00"/>
      <style:text-properties style:font-name="Arial" style:font-name-asian="WenQuanYi Zen Hei" style:font-name-complex="Lohit Hindi"/>
    </style:style>
    <style:style style:name="ce36" style:family="table-cell" style:parent-style-name="Default">
      <style:table-cell-properties fo:background-color="transparent"/>
    </style:style>
    <style:style style:name="ce37" style:family="table-cell" style:parent-style-name="Default">
      <style:table-cell-properties fo:border="none"/>
      <style:text-properties style:font-name="Arial" style:font-name-asian="WenQuanYi Zen Hei" style:font-name-complex="Lohit Hindi"/>
    </style:style>
    <style:style style:name="ce38" style:family="table-cell" style:parent-style-name="Default">
      <style:table-cell-properties fo:border-bottom="none" fo:border-left="0.06pt solid #000000" fo:border-right="none" fo:border-top="none"/>
    </style:style>
    <style:style style:name="ce39" style:family="table-cell" style:parent-style-name="Default">
      <style:table-cell-properties fo:border-bottom="none" fo:border-left="0.06pt solid #000000" fo:border-right="none" fo:border-top="none"/>
      <style:text-properties style:font-name="Arial" style:font-name-asian="WenQuanYi Zen Hei" style:font-name-complex="Lohit Hindi"/>
    </style:style>
    <style:style style:name="ce40" style:family="table-cell" style:parent-style-name="Default">
      <style:text-properties style:font-name="Liberation Sans" style:font-name-asian="Noto Sans CJK SC Regular" style:font-name-complex="FreeSans"/>
    </style:style>
    <style:style style:name="ce41" style:family="table-cell" style:parent-style-name="Default">
      <style:table-cell-properties fo:background-color="transparent"/>
      <style:text-properties style:font-name="Liberation Sans" fo:font-size="10pt" style:font-size-asian="10pt" style:font-size-complex="10pt"/>
    </style:style>
    <style:style style:name="ce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</style:style>
    <style:style style:name="ce44" style:family="table-cell" style:parent-style-name="Default">
      <style:text-properties style:font-name="Liberation Sans" fo:font-size="10pt" style:font-size-asian="10pt" style:font-name-complex="DejaVu Sans" style:font-size-complex="10pt" style:language-complex="en" style:country-complex="US"/>
    </style:style>
    <style:style style:name="ce45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ext-properties style:font-name="Liberation Sans" fo:font-size="10pt" style:font-name-asian="Noto Sans CJK SC Regular" style:font-size-asian="10pt" style:language-asian="hi" style:country-asian="IN" style:font-name-complex="FreeSans" style:font-size-complex="10pt" style:language-complex="en" style:country-complex="US"/>
    </style:style>
    <style:style style:name="ce93" style:family="table-cell" style:parent-style-name="Default">
      <style:table-cell-properties fo:border-bottom="none" fo:border-left="0.06pt solid #000000" fo:border-right="none" fo:border-top="0.06pt solid #000000"/>
    </style:style>
    <style:style style:name="ce94" style:family="table-cell" style:parent-style-name="Default">
      <style:table-cell-properties fo:border-bottom="0.06pt solid #000000" fo:border-left="0.06pt solid #000000" fo:border-right="none" fo:border-top="none"/>
    </style:style>
    <style:style style:name="ce95" style:family="table-cell" style:parent-style-name="Default">
      <style:text-properties style:use-window-font-color="true"/>
    </style:style>
    <style:style style:name="ce96" style:family="table-cell" style:parent-style-name="Default"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hi" style:country-asian="IN" style:font-style-asian="normal" style:font-weight-asian="normal" style:font-name-complex="FreeSan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WenQuanYi Zen Hei" style:font-name-complex="Lohit Hind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="Liberation Sans" style:language-complex="hi" style:country-complex="IN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4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="Liberation Sans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asian="hi" style:country-asian="IN" style:language-complex="en" style:country-complex="US"/>
    </style:style>
    <style:style style:name="T5" style:family="text">
      <style:text-properties fo:font-size="10pt" style:font-name-asian="Noto Sans CJK SC Regular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="Liberation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size="10pt" style:font-name-asian="Noto Sans CJK SC Regular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font-name="Liberation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language-asian="hi" style:country-asian="IN" style:language-complex="en" style:country-complex="US"/>
    </style:style>
    <style:style style:name="T7" style:family="text">
      <style:text-properties fo:font-size="10pt" style:font-name-asian="Noto Sans CJK SC Regular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font-name="Liberation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language-asian="zh" style:country-asian="CN" style:language-complex="hi" style:country-complex="IN"/>
    </style:style>
    <style:style style:name="T8" style:family="text">
      <style:text-properties style:font-name="Liberation Sans" style:language-asian="zh" style:country-asian="C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 style:font-name-asian="Noto Sans CJK SC Regular" style:language-complex="hi" style:country-complex="IN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style:font-name-complex="FreeSans"/>
    </style:style>
    <style:style style:name="T9" style:family="text">
      <style:text-properties style:font-name="Liberation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 style:font-name-asian="Noto Sans CJK SC Regular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style:font-name-complex="FreeSans" style:language-asian="hi" style:country-asian="IN" style:language-complex="en" style:country-complex="US"/>
    </style:style>
    <style:style style:name="T10" style:family="text">
      <style:text-properties style:font-name="Liberation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 style:font-name-asian="Noto Sans CJK SC Regular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style:font-name-complex="FreeSans" style:language-asian="zh" style:country-asian="CN" style:language-complex="hi" style:country-complex="IN"/>
    </style:style>
    <style:style style:name="T11" style:family="text">
      <style:text-properties style:font-name-complex="FreeSans" fo:font-size="10pt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style:font-name="Liberation Sans" style:text-overline-style="none" style:text-overline-color="font-color" style:language-complex="hi" style:country-complex="IN" style:language-asian="zh" style:country-asian="CN" style:font-relief="none" style:text-emphasize="none" style:font-style-complex="normal" style:font-style-asian="normal" style:font-weight-complex="normal" style:font-weight-asian="normal" style:font-size-complex="10pt" style:font-size-asian="10pt" style:font-name-asian="Noto Sans CJK SC Regular"/>
    </style:style>
    <style:style style:name="T12" style:family="text">
      <style:text-properties style:font-name-complex="FreeSans" fo:font-size="10pt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asian="Noto Sans CJK SC Regular" style:language-asian="hi" style:country-asian="IN" style:language-complex="en" style:country-complex="US"/>
    </style:style>
    <style:style style:name="T13" style:family="text">
      <style:text-properties style:font-name-complex="FreeSans" fo:font-size="10pt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asian="Noto Sans CJK SC Regular" style:language-asian="zh" style:country-asian="CN" style:language-complex="hi" style:country-complex="IN"/>
    </style:style>
    <style:style style:name="T1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 Regular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complexe larynx" table:style-name="ta1">
        <table:table-column table:style-name="co1" table:default-cell-style-name="ce26"/>
        <table:table-column table:style-name="co2" table:default-cell-style-name="ce28"/>
        <table:table-column table:style-name="co3" table:default-cell-style-name="ce28"/>
        <table:table-column table:style-name="co4" table:default-cell-style-name="Default"/>
        <table:table-column table:style-name="co5" table:default-cell-style-name="Default"/>
        <table:table-column table:style-name="co6" table:number-columns-repeated="1017" table:default-cell-style-name="Default"/>
        <table:table-row table:style-name="ro1">
          <table:table-cell table:style-name="Default" office:value-type="string" calcext:value-type="string">
            <text:p>anat:complexe-laryn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omplexe du larynx" 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laryn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arynx" 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cartilages-laryn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tructures cartilagineuses du larynx" 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cartilage-thyroid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artilage thyroïde" 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cartilage-cricoid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artilage cricoïde" .</text:p>
          </table:table-cell>
          <table:table-cell table:number-columns-repeated="1019"/>
        </table:table-row>
        <table:table-row table:style-name="ro1">
          <table:table-cell table:style-name="ce24" office:value-type="string" calcext:value-type="string">
            <text:p>anat:cartilage-epigloti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artilage épiglotique" 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R-cartilage-arytenoid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artilage aryténoïde droit" 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L-cartilage-arytenoid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artilage aryténoïde gauche" .</text:p>
          </table:table-cell>
          <table:table-cell table:number-columns-repeated="1019"/>
        </table:table-row>
        <table:table-row table:style-name="ro1">
          <table:table-cell table:style-name="ce24" office:value-type="string" calcext:value-type="string">
            <text:p>anat:R-cartilage-cornicu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artilage corniculé droit" .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anat:L-cartilage-cornicu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artilage corniculé gauche" .</text:p>
          </table:table-cell>
          <table:table-cell table:number-columns-repeated="1019"/>
        </table:table-row>
        <table:table-row table:style-name="ro1">
          <table:table-cell table:style-name="ce24" office:value-type="string" calcext:value-type="string">
            <text:p>anat:R-cartilage-cuneiform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artilage cunéiforme droit" .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anat:L-cartilage-cuneiform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artilage cunéiforme gauche" .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anat:articulations-laryn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Articulations du larynx" 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R-arti-cricothyroidienn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Articulation crico-thyroïdienne droite" 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L-arti-cricothyroidienn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Articulation crico-thyroïdienne gauche" .</text:p>
          </table:table-cell>
          <table:table-cell table:number-columns-repeated="1019"/>
        </table:table-row>
        <table:table-row table:style-name="ro1">
          <table:table-cell table:style-name="ce24" office:value-type="string" calcext:value-type="string">
            <text:p>anat:R-arti-cricoarytenoidienn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Articulation crico-aryténoïdienne droite" .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anat:L-arti-cricoarytenoidienn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Articulation crico-aryténoïdienne gauche" .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anat:ligaments-laryn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igaments du larynx" 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ligaments-thyrohyoidien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igaments thyro-hyoïdiens" .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anat:mb-thyrohyoidienn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embrane thyro-hyoïdienne" .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anat:lgmt-thyrohyoidien-m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igament thyro-hyoïdien médian" .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anat:R-lgmt-thyrohyoidien-la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igament thyro-hyoïdien latéral droit" .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anat:L-lgmt-thyrohyoidien-la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igament thyro-hyoïdien latéral gauche" .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anat:lgmt-cricothyroidie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igament crico-thyroïdien" 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ligaments-epiglot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igaments de l'épiglotte" .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anat:lgmt-hyoepigloti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igament hyo-épiglottique" 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lgmt-thyroepigloti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igament thyro-épiglottique" .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anat:ligaments-artiR-laryn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igaments articulaires du larynx" 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R-ligaments-artiR-cricothyroidie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igaments articulaires crico-thyroïdiens droits" 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R-lgmt-artiR-cricothyroidien-m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igament articulaire crico-thyroïdien médial droit" 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R-lgmt-artiR-cricothyroidien-la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igament articulaire crico-thyroïdien latéral droit" 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R-lgmt-artiR-cricothyroidien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igament articulaire crico-thyroïdien antérieur droit" 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R-lgmt-artiR-cricothyroidien-pos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igament articulaire crico-thyroïdien postérieur droit" 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L-ligaments-artiR-cricothyroidie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igaments articulaires crico-thyroïdiens gauches" 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L-lgmt-artiR-cricothyroidien-m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igament articulaire crico-thyroïdien médial gauche" 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L-lgmt-artiR-cricothyroidien-la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igament articulaire crico-thyroïdien latéral gauche" 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L-lgmt-artiR-cricothyroidien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igament articulaire crico-thyroïdien antérieur gauche" 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L-lgmt-artiR-cricothyroidien-pos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igament articulaire crico-thyroïdien postérieur gauche" 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R-lgmt-artiR-cricoarytenoidie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igament articulaire crico-aryténoïdien droit" 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L-lgmt-artiR-cricoarytenoidie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igament articulaire crico-aryténoïdien gauche" .</text:p>
          </table:table-cell>
          <table:table-cell table:number-columns-repeated="2"/>
          <table:table-cell table:style-name="ce28" table:number-columns-repeated="1017"/>
        </table:table-row>
        <table:table-row table:style-name="ro1">
          <table:table-cell table:style-name="Default" office:value-type="string" calcext:value-type="string">
            <text:p>anat:mb-fibroelastique-laryn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embrane fibro-élastique du larynx" .</text:p>
          </table:table-cell>
          <table:table-cell table:number-columns-repeated="2"/>
          <table:table-cell table:style-name="ce28" table:number-columns-repeated="1017"/>
        </table:table-row>
        <table:table-row table:style-name="ro1">
          <table:table-cell table:style-name="Default" office:value-type="string" calcext:value-type="string">
            <text:p>anat:R-mb-fibroelastique-laryn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embrane fibro-élastique du larynx droite" .</text:p>
          </table:table-cell>
          <table:table-cell table:number-columns-repeated="2"/>
          <table:table-cell table:style-name="ce28" table:number-columns-repeated="1017"/>
        </table:table-row>
        <table:table-row table:style-name="ro1">
          <table:table-cell table:style-name="Default" office:value-type="string" calcext:value-type="string">
            <text:p>anat:L-mb-fibroelastique-laryn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embrane fibro-élastique du larynx gauche" .</text:p>
          </table:table-cell>
          <table:table-cell table:number-columns-repeated="2"/>
          <table:table-cell table:style-name="ce28" table:number-columns-repeated="1017"/>
        </table:table-row>
        <table:table-row table:style-name="ro1">
          <table:table-cell table:style-name="Default" office:value-type="string" calcext:value-type="string">
            <text:p>anat:R-mb-quadrangulaire-laryn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embrane quadrilataire du larynx droite" .</text:p>
          </table:table-cell>
          <table:table-cell table:number-columns-repeated="2"/>
          <table:table-cell table:style-name="ce28" table:number-columns-repeated="1017"/>
        </table:table-row>
        <table:table-row table:style-name="ro1">
          <table:table-cell table:style-name="Default" office:value-type="string" calcext:value-type="string">
            <text:p>anat:L-mb-quadrangulaire-laryn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embrane quadrilataire du larynx gauche" .</text:p>
          </table:table-cell>
          <table:table-cell table:number-columns-repeated="2"/>
          <table:table-cell table:style-name="ce28" table:number-columns-repeated="1017"/>
        </table:table-row>
        <table:table-row table:style-name="ro1">
          <table:table-cell table:style-name="ce25" office:value-type="string" calcext:value-type="string">
            <text:p>anat:R-lgmt-vestib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igament vestibulaire droit" .</text:p>
          </table:table-cell>
          <table:table-cell table:number-columns-repeated="2"/>
          <table:table-cell table:style-name="ce28" table:number-columns-repeated="1017"/>
        </table:table-row>
        <table:table-row table:style-name="ro1">
          <table:table-cell table:style-name="ce25" office:value-type="string" calcext:value-type="string">
            <text:p>anat:L-lgmt-vestib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igament vestibulaire gauche" .</text:p>
          </table:table-cell>
          <table:table-cell table:number-columns-repeated="2"/>
          <table:table-cell table:style-name="ce28" table:number-columns-repeated="1017"/>
        </table:table-row>
        <table:table-row table:style-name="ro1">
          <table:table-cell table:style-name="ce25" office:value-type="string" calcext:value-type="string">
            <text:p>anat:R-lgmt-voc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igament vocal droit" .</text:p>
          </table:table-cell>
          <table:table-cell table:number-columns-repeated="2"/>
          <table:table-cell table:style-name="ce28" table:number-columns-repeated="1017"/>
        </table:table-row>
        <table:table-row table:style-name="ro1">
          <table:table-cell table:style-name="ce25" office:value-type="string" calcext:value-type="string">
            <text:p>anat:L-lgmt-voc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igament vocal gauche" .</text:p>
          </table:table-cell>
          <table:table-cell table:number-columns-repeated="2"/>
          <table:table-cell table:style-name="ce28" table:number-columns-repeated="1017"/>
        </table:table-row>
        <table:table-row table:style-name="ro1">
          <table:table-cell table:style-name="ce25" office:value-type="string" calcext:value-type="string">
            <text:p>anat:R-cone-elastique-laryn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ône élastique du larynx droit" .</text:p>
          </table:table-cell>
          <table:table-cell table:number-columns-repeated="2"/>
          <table:table-cell table:style-name="ce28" table:number-columns-repeated="1017"/>
        </table:table-row>
        <table:table-row table:style-name="ro1">
          <table:table-cell table:style-name="ce25" office:value-type="string" calcext:value-type="string">
            <text:p>anat:L-cone-elastique-laryn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ône élastique du larynx gauche" .</text:p>
          </table:table-cell>
          <table:table-cell table:number-columns-repeated="2"/>
          <table:table-cell table:style-name="ce28" table:number-columns-repeated="1017"/>
        </table:table-row>
        <table:table-row table:style-name="ro1">
          <table:table-cell office:value-type="string" calcext:value-type="string">
            <text:p>anat:muscles-laryn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u larynx" .</text:p>
          </table:table-cell>
          <table:table-cell table:number-columns-repeated="2"/>
          <table:table-cell table:style-name="ce28" table:number-columns-repeated="1017"/>
        </table:table-row>
        <table:table-row table:style-name="ro1">
          <table:table-cell office:value-type="string" calcext:value-type="string">
            <text:p>anat:muscles-extrinseq-laryn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extrinsèques du larynx" .</text:p>
          </table:table-cell>
          <table:table-cell table:number-columns-repeated="2"/>
          <table:table-cell table:style-name="ce28" table:number-columns-repeated="1017"/>
        </table:table-row>
        <table:table-row table:style-name="ro1">
          <table:table-cell table:style-name="Default" office:value-type="string" calcext:value-type="string">
            <text:p>anat:muscles-elevatR-laryn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élévateurs du larynx" .</text:p>
          </table:table-cell>
          <table:table-cell table:number-columns-repeated="2"/>
          <table:table-cell table:style-name="ce28" table:number-columns-repeated="1017"/>
        </table:table-row>
        <table:table-row table:style-name="ro1">
          <table:table-cell table:style-name="Default" office:value-type="string" calcext:value-type="string">
            <text:p>anat:muscles-abaissR-laryn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abaisseurs du larynx" .</text:p>
          </table:table-cell>
          <table:table-cell table:number-columns-repeated="2"/>
          <table:table-cell table:style-name="ce28" table:number-columns-repeated="1017"/>
        </table:table-row>
        <table:table-row table:style-name="ro1">
          <table:table-cell office:value-type="string" calcext:value-type="string">
            <text:p>anat:muscles-intrinseq-laryn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intrinsèques du larynx" .</text:p>
          </table:table-cell>
          <table:table-cell table:number-columns-repeated="2"/>
          <table:table-cell table:style-name="ce28" table:number-columns-repeated="1017"/>
        </table:table-row>
        <table:table-row table:style-name="ro1">
          <table:table-cell table:style-name="Default" office:value-type="string" calcext:value-type="string">
            <text:p>anat:muscles-aditus-laryng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'aditus laryngé" .</text:p>
          </table:table-cell>
          <table:table-cell table:number-columns-repeated="2"/>
          <table:table-cell table:style-name="ce28" table:number-columns-repeated="1017"/>
        </table:table-row>
        <table:table-row table:style-name="ro1">
          <table:table-cell table:style-name="Default" office:value-type="string" calcext:value-type="string">
            <text:p>anat:muscles-aryepigloti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ary-épiglottiques" .</text:p>
          </table:table-cell>
          <table:table-cell table:number-columns-repeated="2"/>
          <table:table-cell table:style-name="ce28" table:number-columns-repeated="1017"/>
        </table:table-row>
        <table:table-row table:style-name="ro1">
          <table:table-cell table:style-name="Default" office:value-type="string" calcext:value-type="string">
            <text:p>anat:muscles-thyroepigloti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thyro-épiglottiques" .</text:p>
          </table:table-cell>
          <table:table-cell table:number-columns-repeated="2"/>
          <table:table-cell table:style-name="ce28" table:number-columns-repeated="1017"/>
        </table:table-row>
        <table:table-row table:style-name="ro1">
          <table:table-cell table:style-name="Default" office:value-type="string" calcext:value-type="string">
            <text:p>anat:R-mscl-aryepigloti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ary-épiglottique droit" .</text:p>
          </table:table-cell>
          <table:table-cell table:number-columns-repeated="2"/>
          <table:table-cell table:style-name="ce28" table:number-columns-repeated="1017"/>
        </table:table-row>
        <table:table-row table:style-name="ro1">
          <table:table-cell table:style-name="Default" office:value-type="string" calcext:value-type="string">
            <text:p>anat:R-mscl-thyroepigloti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thyro-épiglottique droit" .</text:p>
          </table:table-cell>
          <table:table-cell table:number-columns-repeated="2"/>
          <table:table-cell table:style-name="ce28" table:number-columns-repeated="1017"/>
        </table:table-row>
        <table:table-row table:style-name="ro1">
          <table:table-cell table:style-name="Default" office:value-type="string" calcext:value-type="string">
            <text:p>anat:L-mscl-aryepigloti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ary-épiglottique gauche" .</text:p>
          </table:table-cell>
          <table:table-cell table:number-columns-repeated="2"/>
          <table:table-cell table:style-name="ce28" table:number-columns-repeated="1017"/>
        </table:table-row>
        <table:table-row table:style-name="ro1">
          <table:table-cell table:style-name="Default" office:value-type="string" calcext:value-type="string">
            <text:p>anat:L-mscl-thyroepigloti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thyro-épiglottique gauche" .</text:p>
          </table:table-cell>
          <table:table-cell table:number-columns-repeated="2"/>
          <table:table-cell table:style-name="ce28" table:number-columns-repeated="1017"/>
        </table:table-row>
        <table:table-row table:style-name="ro1">
          <table:table-cell table:style-name="Default" office:value-type="string" calcext:value-type="string">
            <text:p>anat:muscles-addR-intra-laryn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adducteurs intrinsèques du larynx" .</text:p>
          </table:table-cell>
          <table:table-cell table:number-columns-repeated="2"/>
          <table:table-cell table:style-name="ce28" table:number-columns-repeated="1017"/>
        </table:table-row>
        <table:table-row table:style-name="ro1">
          <table:table-cell office:value-type="string" calcext:value-type="string">
            <text:p>anat:mscl-arytenoidien-trs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aryténoïdien transverse" .</text:p>
          </table:table-cell>
          <table:table-cell table:number-columns-repeated="2"/>
          <table:table-cell table:style-name="ce28" table:number-columns-repeated="1017"/>
        </table:table-row>
        <table:table-row table:style-name="ro1">
          <table:table-cell office:value-type="string" calcext:value-type="string">
            <text:p>anat:mscl-arytenoidien-obliq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aryténoïdien oblique" .</text:p>
          </table:table-cell>
          <table:table-cell table:number-columns-repeated="2"/>
          <table:table-cell table:style-name="ce28" table:number-columns-repeated="1017"/>
        </table:table-row>
        <table:table-row table:style-name="ro1">
          <table:table-cell office:value-type="string" calcext:value-type="string">
            <text:p>anat:muscles-cricoarytenoidien-la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crico-aryténoïdiens latéraux" .</text:p>
          </table:table-cell>
          <table:table-cell table:number-columns-repeated="2"/>
          <table:table-cell table:style-name="ce28" table:number-columns-repeated="1017"/>
        </table:table-row>
        <table:table-row table:style-name="ro1">
          <table:table-cell office:value-type="string" calcext:value-type="string">
            <text:p>anat:muscles-thyroarytenoidie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thyro-aryténoïdiens" .</text:p>
          </table:table-cell>
          <table:table-cell table:number-columns-repeated="2"/>
          <table:table-cell table:style-name="ce28" table:number-columns-repeated="1017"/>
        </table:table-row>
        <table:table-row table:style-name="ro1">
          <table:table-cell office:value-type="string" calcext:value-type="string">
            <text:p>anat:R-mscl-cricoarytenoidien-la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rico-aryténoïdien latéral droit" .</text:p>
          </table:table-cell>
          <table:table-cell table:number-columns-repeated="2"/>
          <table:table-cell table:style-name="ce28" table:number-columns-repeated="1017"/>
        </table:table-row>
        <table:table-row table:style-name="ro1">
          <table:table-cell office:value-type="string" calcext:value-type="string">
            <text:p>anat:R-mscl-thyroarytenoidie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thyro-aryténoïdien droit" .</text:p>
          </table:table-cell>
          <table:table-cell table:number-columns-repeated="2"/>
          <table:table-cell table:style-name="ce28" table:number-columns-repeated="1017"/>
        </table:table-row>
        <table:table-row table:style-name="ro1">
          <table:table-cell table:style-name="Default" office:value-type="string" calcext:value-type="string">
            <text:p>anat:L-mscl-cricoarytenoidien-la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rico-aryténoïdien latéral gauche" .</text:p>
          </table:table-cell>
          <table:table-cell table:number-columns-repeated="2"/>
          <table:table-cell table:style-name="ce28" table:number-columns-repeated="1017"/>
        </table:table-row>
        <table:table-row table:style-name="ro1">
          <table:table-cell table:style-name="Default" office:value-type="string" calcext:value-type="string">
            <text:p>anat:L-mscl-thyroarytenoidie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thyro-aryténoïdien gauche" .</text:p>
          </table:table-cell>
          <table:table-cell table:number-columns-repeated="2"/>
          <table:table-cell table:style-name="ce28" table:number-columns-repeated="1017"/>
        </table:table-row>
        <table:table-row table:style-name="ro1">
          <table:table-cell office:value-type="string" calcext:value-type="string">
            <text:p>anat:muscles-abdR-intra-laryn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abducteurs intrinsèques du larynx" .</text:p>
          </table:table-cell>
          <table:table-cell table:number-columns-repeated="2"/>
          <table:table-cell table:style-name="ce28" table:number-columns-repeated="1017"/>
        </table:table-row>
        <table:table-row table:style-name="ro1">
          <table:table-cell office:value-type="string" calcext:value-type="string">
            <text:p>anat:muscles-cricoarytenoidien-pos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crico-aryténoïdiens postérieurs" .</text:p>
          </table:table-cell>
          <table:table-cell table:number-columns-repeated="2"/>
          <table:table-cell table:style-name="ce28" table:number-columns-repeated="1017"/>
        </table:table-row>
        <table:table-row table:style-name="ro1">
          <table:table-cell office:value-type="string" calcext:value-type="string">
            <text:p>anat:R-mscl-cricoarytenoidien-pos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rico-aryténoïdien postérieur droit" .</text:p>
          </table:table-cell>
          <table:table-cell table:number-columns-repeated="2"/>
          <table:table-cell table:style-name="ce28" table:number-columns-repeated="1017"/>
        </table:table-row>
        <table:table-row table:style-name="ro1">
          <table:table-cell table:style-name="Default" office:value-type="string" calcext:value-type="string">
            <text:p>anat:L-mscl-cricoarytenoidien-pos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rico-aryténoïdien postérieur gauche" .</text:p>
          </table:table-cell>
          <table:table-cell table:number-columns-repeated="2"/>
          <table:table-cell table:style-name="ce28" table:number-columns-repeated="1017"/>
        </table:table-row>
        <table:table-row table:style-name="ro1">
          <table:table-cell office:value-type="string" calcext:value-type="string">
            <text:p>anat:muscles-tenseurs-lgmts-voca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tenseurs des ligaments vocaux" .</text:p>
          </table:table-cell>
          <table:table-cell table:number-columns-repeated="2"/>
          <table:table-cell table:style-name="ce28" table:number-columns-repeated="1017"/>
        </table:table-row>
        <table:table-row table:style-name="ro1">
          <table:table-cell office:value-type="string" calcext:value-type="string">
            <text:p>anat:muscles-cricothyroidie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crico-thyroïdiens" .</text:p>
          </table:table-cell>
          <table:table-cell table:number-columns-repeated="2"/>
          <table:table-cell table:style-name="ce28" table:number-columns-repeated="1017"/>
        </table:table-row>
        <table:table-row table:style-name="ro1">
          <table:table-cell office:value-type="string" calcext:value-type="string">
            <text:p>anat:muscles-voc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vocaux" .</text:p>
          </table:table-cell>
          <table:table-cell table:number-columns-repeated="2"/>
          <table:table-cell table:style-name="ce28" table:number-columns-repeated="1017"/>
        </table:table-row>
        <table:table-row table:style-name="ro1">
          <table:table-cell office:value-type="string" calcext:value-type="string">
            <text:p>anat:R-mscl-cricothyroidie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rico-thyroïdien droit" .</text:p>
          </table:table-cell>
          <table:table-cell table:number-columns-repeated="2"/>
          <table:table-cell table:style-name="ce28" table:number-columns-repeated="1017"/>
        </table:table-row>
        <table:table-row table:style-name="ro1">
          <table:table-cell office:value-type="string" calcext:value-type="string">
            <text:p>anat:R-mscl-cricothyroidien-chef-droi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hef droit du muscle crico-thyroïdien droit" .</text:p>
          </table:table-cell>
          <table:table-cell table:number-columns-repeated="2"/>
          <table:table-cell table:style-name="ce28" table:number-columns-repeated="1017"/>
        </table:table-row>
        <table:table-row table:style-name="ro1">
          <table:table-cell office:value-type="string" calcext:value-type="string">
            <text:p>anat:R-mscl-cricothyroidien-chef-obliq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hef oblique du muscle crico-thyroïdien droit" .</text:p>
          </table:table-cell>
          <table:table-cell table:number-columns-repeated="2"/>
          <table:table-cell table:style-name="ce28" table:number-columns-repeated="1017"/>
        </table:table-row>
        <table:table-row table:style-name="ro1">
          <table:table-cell table:style-name="Default" office:value-type="string" calcext:value-type="string">
            <text:p>anat:L-mscl-cricothyroidie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rico-thyroïdien gauche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cricothyroidien-chef-droi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hef droit du muscle crico-thyroïdien gauche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cricothyroidien-chef-obliq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hef oblique du muscle crico-thyroïdien gauche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scl-voc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vocal droit" 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L-mscl-voc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vocal gauche" .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1019"/>
        </table:table-row>
        <table:table-row table:style-name="ro1" table:number-rows-repeated="6">
          <table:table-cell table:style-name="ce27"/>
          <table:table-cell table:number-columns-repeated="1021"/>
        </table:table-row>
        <table:table-row table:style-name="ro1" table:number-rows-repeated="6">
          <table:table-cell table:style-name="ce28"/>
          <table:table-cell table:number-columns-repeated="1021"/>
        </table:table-row>
        <table:table-row table:style-name="ro1">
          <table:table-cell table:style-name="ce27"/>
          <table:table-cell table:number-columns-repeated="1021"/>
        </table:table-row>
        <table:table-row table:style-name="ro1">
          <table:table-cell table:style-name="ce28"/>
          <table:table-cell table:number-columns-repeated="1021"/>
        </table:table-row>
        <table:table-row table:style-name="ro1" table:number-rows-repeated="3">
          <table:table-cell table:style-name="ce27"/>
          <table:table-cell table:number-columns-repeated="1021"/>
        </table:table-row>
        <table:table-row table:style-name="ro1">
          <table:table-cell table:style-name="ce28"/>
          <table:table-cell table:number-columns-repeated="1021"/>
        </table:table-row>
        <table:table-row table:style-name="ro1" table:number-rows-repeated="8">
          <table:table-cell table:style-name="ce27"/>
          <table:table-cell table:number-columns-repeated="1021"/>
        </table:table-row>
        <table:table-row table:style-name="ro1">
          <table:table-cell table:style-name="ce28"/>
          <table:table-cell table:number-columns-repeated="1021"/>
        </table:table-row>
        <table:table-row table:style-name="ro1">
          <table:table-cell table:style-name="ce27"/>
          <table:table-cell table:number-columns-repeated="1021"/>
        </table:table-row>
        <table:table-row table:style-name="ro1" table:number-rows-repeated="9">
          <table:table-cell table:style-name="ce28"/>
          <table:table-cell table:number-columns-repeated="1021"/>
        </table:table-row>
        <table:table-row table:style-name="ro1" table:number-rows-repeated="8">
          <table:table-cell table:style-name="ce27"/>
          <table:table-cell table:number-columns-repeated="1021"/>
        </table:table-row>
        <table:table-row table:style-name="ro1" table:number-rows-repeated="4">
          <table:table-cell table:style-name="ce28"/>
          <table:table-cell table:number-columns-repeated="1021"/>
        </table:table-row>
        <table:table-row table:style-name="ro1" table:number-rows-repeated="7">
          <table:table-cell table:style-name="ce27"/>
          <table:table-cell table:number-columns-repeated="1021"/>
        </table:table-row>
        <table:table-row table:style-name="ro1">
          <table:table-cell table:style-name="ce28"/>
          <table:table-cell table:number-columns-repeated="1021"/>
        </table:table-row>
        <table:table-row table:style-name="ro1">
          <table:table-cell table:style-name="ce27"/>
          <table:table-cell table:number-columns-repeated="1021"/>
        </table:table-row>
        <table:table-row table:style-name="ro1" table:number-rows-repeated="5">
          <table:table-cell table:style-name="ce28"/>
          <table:table-cell table:number-columns-repeated="1021"/>
        </table:table-row>
        <table:table-row table:style-name="ro1" table:number-rows-repeated="8">
          <table:table-cell table:style-name="ce27"/>
          <table:table-cell table:number-columns-repeated="1021"/>
        </table:table-row>
        <table:table-row table:style-name="ro1" table:number-rows-repeated="4">
          <table:table-cell table:style-name="ce28"/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19"/>
        </table:table-row>
        <table:table-row table:style-name="ro1" table:number-rows-repeated="6">
          <table:table-cell table:number-columns-repeated="1022"/>
        </table:table-row>
        <table:table-row table:style-name="ro1">
          <table:table-cell table:style-name="ce24"/>
          <table:table-cell table:number-columns-repeated="1021"/>
        </table:table-row>
        <table:table-row table:style-name="ro1">
          <table:table-cell table:number-columns-repeated="1022"/>
        </table:table-row>
        <table:table-row table:style-name="ro1">
          <table:table-cell table:style-name="ce24"/>
          <table:table-cell table:number-columns-repeated="1021"/>
        </table:table-row>
        <table:table-row table:style-name="ro1">
          <table:table-cell table:number-columns-repeated="1022"/>
        </table:table-row>
        <table:table-row table:style-name="ro1">
          <table:table-cell table:style-name="ce24"/>
          <table:table-cell table:number-columns-repeated="1021"/>
        </table:table-row>
        <table:table-row table:style-name="ro1">
          <table:table-cell table:number-columns-repeated="1022"/>
        </table:table-row>
        <table:table-row table:style-name="ro1">
          <table:table-cell table:style-name="ce24"/>
          <table:table-cell table:number-columns-repeated="1021"/>
        </table:table-row>
        <table:table-row table:style-name="ro1">
          <table:table-cell table:number-columns-repeated="1022"/>
        </table:table-row>
        <table:table-row table:style-name="ro1">
          <table:table-cell table:style-name="ce24"/>
          <table:table-cell table:number-columns-repeated="1021"/>
        </table:table-row>
        <table:table-row table:style-name="ro1">
          <table:table-cell table:number-columns-repeated="1022"/>
        </table:table-row>
        <table:table-row table:style-name="ro1">
          <table:table-cell table:style-name="ce24"/>
          <table:table-cell table:number-columns-repeated="1021"/>
        </table:table-row>
        <table:table-row table:style-name="ro1">
          <table:table-cell table:number-columns-repeated="1022"/>
        </table:table-row>
        <table:table-row table:style-name="ro1">
          <table:table-cell table:style-name="ce29"/>
          <table:table-cell table:number-columns-repeated="1021"/>
        </table:table-row>
        <table:table-row table:style-name="ro1">
          <table:table-cell table:style-name="ce30"/>
          <table:table-cell table:number-columns-repeated="1021"/>
        </table:table-row>
        <table:table-row table:style-name="ro1">
          <table:table-cell table:style-name="ce29"/>
          <table:table-cell table:number-columns-repeated="1021"/>
        </table:table-row>
        <table:table-row table:style-name="ro1">
          <table:table-cell table:style-name="ce30"/>
          <table:table-cell table:number-columns-repeated="1021"/>
        </table:table-row>
        <table:table-row table:style-name="ro1">
          <table:table-cell table:number-columns-repeated="1022"/>
        </table:table-row>
        <table:table-row table:style-name="ro1">
          <table:table-cell table:style-name="ce24"/>
          <table:table-cell table:number-columns-repeated="1021"/>
        </table:table-row>
        <table:table-row table:style-name="ro1" table:number-rows-repeated="5">
          <table:table-cell table:number-columns-repeated="1022"/>
        </table:table-row>
        <table:table-row table:style-name="ro1">
          <table:table-cell table:style-name="ce24"/>
          <table:table-cell table:number-columns-repeated="1021"/>
        </table:table-row>
        <table:table-row table:style-name="ro1">
          <table:table-cell table:number-columns-repeated="1022"/>
        </table:table-row>
        <table:table-row table:style-name="ro1">
          <table:table-cell table:style-name="ce24"/>
          <table:table-cell table:number-columns-repeated="1021"/>
        </table:table-row>
        <table:table-row table:style-name="ro1">
          <table:table-cell table:number-columns-repeated="1022"/>
        </table:table-row>
        <table:table-row table:style-name="ro1">
          <table:table-cell table:style-name="ce24"/>
          <table:table-cell table:number-columns-repeated="1021"/>
        </table:table-row>
        <table:table-row table:style-name="ro1">
          <table:table-cell table:number-columns-repeated="1022"/>
        </table:table-row>
        <table:table-row table:style-name="ro1">
          <table:table-cell table:style-name="ce24"/>
          <table:table-cell table:number-columns-repeated="1021"/>
        </table:table-row>
        <table:table-row table:style-name="ro1">
          <table:table-cell table:number-columns-repeated="1022"/>
        </table:table-row>
        <table:table-row table:style-name="ro1">
          <table:table-cell table:style-name="ce24"/>
          <table:table-cell table:number-columns-repeated="1021"/>
        </table:table-row>
        <table:table-row table:style-name="ro1" table:number-rows-repeated="2">
          <table:table-cell table:number-columns-repeated="1022"/>
        </table:table-row>
        <table:table-row table:style-name="ro1" table:number-rows-repeated="5">
          <table:table-cell table:style-name="ce24"/>
          <table:table-cell table:number-columns-repeated="1021"/>
        </table:table-row>
        <table:table-row table:style-name="ro1">
          <table:table-cell table:number-columns-repeated="1022"/>
        </table:table-row>
        <table:table-row table:style-name="ro1">
          <table:table-cell table:style-name="ce24"/>
          <table:table-cell table:number-columns-repeated="1021"/>
        </table:table-row>
        <table:table-row table:style-name="ro1">
          <table:table-cell table:number-columns-repeated="1022"/>
        </table:table-row>
        <table:table-row table:style-name="ro1">
          <table:table-cell table:style-name="ce24"/>
          <table:table-cell table:number-columns-repeated="1021"/>
        </table:table-row>
        <table:table-row table:style-name="ro1">
          <table:table-cell table:number-columns-repeated="1022"/>
        </table:table-row>
        <table:table-row table:style-name="ro1">
          <table:table-cell table:style-name="ce24"/>
          <table:table-cell table:number-columns-repeated="1021"/>
        </table:table-row>
        <table:table-row table:style-name="ro1">
          <table:table-cell table:number-columns-repeated="1022"/>
        </table:table-row>
        <table:table-row table:style-name="ro1">
          <table:table-cell table:style-name="ce24"/>
          <table:table-cell table:number-columns-repeated="1021"/>
        </table:table-row>
        <table:table-row table:style-name="ro1">
          <table:table-cell table:number-columns-repeated="1022"/>
        </table:table-row>
        <table:table-row table:style-name="ro1">
          <table:table-cell table:style-name="ce24"/>
          <table:table-cell table:number-columns-repeated="1021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table:style-name="ce24"/>
          <table:table-cell table:number-columns-repeated="1021"/>
        </table:table-row>
        <table:table-row table:style-name="ro1">
          <table:table-cell table:number-columns-repeated="1022"/>
        </table:table-row>
        <table:table-row table:style-name="ro1">
          <table:table-cell table:style-name="ce24"/>
          <table:table-cell table:number-columns-repeated="1021"/>
        </table:table-row>
        <table:table-row table:style-name="ro1">
          <table:table-cell table:number-columns-repeated="1022"/>
        </table:table-row>
        <table:table-row table:style-name="ro1">
          <table:table-cell table:style-name="ce24"/>
          <table:table-cell table:number-columns-repeated="1021"/>
        </table:table-row>
        <table:table-row table:style-name="ro1">
          <table:table-cell table:number-columns-repeated="1022"/>
        </table:table-row>
        <table:table-row table:style-name="ro1">
          <table:table-cell table:style-name="ce24"/>
          <table:table-cell table:number-columns-repeated="1021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table:style-name="ce24"/>
          <table:table-cell table:number-columns-repeated="1021"/>
        </table:table-row>
        <table:table-row table:style-name="ro1">
          <table:table-cell table:number-columns-repeated="1022"/>
        </table:table-row>
        <table:table-row table:style-name="ro1">
          <table:table-cell table:style-name="ce24"/>
          <table:table-cell table:number-columns-repeated="1021"/>
        </table:table-row>
        <table:table-row table:style-name="ro1">
          <table:table-cell table:number-columns-repeated="1022"/>
        </table:table-row>
        <table:table-row table:style-name="ro1">
          <table:table-cell table:style-name="ce24"/>
          <table:table-cell table:number-columns-repeated="1021"/>
        </table:table-row>
        <table:table-row table:style-name="ro1">
          <table:table-cell table:number-columns-repeated="1022"/>
        </table:table-row>
        <table:table-row table:style-name="ro1">
          <table:table-cell table:style-name="ce24"/>
          <table:table-cell table:number-columns-repeated="1021"/>
        </table:table-row>
        <table:table-row table:style-name="ro1" table:number-rows-repeated="4">
          <table:table-cell table:number-columns-repeated="1022"/>
        </table:table-row>
        <table:table-row table:style-name="ro1">
          <table:table-cell table:style-name="ce24"/>
          <table:table-cell table:number-columns-repeated="1021"/>
        </table:table-row>
        <table:table-row table:style-name="ro1">
          <table:table-cell table:number-columns-repeated="1022"/>
        </table:table-row>
        <table:table-row table:style-name="ro1">
          <table:table-cell table:style-name="ce24"/>
          <table:table-cell table:number-columns-repeated="1021"/>
        </table:table-row>
        <table:table-row table:style-name="ro1">
          <table:table-cell table:number-columns-repeated="1022"/>
        </table:table-row>
        <table:table-row table:style-name="ro1">
          <table:table-cell table:style-name="ce24"/>
          <table:table-cell table:number-columns-repeated="1021"/>
        </table:table-row>
        <table:table-row table:style-name="ro1">
          <table:table-cell table:number-columns-repeated="1022"/>
        </table:table-row>
        <table:table-row table:style-name="ro1">
          <table:table-cell table:style-name="ce24"/>
          <table:table-cell table:number-columns-repeated="1021"/>
        </table:table-row>
        <table:table-row table:style-name="ro1">
          <table:table-cell table:number-columns-repeated="1022"/>
        </table:table-row>
        <table:table-row table:style-name="ro1">
          <table:table-cell table:style-name="ce24"/>
          <table:table-cell table:number-columns-repeated="1021"/>
        </table:table-row>
        <table:table-row table:style-name="ro1" table:number-rows-repeated="2">
          <table:table-cell table:number-columns-repeated="1022"/>
        </table:table-row>
        <table:table-row table:style-name="ro1" table:number-rows-repeated="2">
          <table:table-cell table:style-name="ce24"/>
          <table:table-cell table:number-columns-repeated="1021"/>
        </table:table-row>
        <table:table-row table:style-name="ro1">
          <table:table-cell table:number-columns-repeated="1022"/>
        </table:table-row>
        <table:table-row table:style-name="ro1">
          <table:table-cell table:style-name="ce31"/>
          <table:table-cell table:number-columns-repeated="1021"/>
        </table:table-row>
        <table:table-row table:style-name="ro1">
          <table:table-cell table:number-columns-repeated="1022"/>
        </table:table-row>
        <table:table-row table:style-name="ro1">
          <table:table-cell table:style-name="ce31"/>
          <table:table-cell table:number-columns-repeated="1021"/>
        </table:table-row>
        <table:table-row table:style-name="ro1">
          <table:table-cell table:number-columns-repeated="1022"/>
        </table:table-row>
        <table:table-row table:style-name="ro1">
          <table:table-cell table:style-name="ce31"/>
          <table:table-cell table:number-columns-repeated="1021"/>
        </table:table-row>
        <table:table-row table:style-name="ro1">
          <table:table-cell table:number-columns-repeated="1022"/>
        </table:table-row>
        <table:table-row table:style-name="ro1">
          <table:table-cell table:style-name="ce31"/>
          <table:table-cell table:number-columns-repeated="1021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table:style-name="ce24"/>
          <table:table-cell table:number-columns-repeated="1021"/>
        </table:table-row>
        <table:table-row table:style-name="ro1">
          <table:table-cell table:number-columns-repeated="1022"/>
        </table:table-row>
        <table:table-row table:style-name="ro1">
          <table:table-cell table:style-name="ce24"/>
          <table:table-cell table:number-columns-repeated="1021"/>
        </table:table-row>
        <table:table-row table:style-name="ro1" table:number-rows-repeated="5">
          <table:table-cell table:style-name="ce31"/>
          <table:table-cell table:number-columns-repeated="1021"/>
        </table:table-row>
        <table:table-row table:style-name="ro1" table:number-rows-repeated="2">
          <table:table-cell table:style-name="ce24"/>
          <table:table-cell table:number-columns-repeated="1021"/>
        </table:table-row>
        <table:table-row table:style-name="ro1">
          <table:table-cell table:style-name="ce31"/>
          <table:table-cell table:number-columns-repeated="1021"/>
        </table:table-row>
        <table:table-row table:style-name="ro1">
          <table:table-cell table:style-name="ce24"/>
          <table:table-cell table:number-columns-repeated="1021"/>
        </table:table-row>
        <table:table-row table:style-name="ro1" table:number-rows-repeated="2">
          <table:table-cell table:style-name="ce31"/>
          <table:table-cell table:number-columns-repeated="1021"/>
        </table:table-row>
        <table:table-row table:style-name="ro1" table:number-rows-repeated="3">
          <table:table-cell table:style-name="ce24"/>
          <table:table-cell table:number-columns-repeated="1021"/>
        </table:table-row>
        <table:table-row table:style-name="ro1" table:number-rows-repeated="6">
          <table:table-cell table:number-columns-repeated="1022"/>
        </table:table-row>
        <table:table-row table:style-name="ro1" table:number-rows-repeated="18">
          <table:table-cell table:style-name="ce24"/>
          <table:table-cell table:number-columns-repeated="1021"/>
        </table:table-row>
        <table:table-row table:style-name="ro1">
          <table:table-cell table:number-columns-repeated="1022"/>
        </table:table-row>
        <table:table-row table:style-name="ro1" table:number-rows-repeated="3">
          <table:table-cell table:style-name="ce24"/>
          <table:table-cell table:number-columns-repeated="1021"/>
        </table:table-row>
        <table:table-row table:style-name="ro1" table:number-rows-repeated="3">
          <table:table-cell table:number-columns-repeated="1022"/>
        </table:table-row>
        <table:table-row table:style-name="ro1"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table:style-name="ce24"/>
          <table:table-cell/>
          <table:table-cell table:style-name="Default"/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table:style-name="ce24"/>
          <table:table-cell/>
          <table:table-cell table:style-name="Default"/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table:style-name="ce24"/>
          <table:table-cell/>
          <table:table-cell table:style-name="Default"/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table:style-name="ce24"/>
          <table:table-cell/>
          <table:table-cell table:style-name="Default"/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table:style-name="ce24"/>
          <table:table-cell table:number-columns-repeated="1021"/>
        </table:table-row>
        <table:table-row table:style-name="ro1">
          <table:table-cell table:number-columns-repeated="1022"/>
        </table:table-row>
        <table:table-row table:style-name="ro1">
          <table:table-cell table:style-name="ce24"/>
          <table:table-cell table:number-columns-repeated="1021"/>
        </table:table-row>
        <table:table-row table:style-name="ro1">
          <table:table-cell table:number-columns-repeated="1022"/>
        </table:table-row>
        <table:table-row table:style-name="ro1">
          <table:table-cell table:style-name="ce24"/>
          <table:table-cell table:number-columns-repeated="1021"/>
        </table:table-row>
        <table:table-row table:style-name="ro1">
          <table:table-cell table:number-columns-repeated="1022"/>
        </table:table-row>
        <table:table-row table:style-name="ro1">
          <table:table-cell table:style-name="ce24"/>
          <table:table-cell table:number-columns-repeated="1021"/>
        </table:table-row>
        <table:table-row table:style-name="ro1">
          <table:table-cell table:number-columns-repeated="1022"/>
        </table:table-row>
        <table:table-row table:style-name="ro1" table:number-rows-repeated="24">
          <table:table-cell table:style-name="Default"/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19"/>
        </table:table-row>
        <table:table-row table:style-name="ro1">
          <table:table-cell table:style-name="ce32"/>
          <table:table-cell table:number-columns-repeated="1021"/>
        </table:table-row>
        <table:table-row table:style-name="ro1">
          <table:table-cell table:style-name="Default"/>
          <table:table-cell table:number-columns-repeated="1021"/>
        </table:table-row>
        <table:table-row table:style-name="ro1" table:number-rows-repeated="18">
          <table:table-cell table:number-columns-repeated="1022"/>
        </table:table-row>
        <table:table-row table:style-name="ro1">
          <table:table-cell table:style-name="Default" table:number-columns-repeated="3"/>
          <table:table-cell table:number-columns-repeated="1019"/>
        </table:table-row>
        <table:table-row table:style-name="ro1" table:number-rows-repeated="2">
          <table:table-cell table:style-name="Default"/>
          <table:table-cell table:number-columns-repeated="1021"/>
        </table:table-row>
        <table:table-row table:style-name="ro1" table:number-rows-repeated="3">
          <table:table-cell table:number-columns-repeated="1022"/>
        </table:table-row>
        <table:table-row table:style-name="ro1" table:number-rows-repeated="2">
          <table:table-cell table:style-name="Default"/>
          <table:table-cell table:number-columns-repeated="1021"/>
        </table:table-row>
        <table:table-row table:style-name="ro1" table:number-rows-repeated="16">
          <table:table-cell table:number-columns-repeated="1022"/>
        </table:table-row>
        <table:table-row table:style-name="ro1" table:number-rows-repeated="16">
          <table:table-cell table:style-name="Default"/>
          <table:table-cell table:number-columns-repeated="1021"/>
        </table:table-row>
        <table:table-row table:style-name="ro1" table:number-rows-repeated="4">
          <table:table-cell table:number-columns-repeated="1022"/>
        </table:table-row>
        <table:table-row table:style-name="ro1" table:number-rows-repeated="3">
          <table:table-cell table:style-name="ce29"/>
          <table:table-cell table:number-columns-repeated="1021"/>
        </table:table-row>
        <table:table-row table:style-name="ro1">
          <table:table-cell table:style-name="ce33"/>
          <table:table-cell table:number-columns-repeated="1021"/>
        </table:table-row>
        <table:table-row table:style-name="ro1" table:number-rows-repeated="5">
          <table:table-cell table:style-name="ce34"/>
          <table:table-cell table:number-columns-repeated="1021"/>
        </table:table-row>
        <table:table-row table:style-name="ro1">
          <table:table-cell table:style-name="Default"/>
          <table:table-cell table:number-columns-repeated="1021"/>
        </table:table-row>
        <table:table-row table:style-name="ro1">
          <table:table-cell table:number-columns-repeated="1022"/>
        </table:table-row>
        <table:table-row table:style-name="ro1">
          <table:table-cell table:style-name="Default"/>
          <table:table-cell table:number-columns-repeated="1021"/>
        </table:table-row>
        <table:table-row table:style-name="ro1" table:number-rows-repeated="10">
          <table:table-cell table:number-columns-repeated="1022"/>
        </table:table-row>
        <table:table-row table:style-name="ro1">
          <table:table-cell table:style-name="Default"/>
          <table:table-cell table:number-columns-repeated="1021"/>
        </table:table-row>
        <table:table-row table:style-name="ro1" table:number-rows-repeated="4">
          <table:table-cell table:number-columns-repeated="1022"/>
        </table:table-row>
        <table:table-row table:style-name="ro1">
          <table:table-cell table:style-name="Default"/>
          <table:table-cell table:number-columns-repeated="1021"/>
        </table:table-row>
        <table:table-row table:style-name="ro1" table:number-rows-repeated="6">
          <table:table-cell table:number-columns-repeated="1022"/>
        </table:table-row>
        <table:table-row table:style-name="ro1" table:number-rows-repeated="12">
          <table:table-cell table:style-name="ce29"/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19"/>
        </table:table-row>
        <table:table-row table:style-name="ro1">
          <table:table-cell table:style-name="ce29"/>
          <table:table-cell/>
          <table:table-cell table:style-name="ce40"/>
          <table:table-cell table:number-columns-repeated="1019"/>
        </table:table-row>
        <table:table-row table:style-name="ro1">
          <table:table-cell table:style-name="Default"/>
          <table:table-cell/>
          <table:table-cell table:style-name="ce40"/>
          <table:table-cell table:number-columns-repeated="1019"/>
        </table:table-row>
        <table:table-row table:style-name="ro1" table:number-rows-repeated="7">
          <table:table-cell table:number-columns-repeated="2"/>
          <table:table-cell table:style-name="ce40"/>
          <table:table-cell table:number-columns-repeated="1019"/>
        </table:table-row>
        <table:table-row table:style-name="ro1" table:number-rows-repeated="3">
          <table:table-cell table:style-name="ce29"/>
          <table:table-cell/>
          <table:table-cell table:style-name="ce40"/>
          <table:table-cell table:number-columns-repeated="1019"/>
        </table:table-row>
        <table:table-row table:style-name="ro1">
          <table:table-cell table:style-name="ce35"/>
          <table:table-cell/>
          <table:table-cell table:style-name="ce40"/>
          <table:table-cell table:number-columns-repeated="1019"/>
        </table:table-row>
        <table:table-row table:style-name="ro1">
          <table:table-cell table:style-name="ce34"/>
          <table:table-cell/>
          <table:table-cell table:style-name="ce40"/>
          <table:table-cell table:number-columns-repeated="1019"/>
        </table:table-row>
        <table:table-row table:style-name="ro1" table:number-rows-repeated="2">
          <table:table-cell table:number-columns-repeated="2"/>
          <table:table-cell table:style-name="ce40"/>
          <table:table-cell table:number-columns-repeated="1019"/>
        </table:table-row>
        <table:table-row table:style-name="ro1" table:number-rows-repeated="3">
          <table:table-cell table:style-name="ce29"/>
          <table:table-cell/>
          <table:table-cell table:style-name="ce40"/>
          <table:table-cell table:number-columns-repeated="1019"/>
        </table:table-row>
        <table:table-row table:style-name="ro1">
          <table:table-cell table:style-name="ce35"/>
          <table:table-cell/>
          <table:table-cell table:style-name="ce40"/>
          <table:table-cell table:number-columns-repeated="1019"/>
        </table:table-row>
        <table:table-row table:style-name="ro1">
          <table:table-cell table:style-name="ce34"/>
          <table:table-cell/>
          <table:table-cell table:style-name="ce40"/>
          <table:table-cell table:number-columns-repeated="1019"/>
        </table:table-row>
        <table:table-row table:style-name="ro1" table:number-rows-repeated="4">
          <table:table-cell table:number-columns-repeated="2"/>
          <table:table-cell table:style-name="ce40"/>
          <table:table-cell table:number-columns-repeated="1019"/>
        </table:table-row>
        <table:table-row table:style-name="ro1" table:number-rows-repeated="2">
          <table:table-cell table:style-name="ce36"/>
          <table:table-cell/>
          <table:table-cell table:style-name="ce40"/>
          <table:table-cell table:number-columns-repeated="1019"/>
        </table:table-row>
        <table:table-row table:style-name="ro1" table:number-rows-repeated="3">
          <table:table-cell table:style-name="ce29"/>
          <table:table-cell/>
          <table:table-cell table:style-name="ce40"/>
          <table:table-cell table:number-columns-repeated="1019"/>
        </table:table-row>
        <table:table-row table:style-name="ro1" table:number-rows-repeated="2">
          <table:table-cell table:style-name="ce34"/>
          <table:table-cell/>
          <table:table-cell table:style-name="ce40"/>
          <table:table-cell table:number-columns-repeated="1019"/>
        </table:table-row>
        <table:table-row table:style-name="ro1" table:number-rows-repeated="4">
          <table:table-cell table:style-name="ce29"/>
          <table:table-cell/>
          <table:table-cell table:style-name="ce40"/>
          <table:table-cell table:number-columns-repeated="1019"/>
        </table:table-row>
        <table:table-row table:style-name="ro1">
          <table:table-cell table:style-name="ce34"/>
          <table:table-cell/>
          <table:table-cell table:style-name="ce40"/>
          <table:table-cell table:number-columns-repeated="1019"/>
        </table:table-row>
        <table:table-row table:style-name="ro1" table:number-rows-repeated="3">
          <table:table-cell table:style-name="ce29"/>
          <table:table-cell/>
          <table:table-cell table:style-name="ce40"/>
          <table:table-cell table:number-columns-repeated="1019"/>
        </table:table-row>
        <table:table-row table:style-name="ro1">
          <table:table-cell table:style-name="ce34"/>
          <table:table-cell/>
          <table:table-cell table:style-name="ce40"/>
          <table:table-cell table:number-columns-repeated="1019"/>
        </table:table-row>
        <table:table-row table:style-name="ro1" table:number-rows-repeated="3">
          <table:table-cell table:style-name="ce29"/>
          <table:table-cell/>
          <table:table-cell table:style-name="ce40"/>
          <table:table-cell table:number-columns-repeated="1019"/>
        </table:table-row>
        <table:table-row table:style-name="ro1">
          <table:table-cell table:style-name="ce35"/>
          <table:table-cell/>
          <table:table-cell table:style-name="ce40"/>
          <table:table-cell table:number-columns-repeated="1019"/>
        </table:table-row>
        <table:table-row table:style-name="ro1">
          <table:table-cell table:style-name="ce34"/>
          <table:table-cell/>
          <table:table-cell table:style-name="ce40"/>
          <table:table-cell table:number-columns-repeated="1019"/>
        </table:table-row>
        <table:table-row table:style-name="ro1">
          <table:table-cell table:style-name="ce36"/>
          <table:table-cell/>
          <table:table-cell table:style-name="ce40"/>
          <table:table-cell table:number-columns-repeated="1019"/>
        </table:table-row>
        <table:table-row table:style-name="ro1">
          <table:table-cell table:style-name="ce29"/>
          <table:table-cell/>
          <table:table-cell table:style-name="ce40"/>
          <table:table-cell table:number-columns-repeated="1019"/>
        </table:table-row>
        <table:table-row table:style-name="ro1">
          <table:table-cell table:style-name="ce36"/>
          <table:table-cell/>
          <table:table-cell table:style-name="ce40"/>
          <table:table-cell table:number-columns-repeated="1019"/>
        </table:table-row>
        <table:table-row table:style-name="ro1">
          <table:table-cell table:style-name="ce35"/>
          <table:table-cell/>
          <table:table-cell table:style-name="ce40"/>
          <table:table-cell table:number-columns-repeated="1019"/>
        </table:table-row>
        <table:table-row table:style-name="ro1">
          <table:table-cell table:style-name="ce34"/>
          <table:table-cell/>
          <table:table-cell table:style-name="ce40"/>
          <table:table-cell table:number-columns-repeated="1019"/>
        </table:table-row>
        <table:table-row table:style-name="ro1" table:number-rows-repeated="3">
          <table:table-cell table:style-name="ce29"/>
          <table:table-cell/>
          <table:table-cell table:style-name="ce40"/>
          <table:table-cell table:number-columns-repeated="1019"/>
        </table:table-row>
        <table:table-row table:style-name="ro1" table:number-rows-repeated="2">
          <table:table-cell table:style-name="ce34"/>
          <table:table-cell/>
          <table:table-cell table:style-name="ce40"/>
          <table:table-cell table:number-columns-repeated="1019"/>
        </table:table-row>
        <table:table-row table:style-name="ro1" table:number-rows-repeated="5">
          <table:table-cell table:style-name="ce29"/>
          <table:table-cell/>
          <table:table-cell table:style-name="ce40"/>
          <table:table-cell table:number-columns-repeated="1019"/>
        </table:table-row>
        <table:table-row table:style-name="ro1">
          <table:table-cell table:style-name="ce31"/>
          <table:table-cell/>
          <table:table-cell table:style-name="ce40"/>
          <table:table-cell table:number-columns-repeated="1019"/>
        </table:table-row>
        <table:table-row table:style-name="ro1" table:number-rows-repeated="2">
          <table:table-cell table:style-name="ce24"/>
          <table:table-cell/>
          <table:table-cell table:style-name="ce40"/>
          <table:table-cell table:number-columns-repeated="1019"/>
        </table:table-row>
        <table:table-row table:style-name="ro1">
          <table:table-cell table:style-name="ce37"/>
          <table:table-cell/>
          <table:table-cell table:style-name="ce40"/>
          <table:table-cell table:number-columns-repeated="1019"/>
        </table:table-row>
        <table:table-row table:style-name="ro1" table:number-rows-repeated="3">
          <table:table-cell table:style-name="ce38"/>
          <table:table-cell/>
          <table:table-cell table:style-name="ce40"/>
          <table:table-cell table:number-columns-repeated="1019"/>
        </table:table-row>
        <table:table-row table:style-name="ro1">
          <table:table-cell table:style-name="ce39"/>
          <table:table-cell/>
          <table:table-cell table:style-name="ce40"/>
          <table:table-cell table:number-columns-repeated="1019"/>
        </table:table-row>
        <table:table-row table:style-name="ro1">
          <table:table-cell table:style-name="ce38"/>
          <table:table-cell/>
          <table:table-cell table:style-name="ce40"/>
          <table:table-cell table:number-columns-repeated="1019"/>
        </table:table-row>
        <table:table-row table:style-name="ro1">
          <table:table-cell table:style-name="ce39"/>
          <table:table-cell/>
          <table:table-cell table:style-name="ce40"/>
          <table:table-cell table:number-columns-repeated="1019"/>
        </table:table-row>
        <table:table-row table:style-name="ro1">
          <table:table-cell table:style-name="ce38"/>
          <table:table-cell/>
          <table:table-cell table:style-name="ce40"/>
          <table:table-cell table:number-columns-repeated="1019"/>
        </table:table-row>
        <table:table-row table:style-name="ro1">
          <table:table-cell table:style-name="ce39"/>
          <table:table-cell/>
          <table:table-cell table:style-name="ce40"/>
          <table:table-cell table:number-columns-repeated="1019"/>
        </table:table-row>
        <table:table-row table:style-name="ro1" table:number-rows-repeated="2">
          <table:table-cell table:style-name="ce38"/>
          <table:table-cell/>
          <table:table-cell table:style-name="ce40"/>
          <table:table-cell table:number-columns-repeated="1019"/>
        </table:table-row>
        <table:table-row table:style-name="ro1">
          <table:table-cell table:style-name="ce39"/>
          <table:table-cell/>
          <table:table-cell table:style-name="ce40"/>
          <table:table-cell table:number-columns-repeated="1019"/>
        </table:table-row>
        <table:table-row table:style-name="ro1">
          <table:table-cell table:style-name="ce38"/>
          <table:table-cell/>
          <table:table-cell table:style-name="ce40"/>
          <table:table-cell table:number-columns-repeated="1019"/>
        </table:table-row>
        <table:table-row table:style-name="ro1">
          <table:table-cell table:style-name="ce39"/>
          <table:table-cell/>
          <table:table-cell table:style-name="ce40"/>
          <table:table-cell table:number-columns-repeated="1019"/>
        </table:table-row>
        <table:table-row table:style-name="ro1">
          <table:table-cell table:style-name="ce38"/>
          <table:table-cell/>
          <table:table-cell table:style-name="ce40"/>
          <table:table-cell table:number-columns-repeated="1019"/>
        </table:table-row>
        <table:table-row table:style-name="ro1">
          <table:table-cell table:style-name="ce39"/>
          <table:table-cell/>
          <table:table-cell table:style-name="ce40"/>
          <table:table-cell table:number-columns-repeated="1019"/>
        </table:table-row>
        <table:table-row table:style-name="ro1">
          <table:table-cell table:style-name="ce38"/>
          <table:table-cell/>
          <table:table-cell table:style-name="ce40"/>
          <table:table-cell table:number-columns-repeated="1019"/>
        </table:table-row>
        <table:table-row table:style-name="ro1">
          <table:table-cell table:style-name="ce39"/>
          <table:table-cell/>
          <table:table-cell table:style-name="ce40"/>
          <table:table-cell table:number-columns-repeated="1019"/>
        </table:table-row>
        <table:table-row table:style-name="ro1">
          <table:table-cell table:style-name="ce38"/>
          <table:table-cell/>
          <table:table-cell table:style-name="ce40"/>
          <table:table-cell table:number-columns-repeated="1019"/>
        </table:table-row>
        <table:table-row table:style-name="ro1">
          <table:table-cell table:style-name="ce39"/>
          <table:table-cell/>
          <table:table-cell table:style-name="ce40"/>
          <table:table-cell table:number-columns-repeated="1019"/>
        </table:table-row>
        <table:table-row table:style-name="ro1">
          <table:table-cell table:style-name="ce38"/>
          <table:table-cell/>
          <table:table-cell table:style-name="ce40"/>
          <table:table-cell table:number-columns-repeated="1019"/>
        </table:table-row>
        <table:table-row table:style-name="ro1">
          <table:table-cell table:style-name="ce39"/>
          <table:table-cell/>
          <table:table-cell table:style-name="ce40"/>
          <table:table-cell table:number-columns-repeated="1019"/>
        </table:table-row>
        <table:table-row table:style-name="ro1">
          <table:table-cell table:style-name="ce38"/>
          <table:table-cell/>
          <table:table-cell table:style-name="ce40"/>
          <table:table-cell table:number-columns-repeated="1019"/>
        </table:table-row>
        <table:table-row table:style-name="ro1">
          <table:table-cell table:style-name="ce39"/>
          <table:table-cell/>
          <table:table-cell table:style-name="ce40"/>
          <table:table-cell table:number-columns-repeated="1019"/>
        </table:table-row>
        <table:table-row table:style-name="ro1">
          <table:table-cell table:style-name="ce38"/>
          <table:table-cell/>
          <table:table-cell table:style-name="ce40"/>
          <table:table-cell table:number-columns-repeated="1019"/>
        </table:table-row>
      </table:table>
      <table:table table:name="OS@en" table:style-name="ta1">
        <table:table-column table:style-name="co7" table:default-cell-style-name="ce28"/>
        <table:table-column table:style-name="co8" table:default-cell-style-name="ce28"/>
        <table:table-column table:style-name="co9" table:default-cell-style-name="ce28"/>
        <table:table-column table:style-name="co10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row table:style-name="ro1">
          <table:table-cell table:style-name="ce27" office:value-type="string" calcext:value-type="string">
            <text:p>anat:os-cran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kull"@en .</text:p>
          </table:table-cell>
          <table:table-cell table:number-columns-repeated="3"/>
          <table:table-cell table:style-name="ce42"/>
        </table:table-row>
        <table:table-row table:style-name="ro1">
          <table:table-cell table:style-name="ce26" office:value-type="string" calcext:value-type="string">
            <text:p>anat:os-neurocran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ones of the neurocranium"@en .</text:p>
          </table:table-cell>
          <table:table-cell table:number-columns-repeated="3"/>
          <table:table-cell table:style-name="ce42"/>
        </table:table-row>
        <table:table-row table:style-name="ro1">
          <table:table-cell table:style-name="ce27" office:value-type="string" calcext:value-type="string">
            <text:p>anat:os-base-cran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ones of the base of skull"@en .</text:p>
          </table:table-cell>
          <table:table-cell table:number-columns-repeated="3"/>
          <table:table-cell table:style-name="ce42"/>
        </table:table-row>
        <table:table-row table:style-name="ro1">
          <table:table-cell table:style-name="ce27" office:value-type="string" calcext:value-type="string">
            <text:p>anat:os-voute-cran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ones of the cranial vault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os-face-cran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ones structuring the face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massif-faci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ones of the splanchnocranium"@en .</text:p>
          </table:table-cell>
          <table:table-cell table:style-name="ce28" office:value-type="string" calcext:value-type="string">
            <text:p>"Bones of the facial skeleton"@en .</text:p>
          </table:table-cell>
          <table:table-cell table:style-name="ce28" office:value-type="string" calcext:value-type="string">
            <text:p>"Bones of the visceral skeleton"@en .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anat:front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rontal bone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sphenoid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phenoid bone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occipu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Occipital bone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R-pariet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parietal bone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L-pariet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parietal bone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R-temp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temporal bone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L-temp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temporal bone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ethmoid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Ethmoid bone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vom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Vomer bone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R-maxi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maxillary bone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L-maxi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maxillary bone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R-palat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palatine bone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L-palat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palatine bone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R-os-lacrim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lacrimal bone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L-os-lacrim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lacrimal bone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R-cornet-nasal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inferior nasal concha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L-cornet-nasal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inferior nasal concha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R-os-nas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nasal bone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L-os-nas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nasal bone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R-ma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zygomatic bone"@en .</text:p>
          </table:table-cell>
          <table:table-cell table:style-name="ce28" office:value-type="string" calcext:value-type="string">
            <text:p>"Right malar bone"@en .</text:p>
          </table:table-cell>
          <table:table-cell table:style-name="ce28" office:value-type="string" calcext:value-type="string">
            <text:p>"Right cheekbone"@en .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anat:L-ma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zygomatic bone"@en .</text:p>
          </table:table-cell>
          <table:table-cell table:style-name="ce28" office:value-type="string" calcext:value-type="string">
            <text:p>"Left malar bone"@en .</text:p>
          </table:table-cell>
          <table:table-cell table:style-name="ce28" office:value-type="string" calcext:value-type="string">
            <text:p>"Left cheekbone"@en .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anat:mandibu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andible bone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R-osselets-oreil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Ossicles of the right ear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L-osselets-oreil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Ossicles of the left ear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R-marteau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malleus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L-marteau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malleus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R-enclum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incus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L-enclum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incus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R-etri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stapes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L-etri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stapes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R-menisque-temporo-mand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temporomandibular meniscus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L-menisque-temporo-mand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temporomandibular meniscus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os-hyoid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Hyoid bone"@en .</text:p>
          </table:table-cell>
          <table:table-cell table:number-columns-repeated="4"/>
        </table:table-row>
        <table:table-row table:style-name="ro1">
          <table:table-cell table:style-name="ce41" office:value-type="string" calcext:value-type="string">
            <text:p>anat:grande-colone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 table:number-columns-repeated="4"/>
        </table:table-row>
        <table:table-row table:style-name="ro1">
          <table:table-cell table:style-name="ce41" office:value-type="string" calcext:value-type="string">
            <text:p>anat:crane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Vertebral cranium"@en .</text:p>
          </table:table-cell>
          <table:table-cell table:number-columns-repeated="4"/>
        </table:table-row>
        <table:table-row table:style-name="ro1">
          <table:table-cell table:style-name="ce41" office:value-type="string" calcext:value-type="string">
            <text:p>anat:colone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Vertebral column"@en .</text:p>
          </table:table-cell>
          <table:table-cell table:style-name="ce28" office:value-type="string" calcext:value-type="string">
            <text:p>"Spine"@en .</text:p>
          </table:table-cell>
          <table:table-cell table:number-columns-repeated="3"/>
        </table:table-row>
        <table:table-row table:style-name="ro1">
          <table:table-cell table:style-name="ce41" office:value-type="string" calcext:value-type="string">
            <text:p>anat:cv-cervica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ervical column"@en .</text:p>
          </table:table-cell>
          <table:table-cell table:style-name="ce28" office:value-type="string" calcext:value-type="string">
            <text:p>"Cervical vertebral column"@en .</text:p>
          </table:table-cell>
          <table:table-cell table:number-columns-repeated="3"/>
        </table:table-row>
        <table:table-row table:style-name="ro1">
          <table:table-cell table:style-name="ce41" office:value-type="string" calcext:value-type="string">
            <text:p>anat:cv-thoraciq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horacic column"@en .</text:p>
          </table:table-cell>
          <table:table-cell table:style-name="ce28" office:value-type="string" calcext:value-type="string">
            <text:p>"Thoracic vertebral column"@en .</text:p>
          </table:table-cell>
          <table:table-cell table:number-columns-repeated="3"/>
        </table:table-row>
        <table:table-row table:style-name="ro1">
          <table:table-cell table:style-name="ce41" office:value-type="string" calcext:value-type="string">
            <text:p>anat:cv-lomb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umbar column"@en .</text:p>
          </table:table-cell>
          <table:table-cell table:style-name="ce28" office:value-type="string" calcext:value-type="string">
            <text:p>"Lumbar vertebral column"@en .</text:p>
          </table:table-cell>
          <table:table-cell table:number-columns-repeated="3"/>
        </table:table-row>
        <table:table-row table:style-name="ro1">
          <table:table-cell table:style-name="ce41" office:value-type="string" calcext:value-type="string">
            <text:p>anat:cv-pelvienn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lvic vertebral column"@en .</text:p>
          </table:table-cell>
          <table:table-cell table:number-columns-repeated="4"/>
        </table:table-row>
        <table:table-row table:style-name="ro1">
          <table:table-cell table:style-name="ce41" office:value-type="string" calcext:value-type="string">
            <text:p>anat:crane-vertebral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Anterior vertebral cranium"@en .</text:p>
          </table:table-cell>
          <table:table-cell table:number-columns-repeated="4"/>
        </table:table-row>
        <table:table-row table:style-name="ro1">
          <table:table-cell table:style-name="ce41" office:value-type="string" calcext:value-type="string">
            <text:p>anat:crane-vertebral-moy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iddle vertebral cranium"@en .</text:p>
          </table:table-cell>
          <table:table-cell table:number-columns-repeated="4"/>
        </table:table-row>
        <table:table-row table:style-name="ro1">
          <table:table-cell table:style-name="ce41" office:value-type="string" calcext:value-type="string">
            <text:p>anat:crane-vertebral-pos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osterior vertebral cranium"@en .</text:p>
          </table:table-cell>
          <table:table-cell table:number-columns-repeated="4"/>
        </table:table-row>
        <table:table-row table:style-name="ro1">
          <table:table-cell table:style-name="ce41" office:value-type="string" calcext:value-type="string">
            <text:p>anat:cv-cervicale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uperior cervical column"@en .</text:p>
          </table:table-cell>
          <table:table-cell table:style-name="ce28" office:value-type="string" calcext:value-type="string">
            <text:p>"Superior cervical vertebral column"@en .</text:p>
          </table:table-cell>
          <table:table-cell table:number-columns-repeated="3"/>
        </table:table-row>
        <table:table-row table:style-name="ro1">
          <table:table-cell table:style-name="ce41" office:value-type="string" calcext:value-type="string">
            <text:p>anat:cv-cervicale-moy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iddle cervical column"@en .</text:p>
          </table:table-cell>
          <table:table-cell table:style-name="ce28" office:value-type="string" calcext:value-type="string">
            <text:p>"Middle cervical vertebral column"@en .</text:p>
          </table:table-cell>
          <table:table-cell table:number-columns-repeated="3"/>
        </table:table-row>
        <table:table-row table:style-name="ro1">
          <table:table-cell table:style-name="ce41" office:value-type="string" calcext:value-type="string">
            <text:p>anat:cv-cervicale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Inferior cervical column"@en .</text:p>
          </table:table-cell>
          <table:table-cell table:style-name="ce28" office:value-type="string" calcext:value-type="string">
            <text:p>"Inferior cervical vertebral column"@en .</text:p>
          </table:table-cell>
          <table:table-cell table:number-columns-repeated="3"/>
        </table:table-row>
        <table:table-row table:style-name="ro1">
          <table:table-cell table:style-name="ce41" office:value-type="string" calcext:value-type="string">
            <text:p>anat:cv-thoraciq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uperior thoracic column"@en .</text:p>
          </table:table-cell>
          <table:table-cell table:style-name="ce28" office:value-type="string" calcext:value-type="string">
            <text:p>"Superior thoracic vertebral column"@en .</text:p>
          </table:table-cell>
          <table:table-cell table:number-columns-repeated="3"/>
        </table:table-row>
        <table:table-row table:style-name="ro1">
          <table:table-cell table:style-name="ce41" office:value-type="string" calcext:value-type="string">
            <text:p>anat:cv-thoraciq-moy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iddle thoracic column"@en .</text:p>
          </table:table-cell>
          <table:table-cell table:style-name="ce28" office:value-type="string" calcext:value-type="string">
            <text:p>"Middle thoracic vertebral column"@en .</text:p>
          </table:table-cell>
          <table:table-cell table:number-columns-repeated="3"/>
        </table:table-row>
        <table:table-row table:style-name="ro1">
          <table:table-cell table:style-name="ce41" office:value-type="string" calcext:value-type="string">
            <text:p>anat:cv-thoraciq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Inferior thoracic column"@en .</text:p>
          </table:table-cell>
          <table:table-cell table:style-name="ce28" office:value-type="string" calcext:value-type="string">
            <text:p>"Inferior thoracic vertebral column"@en .</text:p>
          </table:table-cell>
          <table:table-cell table:number-columns-repeated="3"/>
        </table:table-row>
        <table:table-row table:style-name="ro1">
          <table:table-cell table:style-name="ce41" office:value-type="string" calcext:value-type="string">
            <text:p>anat:cv-lombaire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uperior lumbar column"@en .</text:p>
          </table:table-cell>
          <table:table-cell table:style-name="ce28" office:value-type="string" calcext:value-type="string">
            <text:p>"Superior lumbar vertebral column"@en .</text:p>
          </table:table-cell>
          <table:table-cell table:number-columns-repeated="3"/>
        </table:table-row>
        <table:table-row table:style-name="ro1">
          <table:table-cell table:style-name="ce41" office:value-type="string" calcext:value-type="string">
            <text:p>anat:cv-lombaire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Inferior lumbar column"@en .</text:p>
          </table:table-cell>
          <table:table-cell table:style-name="ce28" office:value-type="string" calcext:value-type="string">
            <text:p>"Inferior lumbar vertebral column"@en .</text:p>
          </table:table-cell>
          <table:table-cell table:number-columns-repeated="3"/>
        </table:table-row>
        <table:table-row table:style-name="ro1">
          <table:table-cell table:style-name="ce41" office:value-type="string" calcext:value-type="string">
            <text:p>anat:cv-pelvienne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uperior pelvic vertebral column"@en .</text:p>
          </table:table-cell>
          <table:table-cell table:number-columns-repeated="4"/>
        </table:table-row>
        <table:table-row table:style-name="ro1">
          <table:table-cell table:style-name="ce41" office:value-type="string" calcext:value-type="string">
            <text:p>anat:cv-pelvienne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Inferior pelvic vertebral column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v-C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1 vertebra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v-C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2 vertebra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v-C3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3 vertebra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v-C4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4 vertebra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v-C5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5 vertebra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v-C6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6 vertebra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v-C7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7 vertebra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v-T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1 vertebra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v-T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2 vertebra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v-T3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3 vertebra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v-T4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4 vertebra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v-T5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5 vertebra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v-T6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6 vertebra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v-T7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7 vertebra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v-T8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8 vertebra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v-T9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9 vertebra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v-T10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10 vertebra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v-T1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11 vertebra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v-T1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12 vertebra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v-L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1 vertebra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v-L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2 vertebra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v-L3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3 vertebra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v-L4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4 vertebra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v-L5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5 vertebra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div-C2-C3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2-C3 intervertebral disc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div-C3-C4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3-C4 intervertebral disc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div-C4-C5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4-C5 intervertebral disc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div-C5-C6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5-C6 intervertebral disc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div-C6-C7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6-C7 intervertebral disc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div-C7-T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7-T1 intervertebral disc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div-T1-T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1-T2 intervertebral disc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div-T2-T3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2-T3 intervertebral disc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div-T3-T4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3-T4 intervertebral disc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div-T4-T5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4-T5 intervertebral disc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div-T5-T6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5-T6 intervertebral disc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div-T6-T7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6-T7 intervertebral disc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div-T7-T8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7-T8 intervertebral disc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div-T8-T9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8-T9 intervertebral disc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div-T9-T10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9-T10 intervertebral disc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div-T10-T1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10-T11 intervertebral disc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div-T11-T1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11-T12 intervertebral disc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div-T12-L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12-L1 intervertebral disc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div-L1-L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1-L2 intervertebral disc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div-L2-L3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2-L3 intervertebral disc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div-L3-L4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3-L4 intervertebral disc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div-L4-L5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4-L5 intervertebral disc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div-L5-S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5-S1 intervertebral disc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div-S5-Co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5-Co intervertebral disc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cage-thoraci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b cage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R-cage-thoraci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rib cage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L-cage-thoraci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rib cage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cage-thoracique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uperior rib cage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R-cage-thoracique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superior rib cage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L-cage-thoracique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superior rib cage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cage-thoracique-moy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iddle rib cage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R-cage-thoracique-moy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middle rib cage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L-cage-thoracique-moy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middle rib cage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cage-thoracique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Inferior rib cage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R-cage-thoracique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inferior rib cage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L-cage-thoracique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inferior rib cage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sternum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ternum"@en .</text:p>
          </table:table-cell>
          <table:table-cell table:style-name="ce28" office:value-type="string" calcext:value-type="string">
            <text:p>"Breastbone"@en .</text:p>
          </table:table-cell>
          <table:table-cell table:number-columns-repeated="3"/>
        </table:table-row>
        <table:table-row table:style-name="ro1">
          <table:table-cell table:style-name="ce27" office:value-type="string" calcext:value-type="string">
            <text:p>anat:R-cote-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1st rib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R-cote-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2nd rib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R-cote-3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3rd rib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R-cote-4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4th rib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R-cote-5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5th rib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R-cote-6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6th rib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R-cote-7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7th rib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R-cote-8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8th rib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R-cote-9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9th rib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R-cote-10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10th rib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R-cote-1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11th rib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R-cote-1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12th rib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L-cote-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1st rib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L-cote-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2nd rib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L-cote-3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3rd rib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L-cote-4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4th rib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L-cote-5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5th rib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L-cote-6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6th rib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L-cote-7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7th rib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L-cote-8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8th rib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L-cote-9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9th rib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L-cote-10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10th rib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L-cote-1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11th rib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L-cote-1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12th rib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R-carti-costal-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1st costal cartilage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R-carti-costal-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2nd costal cartilage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R-carti-costal-3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3rd costal cartilage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R-carti-costal-4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4th costal cartilage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R-carti-costal-5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5th costal cartilage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R-carti-costal-6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6th costal cartilage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R-carti-costal-7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7th costal cartilage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R-carti-costal-8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8th costal cartilage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R-carti-costal-9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9th costal cartilage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R-carti-costal-10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10th costal cartilage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L-carti-costal-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1st costal cartilage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L-carti-costal-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2nd costal cartilage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L-carti-costal-3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3rd costal cartilage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L-carti-costal-4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4th costal cartilage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L-carti-costal-5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5th costal cartilage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L-carti-costal-6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6th costal cartilage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L-carti-costal-7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7th costal cartilage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L-carti-costal-8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8th costal cartilage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L-carti-costal-9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9th costal cartilage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L-carti-costal-10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10th costal cartilage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pelvis-osse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lvis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sacrum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acrum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v-S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1st sacral vertabra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v-S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2nd sacral vertabra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v-S3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3rd sacral vertabra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v-S4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4th sacral vertabra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v-S5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5th sacral vertabra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coccy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occyx"@en .</text:p>
          </table:table-cell>
          <table:table-cell office:value-type="string" calcext:value-type="string">
            <text:p>"Tailbone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disque-interpubie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Interpubic disc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ilia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hip bone"@en .</text:p>
          </table:table-cell>
          <table:table-cell office:value-type="string" calcext:value-type="string">
            <text:p>"Right pelvic bone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R-femu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femur"@en .</text:p>
          </table:table-cell>
          <table:table-cell office:value-type="string" calcext:value-type="string">
            <text:p>"Right thigh bone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R-patell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patella"@en .</text:p>
          </table:table-cell>
          <table:table-cell table:style-name="ce28" office:value-type="string" calcext:value-type="string">
            <text:p>"Right kneecap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R-tibi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tibia"@en .</text:p>
          </table:table-cell>
          <table:table-cell office:value-type="string" calcext:value-type="string">
            <text:p>"Right shinbone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R-fibul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fibula"@en .</text:p>
          </table:table-cell>
          <table:table-cell table:style-name="ce28" office:value-type="string" calcext:value-type="string">
            <text:p>"Right calf bone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R-talu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talus bone"@en .</text:p>
          </table:table-cell>
          <table:table-cell office:value-type="string" calcext:value-type="string">
            <text:p>"Right ankle bone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R-calc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calcaneus bone"@en .</text:p>
          </table:table-cell>
          <table:table-cell office:value-type="string" calcext:value-type="string">
            <text:p>"Right heel bone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R-nav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navicular bon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cubo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cuboid bon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cune-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medial cuneiform bon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cune-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middle cuneiform bon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cune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lateral cuneiform bon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metaT-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1st metatarsal bone"@en .</text:p>
          </table:table-cell>
          <table:table-cell office:value-type="string" calcext:value-type="string">
            <text:p>"Right 1st metatarsus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R-metaT-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2nd metatarsal bone"@en .</text:p>
          </table:table-cell>
          <table:table-cell office:value-type="string" calcext:value-type="string">
            <text:p>"Right 2nd metatarsus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R-metaT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3rd metatarsal bone"@en .</text:p>
          </table:table-cell>
          <table:table-cell office:value-type="string" calcext:value-type="string">
            <text:p>"Right 3rd metatarsus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R-metaT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4th metatarsal bone"@en .</text:p>
          </table:table-cell>
          <table:table-cell office:value-type="string" calcext:value-type="string">
            <text:p>"Right 4th metatarsus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R-metaT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5th metatarsal bone"@en .</text:p>
          </table:table-cell>
          <table:table-cell office:value-type="string" calcext:value-type="string">
            <text:p>"Right 5th metatarsus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R-halux-sesamoide-la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ateral sesamoid bone of the right hallux"@en .</text:p>
          </table:table-cell>
          <table:table-cell table:style-name="ce28" office:value-type="string" calcext:value-type="string">
            <text:p>"Lateral sesamoid bone of the right 1st toe"@en .</text:p>
          </table:table-cell>
          <table:table-cell table:style-name="ce28" office:value-type="string" calcext:value-type="string">
            <text:p>"Lateral sesamoid bone of the right foot"@en 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at:R-halux-sesamoide-m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edial sesamoid bone of the right hallux"@en .</text:p>
          </table:table-cell>
          <table:table-cell table:style-name="ce28" office:value-type="string" calcext:value-type="string">
            <text:p>"Medial sesamoid bone of the right 1st toe"@en .</text:p>
          </table:table-cell>
          <table:table-cell table:style-name="ce28" office:value-type="string" calcext:value-type="string">
            <text:p>"Medial sesamoid bone of the right foot"@en 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at:R-pied-phal-proxi-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roximal phalanx of the right hallux"@en .</text:p>
          </table:table-cell>
          <table:table-cell table:style-name="ce28" office:value-type="string" calcext:value-type="string">
            <text:p>"Proximal phalanx of the right 1st toe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R-pied-phal-dist-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Distal phalanx of the right hallux"@en .</text:p>
          </table:table-cell>
          <table:table-cell table:style-name="ce28" office:value-type="string" calcext:value-type="string">
            <text:p>"Distal phalanx of the right 1st toe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R-pied-phal-proxi-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roximal phalanx of the right 2nd to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pied-phal-moy-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Intermediate phalanx of the right 2nd to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pied-phal-dist-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Distal phalanx of the right 2nd to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pied-phal-proxi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roximal phalanx of the right 3rd to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pied-phal-moy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Intermediate phalanx of the right 3rd to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pied-phal-dist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Distal phalanx of the right 3rd to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pied-phal-proxi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roximal phalanx of the right 4th to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pied-phal-moy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Intermediate phalanx of the right 4th to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pied-phal-dist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Distal phalanx of the right 4th to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pied-phal-proxi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roximal phalanx of the right 5th to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pied-phal-moy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Intermediate phalanx of the right 5th to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pied-phal-dist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Distal phalanx of the right 5th toe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R-os-tars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tarsus"@en .</text:p>
          </table:table-cell>
          <table:table-cell table:style-name="ce28" office:value-type="string" calcext:value-type="string">
            <text:p>"Right tarsal bones"@en .</text:p>
          </table:table-cell>
          <table:table-cell table:number-columns-repeated="3"/>
        </table:table-row>
        <table:table-row table:style-name="ro1">
          <table:table-cell table:style-name="ce27" office:value-type="string" calcext:value-type="string">
            <text:p>anat:R-tarse-pos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posterior tarsus"@en .</text:p>
          </table:table-cell>
          <table:table-cell table:style-name="ce28" office:value-type="string" calcext:value-type="string">
            <text:p>"Right posterior tarsal bones"@en .</text:p>
          </table:table-cell>
          <table:table-cell table:number-columns-repeated="3"/>
        </table:table-row>
        <table:table-row table:style-name="ro1">
          <table:table-cell table:style-name="ce27" office:value-type="string" calcext:value-type="string">
            <text:p>anat:R-tarse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anterior tarsus"@en .</text:p>
          </table:table-cell>
          <table:table-cell table:style-name="ce28" office:value-type="string" calcext:value-type="string">
            <text:p>"Right anterior tarsal bones"@en .</text:p>
          </table:table-cell>
          <table:table-cell table:number-columns-repeated="3"/>
        </table:table-row>
        <table:table-row table:style-name="ro1">
          <table:table-cell table:style-name="ce27" office:value-type="string" calcext:value-type="string">
            <text:p>anat:R-meta-tars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metatarsus"@en .</text:p>
          </table:table-cell>
          <table:table-cell table:style-name="ce28" office:value-type="string" calcext:value-type="string">
            <text:p>"Right metatarsal bones"@en .</text:p>
          </table:table-cell>
          <table:table-cell table:number-columns-repeated="3"/>
        </table:table-row>
        <table:table-row table:style-name="ro1">
          <table:table-cell table:style-name="ce27" office:value-type="string" calcext:value-type="string">
            <text:p>anat:R-pied-os-sesamoid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samoid bones of the right hallux"@en .</text:p>
          </table:table-cell>
          <table:table-cell table:style-name="ce28" office:value-type="string" calcext:value-type="string">
            <text:p>"Sesamoid bones of the right 1st toe"@en .</text:p>
          </table:table-cell>
          <table:table-cell table:style-name="ce28" office:value-type="string" calcext:value-type="string">
            <text:p>"Sesamoid bones of the right foot"@en .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anat:R-pied-phalang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halanges of the right foot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R-pied-phalanges-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halanges of the right hallux"@en .</text:p>
          </table:table-cell>
          <table:table-cell table:style-name="ce28" office:value-type="string" calcext:value-type="string">
            <text:p>"Phalanges of the right 1st toe"@en .</text:p>
          </table:table-cell>
          <table:table-cell table:number-columns-repeated="3"/>
        </table:table-row>
        <table:table-row table:style-name="ro1">
          <table:table-cell table:style-name="ce27" office:value-type="string" calcext:value-type="string">
            <text:p>anat:R-pied-phalanges-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halanges of the right 2nd toe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R-pied-phalanges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halanges of the right 3rd toe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R-pied-phalanges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halanges of the right 4th toe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R-pied-phalanges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halanges of the right 5th toe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R-os-arche-i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ones of the medial arch of the right foot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R-os-arche-ex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ones of the lateral arch of the right foot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labrum-acetab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acetabular labrum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tibia-menisque-m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edial meniscus of the right tibia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tibia-menisque-la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ateral meniscus of the right tibia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ilia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hip bone"@en .</text:p>
          </table:table-cell>
          <table:table-cell office:value-type="string" calcext:value-type="string">
            <text:p>"Left pelvic bone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L-femu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femur"@en .</text:p>
          </table:table-cell>
          <table:table-cell office:value-type="string" calcext:value-type="string">
            <text:p>"Left thigh bone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L-patell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patella"@en .</text:p>
          </table:table-cell>
          <table:table-cell table:style-name="ce28" office:value-type="string" calcext:value-type="string">
            <text:p>"Left kneecap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L-tibi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tibia"@en .</text:p>
          </table:table-cell>
          <table:table-cell office:value-type="string" calcext:value-type="string">
            <text:p>"Left shinbone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L-fibul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fibula"@en .</text:p>
          </table:table-cell>
          <table:table-cell table:style-name="ce28" office:value-type="string" calcext:value-type="string">
            <text:p>"Left calf bone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L-talu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talus bone"@en .</text:p>
          </table:table-cell>
          <table:table-cell office:value-type="string" calcext:value-type="string">
            <text:p>"Left ankle bone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L-calc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calcaneus bone"@en .</text:p>
          </table:table-cell>
          <table:table-cell office:value-type="string" calcext:value-type="string">
            <text:p>"Left heel bone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L-nav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navicular bon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cubo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cuboid bon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cune-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medial cuneiform bon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cune-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middle cuneiform bon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cune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lateral cuneiform bon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metaT-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1st metatarsal bone"@en .</text:p>
          </table:table-cell>
          <table:table-cell office:value-type="string" calcext:value-type="string">
            <text:p>"Left 1st metatarsus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L-metaT-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2nd metatarsal bone"@en .</text:p>
          </table:table-cell>
          <table:table-cell office:value-type="string" calcext:value-type="string">
            <text:p>"Left 2nd metatarsus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L-metaT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3rd metatarsal bone"@en .</text:p>
          </table:table-cell>
          <table:table-cell office:value-type="string" calcext:value-type="string">
            <text:p>"Left 3rd metatarsus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L-metaT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4th metatarsal bone"@en .</text:p>
          </table:table-cell>
          <table:table-cell office:value-type="string" calcext:value-type="string">
            <text:p>"Left 4th metatarsus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L-metaT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5th metatarsal bone"@en .</text:p>
          </table:table-cell>
          <table:table-cell office:value-type="string" calcext:value-type="string">
            <text:p>"Left 5th metatarsus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L-halux-sesamoide-la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ateral sesamoid bone of the left hallux"@en .</text:p>
          </table:table-cell>
          <table:table-cell table:style-name="ce28" office:value-type="string" calcext:value-type="string">
            <text:p>"Lateral sesamoid bone of the left 1st toe"@en .</text:p>
          </table:table-cell>
          <table:table-cell table:style-name="ce28" office:value-type="string" calcext:value-type="string">
            <text:p>"Lateral sesamoid bone of the left foot"@en 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at:L-halux-sesamoide-m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edial sesamoid bone of the left hallux"@en .</text:p>
          </table:table-cell>
          <table:table-cell table:style-name="ce28" office:value-type="string" calcext:value-type="string">
            <text:p>"Medial sesamoid bone of the left 1st toe"@en .</text:p>
          </table:table-cell>
          <table:table-cell table:style-name="ce28" office:value-type="string" calcext:value-type="string">
            <text:p>"Medial sesamoid bone of the left foot"@en 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at:L-pied-phal-proxi-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roximal phalanx of the left hallux"@en .</text:p>
          </table:table-cell>
          <table:table-cell table:style-name="ce28" office:value-type="string" calcext:value-type="string">
            <text:p>"Proximal phalanx of the left 1st toe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L-pied-phal-dist-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Distal phalanx of the left hallux"@en .</text:p>
          </table:table-cell>
          <table:table-cell table:style-name="ce28" office:value-type="string" calcext:value-type="string">
            <text:p>"Distal phalanx of the left 1st toe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L-pied-phal-proxi-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roximal phalanx of the left 2nd to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pied-phal-moy-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Intermediate phalanx of the left 2nd to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pied-phal-dist-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Distal phalanx of the left 2nd to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pied-phal-proxi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roximal phalanx of the left 3rd to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pied-phal-moy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Intermediate phalanx of the left 3rd to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pied-phal-dist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Distal phalanx of the left 3rd to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pied-phal-proxi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roximal phalanx of the left 4th to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pied-phal-moy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Intermediate phalanx of the left 4th to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pied-phal-dist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Distal phalanx of the left 4th to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pied-phal-proxi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roximal phalanx of the left 5th to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pied-phal-moy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Intermediate phalanx of the left 5th to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pied-phal-dist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Distal phalanx of the left 5th toe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L-os-tars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tarsus"@en .</text:p>
          </table:table-cell>
          <table:table-cell table:style-name="ce28" office:value-type="string" calcext:value-type="string">
            <text:p>"Left tarsal bones"@en .</text:p>
          </table:table-cell>
          <table:table-cell table:number-columns-repeated="3"/>
        </table:table-row>
        <table:table-row table:style-name="ro1">
          <table:table-cell table:style-name="ce27" office:value-type="string" calcext:value-type="string">
            <text:p>anat:L-tarse-pos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posterior tarsus"@en .</text:p>
          </table:table-cell>
          <table:table-cell table:style-name="ce28" office:value-type="string" calcext:value-type="string">
            <text:p>"Left posterior tarsal bones"@en .</text:p>
          </table:table-cell>
          <table:table-cell table:number-columns-repeated="3"/>
        </table:table-row>
        <table:table-row table:style-name="ro1">
          <table:table-cell table:style-name="ce27" office:value-type="string" calcext:value-type="string">
            <text:p>anat:L-tarse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anterior tarsus"@en .</text:p>
          </table:table-cell>
          <table:table-cell table:style-name="ce28" office:value-type="string" calcext:value-type="string">
            <text:p>"Left anterior tarsal bones"@en .</text:p>
          </table:table-cell>
          <table:table-cell table:number-columns-repeated="3"/>
        </table:table-row>
        <table:table-row table:style-name="ro1">
          <table:table-cell table:style-name="ce27" office:value-type="string" calcext:value-type="string">
            <text:p>anat:L-meta-tars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metatarsus"@en .</text:p>
          </table:table-cell>
          <table:table-cell table:style-name="ce28" office:value-type="string" calcext:value-type="string">
            <text:p>"Left metatarsal bones"@en .</text:p>
          </table:table-cell>
          <table:table-cell table:number-columns-repeated="3"/>
        </table:table-row>
        <table:table-row table:style-name="ro1">
          <table:table-cell table:style-name="ce27" office:value-type="string" calcext:value-type="string">
            <text:p>anat:L-pied-os-sesamoid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samoid bones of the left hallux"@en .</text:p>
          </table:table-cell>
          <table:table-cell table:style-name="ce28" office:value-type="string" calcext:value-type="string">
            <text:p>"Sesamoid bones of the left 1st toe"@en .</text:p>
          </table:table-cell>
          <table:table-cell table:style-name="ce28" office:value-type="string" calcext:value-type="string">
            <text:p>"Sesamoid bones of the left foot"@en .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anat:L-pied-phalang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halanges of the left foot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L-pied-phalanges-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halanges of the left hallux"@en .</text:p>
          </table:table-cell>
          <table:table-cell table:style-name="ce28" office:value-type="string" calcext:value-type="string">
            <text:p>"Phalanges of the left 1st toe"@en .</text:p>
          </table:table-cell>
          <table:table-cell table:number-columns-repeated="3"/>
        </table:table-row>
        <table:table-row table:style-name="ro1">
          <table:table-cell table:style-name="ce27" office:value-type="string" calcext:value-type="string">
            <text:p>anat:L-pied-phalanges-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halanges of the left 2nd toe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L-pied-phalanges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halanges of the left 3rd toe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L-pied-phalanges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halanges of the left 4th toe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L-pied-phalanges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halanges of the left 5th toe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L-os-arche-i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ones of the medial arch of the left foot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L-os-arche-ex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ones of the lateral arch of the left foot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labrum-acetab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acetabular labrum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tibia-menisque-m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edial meniscus of the left tibia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tibia-menisque-la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ateral meniscus of the left tibia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clavicu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clavicle"@en .</text:p>
          </table:table-cell>
          <table:table-cell table:style-name="ce28" office:value-type="string" calcext:value-type="string">
            <text:p>"Right collarbone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R-scapul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scapula"@en .</text:p>
          </table:table-cell>
          <table:table-cell table:style-name="ce28" office:value-type="string" calcext:value-type="string">
            <text:p>"Right shoulder blade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R-humeru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humerus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radiu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radius"@en .</text:p>
          </table:table-cell>
          <table:table-cell table:style-name="ce28" office:value-type="string" calcext:value-type="string">
            <text:p>"Right radial bone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R-uln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ulna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scaphoid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scaphoid bon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lunatum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lunate bon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triquetrum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triquetrum"@en .</text:p>
          </table:table-cell>
          <table:table-cell table:style-name="ce28" office:value-type="string" calcext:value-type="string">
            <text:p>"Right triquetral bone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R-pisiform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pisiform bon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hamatum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hamate bon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capitatum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capitate bon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trapezoid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trapezoid bon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trapez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trapezium bon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metaC-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1st metacarpal bone"@en .</text:p>
          </table:table-cell>
          <table:table-cell office:value-type="string" calcext:value-type="string">
            <text:p>"Right 1st metacarpus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R-metaC-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2nd metacarpal bone"@en .</text:p>
          </table:table-cell>
          <table:table-cell office:value-type="string" calcext:value-type="string">
            <text:p>"Right 2nd metacarpus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R-metaC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3rd metacarpal bone"@en .</text:p>
          </table:table-cell>
          <table:table-cell office:value-type="string" calcext:value-type="string">
            <text:p>"Right 3rd metacarpus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R-metaC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4th metacarpal bone"@en .</text:p>
          </table:table-cell>
          <table:table-cell office:value-type="string" calcext:value-type="string">
            <text:p>"Right 4th metacarpus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R-metaC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5th metacarpal bone"@en .</text:p>
          </table:table-cell>
          <table:table-cell office:value-type="string" calcext:value-type="string">
            <text:p>"Right 5th metacarpus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R-pouce-sesamoide-la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ateral sesamoid bone of the right thumb"@en .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string" calcext:value-type="string">
            <text:p>anat:R-pouce-sesamoide-m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edial sesamoid bone of the right thumb"@en .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string" calcext:value-type="string">
            <text:p>anat:R-main-phal-proxi-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roximal phalanx of the right thumb"@en .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string" calcext:value-type="string">
            <text:p>anat:R-main-phal-dist-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Distal phalanx of the right thumb"@en .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string" calcext:value-type="string">
            <text:p>anat:R-main-phal-proxi-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roximal phalanx of the right index"@en .</text:p>
          </table:table-cell>
          <table:table-cell table:style-name="ce28" office:value-type="string" calcext:value-type="string">
            <text:p>"Proximal phalanx of the right 2nd finger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R-main-phal-moy-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Intermediate phalanx of the right index"@en .</text:p>
          </table:table-cell>
          <table:table-cell table:style-name="ce28" office:value-type="string" calcext:value-type="string">
            <text:p>"Intermediate phalanx of the right 2nd finger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R-main-phal-dist-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Distal phalanx of the right index"@en .</text:p>
          </table:table-cell>
          <table:table-cell table:style-name="ce28" office:value-type="string" calcext:value-type="string">
            <text:p>"Distal phalanx of the right 2nd finger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R-main-phal-proxi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roximal phalanx of the right middle finger"@en .</text:p>
          </table:table-cell>
          <table:table-cell table:style-name="ce28" office:value-type="string" calcext:value-type="string">
            <text:p>"Proximal phalanx of the right 3rd finger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R-main-phal-moy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Intermediate phalanx of the right middle finger"@en .</text:p>
          </table:table-cell>
          <table:table-cell table:style-name="ce28" office:value-type="string" calcext:value-type="string">
            <text:p>"Intermediate phalanx of the right 3rd finger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R-main-phal-dist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Distal phalanx of the right middle finger"@en .</text:p>
          </table:table-cell>
          <table:table-cell table:style-name="ce28" office:value-type="string" calcext:value-type="string">
            <text:p>"Distal phalanx of the right 3rd finger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R-main-phal-proxi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roximal phalanx of the right ring finger"@en .</text:p>
          </table:table-cell>
          <table:table-cell table:style-name="ce28" office:value-type="string" calcext:value-type="string">
            <text:p>"Proximal phalanx of the right 4th finger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R-main-phal-moy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Intermediate phalanx of the right ring finger"@en .</text:p>
          </table:table-cell>
          <table:table-cell table:style-name="ce28" office:value-type="string" calcext:value-type="string">
            <text:p>"Intermediate phalanx of the right 4th finger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R-main-phal-dist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Distal phalanx of the right ring finger"@en .</text:p>
          </table:table-cell>
          <table:table-cell table:style-name="ce28" office:value-type="string" calcext:value-type="string">
            <text:p>"Distal phalanx of the right 4th finger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R-main-phal-proxi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roximal phalanx of the right little finger"@en .</text:p>
          </table:table-cell>
          <table:table-cell table:style-name="ce28" office:value-type="string" calcext:value-type="string">
            <text:p>"Proximal phalanx of the right 5th finger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R-main-phal-moy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Intermediate phalanx of the right little finger"@en .</text:p>
          </table:table-cell>
          <table:table-cell table:style-name="ce28" office:value-type="string" calcext:value-type="string">
            <text:p>"Intermediate phalanx of the right 5th finger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R-main-phal-dist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Distal phalanx of the right little finger"@en .</text:p>
          </table:table-cell>
          <table:table-cell table:style-name="ce28" office:value-type="string" calcext:value-type="string">
            <text:p>"Distal phalanx of the right 5th finger"@en .</text:p>
          </table:table-cell>
          <table:table-cell table:number-columns-repeated="3"/>
        </table:table-row>
        <table:table-row table:style-name="ro1">
          <table:table-cell table:style-name="ce27" office:value-type="string" calcext:value-type="string">
            <text:p>anat:R-os-carp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carpus"@en .</text:p>
          </table:table-cell>
          <table:table-cell table:style-name="ce28" office:value-type="string" calcext:value-type="string">
            <text:p>"Right carpal bones"@en .</text:p>
          </table:table-cell>
          <table:table-cell table:number-columns-repeated="3"/>
        </table:table-row>
        <table:table-row table:style-name="ro1">
          <table:table-cell table:style-name="ce27" office:value-type="string" calcext:value-type="string">
            <text:p>anat:R-os-carpe-comparti-m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edial compartment of the right carpus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R-os-carpe-comparti-la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ateral compartment of the right carpus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R-1e-rangee-carp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roximal row of the right carpus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R-2e-rangee-carp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Distal row of the right carpus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R-meta-carp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carpus"@en .</text:p>
          </table:table-cell>
          <table:table-cell table:style-name="ce28" office:value-type="string" calcext:value-type="string">
            <text:p>"Right carpal bones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R-main-os-sesamoid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samoid bones of the right thumb"@en .</text:p>
          </table:table-cell>
          <table:table-cell table:style-name="ce28"/>
          <table:table-cell table:number-columns-repeated="3"/>
        </table:table-row>
        <table:table-row table:style-name="ro1">
          <table:table-cell table:style-name="ce27" office:value-type="string" calcext:value-type="string">
            <text:p>anat:R-main-phalang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halanges of the right hand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R-main-phalanges-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halanges of the right thumb"@en .</text:p>
          </table:table-cell>
          <table:table-cell table:style-name="ce28" office:value-type="string" calcext:value-type="string">
            <text:p>"Phalanges of the right 1st finger"@en .</text:p>
          </table:table-cell>
          <table:table-cell table:number-columns-repeated="3"/>
        </table:table-row>
        <table:table-row table:style-name="ro1">
          <table:table-cell table:style-name="ce27" office:value-type="string" calcext:value-type="string">
            <text:p>anat:R-main-phalanges-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halanges of the right index"@en .</text:p>
          </table:table-cell>
          <table:table-cell table:style-name="ce28" office:value-type="string" calcext:value-type="string">
            <text:p>"Phalanges of the right 2nd finger"@en .</text:p>
          </table:table-cell>
          <table:table-cell table:number-columns-repeated="3"/>
        </table:table-row>
        <table:table-row table:style-name="ro1">
          <table:table-cell table:style-name="ce27" office:value-type="string" calcext:value-type="string">
            <text:p>anat:R-main-phalanges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halanges of the right middle finger"@en .</text:p>
          </table:table-cell>
          <table:table-cell table:style-name="ce28" office:value-type="string" calcext:value-type="string">
            <text:p>"Phalanges of the right 3rd finger"@en .</text:p>
          </table:table-cell>
          <table:table-cell table:number-columns-repeated="3"/>
        </table:table-row>
        <table:table-row table:style-name="ro1">
          <table:table-cell table:style-name="ce27" office:value-type="string" calcext:value-type="string">
            <text:p>anat:R-main-phalanges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halanges of the right ring finger"@en .</text:p>
          </table:table-cell>
          <table:table-cell table:style-name="ce28" office:value-type="string" calcext:value-type="string">
            <text:p>"Phalanges of the right 4th finger"@en .</text:p>
          </table:table-cell>
          <table:table-cell table:number-columns-repeated="3"/>
        </table:table-row>
        <table:table-row table:style-name="ro1">
          <table:table-cell table:style-name="ce27" office:value-type="string" calcext:value-type="string">
            <text:p>anat:R-main-phalanges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halanges of the right little finger"@en .</text:p>
          </table:table-cell>
          <table:table-cell table:style-name="ce28" office:value-type="string" calcext:value-type="string">
            <text:p>"Phalanges of the right 5th finger"@en .</text:p>
          </table:table-cell>
          <table:table-cell table:number-columns-repeated="3"/>
        </table:table-row>
        <table:table-row table:style-name="ro1">
          <table:table-cell table:style-name="ce27" office:value-type="string" calcext:value-type="string">
            <text:p>anat:R-menisque-ulno-carpie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ulnocarpal meniscus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clavicu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clavicle"@en .</text:p>
          </table:table-cell>
          <table:table-cell table:style-name="ce28" office:value-type="string" calcext:value-type="string">
            <text:p>"Left collarbone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L-scapul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scapula"@en .</text:p>
          </table:table-cell>
          <table:table-cell table:style-name="ce28" office:value-type="string" calcext:value-type="string">
            <text:p>"Left shoulder blade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L-humeru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humerus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radiu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radius"@en .</text:p>
          </table:table-cell>
          <table:table-cell table:style-name="ce28" office:value-type="string" calcext:value-type="string">
            <text:p>"Left radial bone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L-uln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ulna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scaphoid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scaphoid bon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lunatum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lunate bon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triquetrum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triquetrum"@en .</text:p>
          </table:table-cell>
          <table:table-cell table:style-name="ce28" office:value-type="string" calcext:value-type="string">
            <text:p>"Left triquetral bone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L-pisiform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pisiform bon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hamatum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hamate bon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capitatum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capitate bon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trapezoid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trapezoid bon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trapez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trapezium bon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metaC-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1st metacarpal bone"@en .</text:p>
          </table:table-cell>
          <table:table-cell office:value-type="string" calcext:value-type="string">
            <text:p>"Left 1st metacarpus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L-metaC-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2nd metacarpal bone"@en .</text:p>
          </table:table-cell>
          <table:table-cell office:value-type="string" calcext:value-type="string">
            <text:p>"Left 2nd metacarpus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L-metaC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3rd metacarpal bone"@en .</text:p>
          </table:table-cell>
          <table:table-cell office:value-type="string" calcext:value-type="string">
            <text:p>"Left 3rd metacarpus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L-metaC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4th metacarpal bone"@en .</text:p>
          </table:table-cell>
          <table:table-cell office:value-type="string" calcext:value-type="string">
            <text:p>"Left 4th metacarpus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L-metaC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5th metacarpal bone"@en .</text:p>
          </table:table-cell>
          <table:table-cell office:value-type="string" calcext:value-type="string">
            <text:p>"Left 5th metacarpus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L-pouce-sesamoide-la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ateral sesamoid bone of the left thumb"@en .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string" calcext:value-type="string">
            <text:p>anat:L-pouce-sesamoide-m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edial sesamoid bone of the left thumb"@en .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string" calcext:value-type="string">
            <text:p>anat:L-main-phal-proxi-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roximal phalanx of the left thumb"@en .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string" calcext:value-type="string">
            <text:p>anat:L-main-phal-dist-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Distal phalanx of the left thumb"@en .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string" calcext:value-type="string">
            <text:p>anat:L-main-phal-proxi-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roximal phalanx of the left index"@en .</text:p>
          </table:table-cell>
          <table:table-cell table:style-name="ce28" office:value-type="string" calcext:value-type="string">
            <text:p>"Proximal phalanx of the left 2nd finger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L-main-phal-moy-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Intermediate phalanx of the left index"@en .</text:p>
          </table:table-cell>
          <table:table-cell table:style-name="ce28" office:value-type="string" calcext:value-type="string">
            <text:p>"Intermediate phalanx of the left 2nd finger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L-main-phal-dist-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Distal phalanx of the left index"@en .</text:p>
          </table:table-cell>
          <table:table-cell table:style-name="ce28" office:value-type="string" calcext:value-type="string">
            <text:p>"Distal phalanx of the left 2nd finger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L-main-phal-proxi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roximal phalanx of the left middle finger"@en .</text:p>
          </table:table-cell>
          <table:table-cell table:style-name="ce28" office:value-type="string" calcext:value-type="string">
            <text:p>"Proximal phalanx of the left 3rd finger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L-main-phal-moy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Intermediate phalanx of the left middle finger"@en .</text:p>
          </table:table-cell>
          <table:table-cell table:style-name="ce28" office:value-type="string" calcext:value-type="string">
            <text:p>"Intermediate phalanx of the left 3rd finger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L-main-phal-dist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Distal phalanx of the left middle finger"@en .</text:p>
          </table:table-cell>
          <table:table-cell table:style-name="ce28" office:value-type="string" calcext:value-type="string">
            <text:p>"Distal phalanx of the left 3rd finger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L-main-phal-proxi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roximal phalanx of the left ring finger"@en .</text:p>
          </table:table-cell>
          <table:table-cell table:style-name="ce28" office:value-type="string" calcext:value-type="string">
            <text:p>"Proximal phalanx of the left 4th finger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L-main-phal-moy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Intermediate phalanx of the left ring finger"@en .</text:p>
          </table:table-cell>
          <table:table-cell table:style-name="ce28" office:value-type="string" calcext:value-type="string">
            <text:p>"Intermediate phalanx of the left 4th finger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L-main-phal-dist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Distal phalanx of the left ring finger"@en .</text:p>
          </table:table-cell>
          <table:table-cell table:style-name="ce28" office:value-type="string" calcext:value-type="string">
            <text:p>"Distal phalanx of the left 4th finger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L-main-phal-proxi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roximal phalanx of the left little finger"@en .</text:p>
          </table:table-cell>
          <table:table-cell table:style-name="ce28" office:value-type="string" calcext:value-type="string">
            <text:p>"Proximal phalanx of the left 5th finger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L-main-phal-moy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Intermediate phalanx of the left little finger"@en .</text:p>
          </table:table-cell>
          <table:table-cell table:style-name="ce28" office:value-type="string" calcext:value-type="string">
            <text:p>"Intermediate phalanx of the left 5th finger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L-main-phal-dist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Distal phalanx of the left little finger"@en .</text:p>
          </table:table-cell>
          <table:table-cell table:style-name="ce28" office:value-type="string" calcext:value-type="string">
            <text:p>"Distal phalanx of the left 5th finger"@en .</text:p>
          </table:table-cell>
          <table:table-cell table:number-columns-repeated="3"/>
        </table:table-row>
        <table:table-row table:style-name="ro1">
          <table:table-cell table:style-name="ce27" office:value-type="string" calcext:value-type="string">
            <text:p>anat:L-os-carp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carpus"@en .</text:p>
          </table:table-cell>
          <table:table-cell table:style-name="ce28" office:value-type="string" calcext:value-type="string">
            <text:p>"Left carpal bones"@en .</text:p>
          </table:table-cell>
          <table:table-cell table:number-columns-repeated="3"/>
        </table:table-row>
        <table:table-row table:style-name="ro1">
          <table:table-cell table:style-name="ce27" office:value-type="string" calcext:value-type="string">
            <text:p>anat:L-1e-rangee-carp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edial compartment of the left carpus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L-2e-rangee-carp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ateral compartment of the left carpus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L-os-carpe-comparti-m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roximal row of the left carpus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L-os-carpe-comparti-la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Distal row of the left carpus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L-meta-carp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carpus"@en .</text:p>
          </table:table-cell>
          <table:table-cell table:style-name="ce28" office:value-type="string" calcext:value-type="string">
            <text:p>"Left carpal bones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L-main-os-sesamoid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samoid bones of the left thumb"@en .</text:p>
          </table:table-cell>
          <table:table-cell table:style-name="ce28"/>
          <table:table-cell table:number-columns-repeated="3"/>
        </table:table-row>
        <table:table-row table:style-name="ro1">
          <table:table-cell table:style-name="ce27" office:value-type="string" calcext:value-type="string">
            <text:p>anat:L-main-phalang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halanges of the left hand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L-main-phalanges-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halanges of the left thumb"@en .</text:p>
          </table:table-cell>
          <table:table-cell table:style-name="ce28" office:value-type="string" calcext:value-type="string">
            <text:p>"Phalanges of the left 1st finger"@en .</text:p>
          </table:table-cell>
          <table:table-cell table:number-columns-repeated="3"/>
        </table:table-row>
        <table:table-row table:style-name="ro1">
          <table:table-cell table:style-name="ce27" office:value-type="string" calcext:value-type="string">
            <text:p>anat:L-main-phalanges-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halanges of the left index"@en .</text:p>
          </table:table-cell>
          <table:table-cell table:style-name="ce28" office:value-type="string" calcext:value-type="string">
            <text:p>"Phalanges of the left 2nd finger"@en .</text:p>
          </table:table-cell>
          <table:table-cell table:number-columns-repeated="3"/>
        </table:table-row>
        <table:table-row table:style-name="ro1">
          <table:table-cell table:style-name="ce27" office:value-type="string" calcext:value-type="string">
            <text:p>anat:L-main-phalanges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halanges of the left middle finger"@en .</text:p>
          </table:table-cell>
          <table:table-cell table:style-name="ce28" office:value-type="string" calcext:value-type="string">
            <text:p>"Phalanges of the left 3rd finger"@en .</text:p>
          </table:table-cell>
          <table:table-cell table:number-columns-repeated="3"/>
        </table:table-row>
        <table:table-row table:style-name="ro1">
          <table:table-cell table:style-name="ce27" office:value-type="string" calcext:value-type="string">
            <text:p>anat:L-main-phalanges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halanges of the left ring finger"@en .</text:p>
          </table:table-cell>
          <table:table-cell table:style-name="ce28" office:value-type="string" calcext:value-type="string">
            <text:p>"Phalanges of the left 4th finger"@en .</text:p>
          </table:table-cell>
          <table:table-cell table:number-columns-repeated="3"/>
        </table:table-row>
        <table:table-row table:style-name="ro1">
          <table:table-cell table:style-name="ce27" office:value-type="string" calcext:value-type="string">
            <text:p>anat:L-main-phalanges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halanges of the left little finger"@en .</text:p>
          </table:table-cell>
          <table:table-cell table:style-name="ce28" office:value-type="string" calcext:value-type="string">
            <text:p>"Phalanges of the left 5th finger"@en .</text:p>
          </table:table-cell>
          <table:table-cell table:number-columns-repeated="3"/>
        </table:table-row>
        <table:table-row table:style-name="ro1">
          <table:table-cell table:style-name="ce27" office:value-type="string" calcext:value-type="string">
            <text:p>anat:L-menisque-ulno-carpie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ulnocarpal meniscus"@en .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27" office:value-type="string" calcext:value-type="string">
            <text:p>anat:dent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eth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incisiv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Incisors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canin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anines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pre-molair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remolars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molair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olars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dents-sagess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Wisdom teeth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dents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Upper teeth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R-dents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upper teeth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L-dents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upper teeth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incisives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Upper incisors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canines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Upper canines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pre-molaires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Upper premolars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molaires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Upper molars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dents-sagesse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Upper wisdom teeth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dents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ower teeth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R-dents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lower teeth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L-dents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lower teeth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incisives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ower incisors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canines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ower canines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pre-molaires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ower premolars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molaires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ower molars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dents-sagesse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ower wisdom teeth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R-incisives-sup-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maxillary central incisor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R-incisives-sup-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maxillary lateral incisor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L-incisives-sup-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maxillary central incisor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L-incisives-sup-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maxillary lateral incisor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R-incisives-inf-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mandibular central incisor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R-incisives-inf-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mandibular lateral incisor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L-incisives-inf-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mandibular central incisor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L-incisives-inf-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mandibular lateral incisor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R-canines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maxillary canin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canines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maxillary canin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canines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mandibular canin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canines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mandibular canine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R-pre-molaire-sup-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maxillary 1st premolar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R-pre-molaire-sup-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maxillary 2nd premolar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L-pre-molaire-sup-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maxillary 1st premolar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L-pre-molaire-sup-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maxillary 2nd premolar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R-pre-molaire-inf-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mandibular 1st premolar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R-pre-molaire-inf-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mandibular 2nd premolar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L-pre-molaire-inf-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mandibular 1st premolar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L-pre-molaire-inf-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mandibular 2nd premolar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R-molaire-sup-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maxillary 1st molar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R-molaire-sup-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maxillary 2nd molar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L-molaire-sup-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maxillary 1st molar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L-molaire-sup-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maxillary 2nd molar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R-molaire-inf-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mandibular 1st molar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R-molaire-inf-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mandibular 2nd molar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L-molaire-inf-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mandibular 1st molar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L-molaire-inf-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mandibular 2nd molar"@en .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nat:R-dents-sagesse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maxillary wisdom tooth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dents-sagesse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maxillary wisdom tooth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dents-sagesse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mandibular wisdom tooth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dents-sagesse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mandibular wisdom tooth"@en .</text:p>
          </table:table-cell>
          <table:table-cell table:number-columns-repeated="4"/>
        </table:table-row>
      </table:table>
      <table:table table:name="OS@jp" table:style-name="ta1">
        <table:table-column table:style-name="co7" table:default-cell-style-name="Default"/>
        <table:table-column table:style-name="co8" table:default-cell-style-name="Default"/>
        <table:table-column table:style-name="co12" table:default-cell-style-name="Default"/>
        <table:table-column table:style-name="co6" table:number-columns-repeated="4" table:default-cell-style-name="Default"/>
        <table:table-row table:style-name="ro2">
          <table:table-cell table:style-name="ce27" office:value-type="string" calcext:value-type="string">
            <text:p>anat:os-crane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頭蓋骨"@jp .</text:p>
          </table:table-cell>
          <table:table-cell table:number-columns-repeated="3"/>
          <table:table-cell table:style-name="ce42"/>
        </table:table-row>
        <table:table-row table:style-name="ro2">
          <table:table-cell table:style-name="ce26" office:value-type="string" calcext:value-type="string">
            <text:p>anat:os-neurocrane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os-base-crane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os-voute-crane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os-face-crane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massif-facial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frontal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前頭骨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sphenoide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蝶形骨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occiput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後頭骨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R-parietal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右の頭頂骨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L-parietal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左の頭頂骨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R-temporal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右の側頭骨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L-temporal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左の側頭骨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ethmoide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篩骨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vomer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鋤骨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R-maxilaire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右の上顎骨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L-maxilaire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左の上顎骨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R-palatin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右の口蓋骨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L-palatin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左の口蓋骨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R-os-lacrimal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右の涙骨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L-os-lacrimal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左の涙骨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R-cornet-nasal-inf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右の下鼻甲介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L-cornet-nasal-inf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左の下鼻甲介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R-os-nasal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右の鼻骨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L-os-nasal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左の鼻骨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R-malaire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右の頬骨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L-malaire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左の頬骨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mandibule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顎骨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R-osselets-oreille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右の耳小骨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L-osselets-oreille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左の耳小骨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R-marteau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右の槌骨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L-marteau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左の槌骨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R-enclume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右の砧骨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L-enclume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左の砧骨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R-etrier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右の鐙骨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L-etrier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左の鐙骨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R-menisque-temporo-mandi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L-menisque-temporo-mandi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os-hyoide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舌骨"@jp .</text:p>
          </table:table-cell>
          <table:table-cell table:number-columns-repeated="4"/>
        </table:table-row>
        <table:table-row table:style-name="ro2">
          <table:table-cell table:style-name="ce41" office:value-type="string" calcext:value-type="string">
            <text:p>anat:grande-colone-v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1" office:value-type="string" calcext:value-type="string">
            <text:p>anat:crane-v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1" office:value-type="string" calcext:value-type="string">
            <text:p>anat:colone-v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脊椎"@jp .</text:p>
          </table:table-cell>
          <table:table-cell table:number-columns-repeated="4"/>
        </table:table-row>
        <table:table-row table:style-name="ro2">
          <table:table-cell table:style-name="ce41" office:value-type="string" calcext:value-type="string">
            <text:p>anat:cv-cervicale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1" office:value-type="string" calcext:value-type="string">
            <text:p>anat:cv-thoraciq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1" office:value-type="string" calcext:value-type="string">
            <text:p>anat:cv-lombaire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1" office:value-type="string" calcext:value-type="string">
            <text:p>anat:cv-pelvienne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1" office:value-type="string" calcext:value-type="string">
            <text:p>anat:crane-vertebral-ant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1" office:value-type="string" calcext:value-type="string">
            <text:p>anat:crane-vertebral-moy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1" office:value-type="string" calcext:value-type="string">
            <text:p>anat:crane-vertebral-post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1" office:value-type="string" calcext:value-type="string">
            <text:p>anat:cv-cervicale-sup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1" office:value-type="string" calcext:value-type="string">
            <text:p>anat:cv-cervicale-moy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1" office:value-type="string" calcext:value-type="string">
            <text:p>anat:cv-cervicale-inf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1" office:value-type="string" calcext:value-type="string">
            <text:p>anat:cv-thoraciq-sup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1" office:value-type="string" calcext:value-type="string">
            <text:p>anat:cv-thoraciq-moy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1" office:value-type="string" calcext:value-type="string">
            <text:p>anat:cv-thoraciq-inf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1" office:value-type="string" calcext:value-type="string">
            <text:p>anat:cv-lombaire-sup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1" office:value-type="string" calcext:value-type="string">
            <text:p>anat:cv-lombaire-inf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1" office:value-type="string" calcext:value-type="string">
            <text:p>anat:cv-pelvienne-sup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1" office:value-type="string" calcext:value-type="string">
            <text:p>anat:cv-pelvienne-inf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v-C1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環椎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v-C2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軸椎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v-C3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v-C4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v-C5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v-C6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v-C7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v-T1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v-T2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v-T3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v-T4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v-T5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v-T6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v-T7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v-T8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v-T9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v-T10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v-T11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v-T12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v-L1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v-L2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v-L3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v-L4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v-L5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div-C2-C3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div-C3-C4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div-C4-C5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div-C5-C6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div-C6-C7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div-C7-T1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div-T1-T2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div-T2-T3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div-T3-T4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div-T4-T5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div-T5-T6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div-T6-T7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div-T7-T8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div-T8-T9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div-T9-T10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div-T10-T11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div-T11-T12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div-T12-L1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div-L1-L2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div-L2-L3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div-L3-L4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div-L4-L5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div-L5-S1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div-S5-Co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cage-thoracique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肋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R-cage-thoracique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右の肋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L-cage-thoracique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左の肋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cage-thoracique-sup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R-cage-thoracique-sup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L-cage-thoracique-sup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cage-thoracique-moy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R-cage-thoracique-moy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L-cage-thoracique-moy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cage-thoracique-inf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R-cage-thoracique-inf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L-cage-thoracique-inf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sternum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R-cote-1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R-cote-2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R-cote-3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R-cote-4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R-cote-5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R-cote-6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R-cote-7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R-cote-8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R-cote-9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R-cote-10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R-cote-11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R-cote-12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L-cote-1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L-cote-2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L-cote-3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L-cote-4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L-cote-5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L-cote-6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L-cote-7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L-cote-8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L-cote-9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L-cote-10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L-cote-11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L-cote-12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R-carti-costal-1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R-carti-costal-2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R-carti-costal-3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R-carti-costal-4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R-carti-costal-5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R-carti-costal-6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R-carti-costal-7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R-carti-costal-8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R-carti-costal-9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R-carti-costal-10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L-carti-costal-1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L-carti-costal-2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L-carti-costal-3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L-carti-costal-4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L-carti-costal-5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L-carti-costal-6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L-carti-costal-7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L-carti-costal-8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L-carti-costal-9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L-carti-costal-10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pelvis-osseux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sacrum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v-S1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v-S2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v-S3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v-S4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v-S5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coccyx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disque-interpubien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R-iliaque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R-femur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R-patella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R-tibia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R-fibula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R-talus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R-calca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R-navi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R-cubo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R-cune-I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R-cune-II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R-cune-III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R-metaT-I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R-metaT-II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R-metaT-III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R-metaT-IV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R-metaT-V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R-halux-sesamoide-lat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R-halux-sesamoide-med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R-pied-phal-proxi-I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R-pied-phal-dist-I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R-pied-phal-proxi-II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R-pied-phal-moy-II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R-pied-phal-dist-II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R-pied-phal-proxi-III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R-pied-phal-moy-III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R-pied-phal-dist-III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R-pied-phal-proxi-IV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R-pied-phal-moy-IV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R-pied-phal-dist-IV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R-pied-phal-proxi-V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R-pied-phal-moy-V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R-pied-phal-dist-V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R-os-tarse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R-tarse-post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R-tarse-ant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R-meta-tarse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R-pied-os-sesamoides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R-pied-phalanges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R-pied-phalanges-I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R-pied-phalanges-II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R-pied-phalanges-III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R-pied-phalanges-IV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R-pied-phalanges-V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R-os-arche-int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R-os-arche-ext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R-labrum-acetabulaire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R-tibia-menisque-med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R-tibia-menisque-lat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L-iliaque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L-femur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L-patella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L-tibia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L-fibula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L-talus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L-calca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L-navi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L-cubo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L-cune-I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L-cune-II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L-cune-III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L-metaT-I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L-metaT-II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L-metaT-III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L-metaT-IV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L-metaT-V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L-halux-sesamoide-lat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L-halux-sesamoide-med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L-pied-phal-proxi-I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L-pied-phal-dist-I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L-pied-phal-proxi-II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L-pied-phal-moy-II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L-pied-phal-dist-II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L-pied-phal-proxi-III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L-pied-phal-moy-III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L-pied-phal-dist-III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L-pied-phal-proxi-IV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L-pied-phal-moy-IV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L-pied-phal-dist-IV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L-pied-phal-proxi-V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L-pied-phal-moy-V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L-pied-phal-dist-V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L-os-tarse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L-tarse-post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L-tarse-ant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L-meta-tarse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L-pied-os-sesamoides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L-pied-phalanges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L-pied-phalanges-I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L-pied-phalanges-II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L-pied-phalanges-III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L-pied-phalanges-IV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L-pied-phalanges-V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L-os-arche-int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L-os-arche-ext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L-labrum-acetabulaire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L-tibia-menisque-med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L-tibia-menisque-lat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R-clavicule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R-scapula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R-humerus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R-radius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R-ulna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R-scaphoide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R-lunatum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R-triquetrum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R-pisiforme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R-hamatum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R-capitatum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R-trapezoide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R-trapeze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R-metaC-I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R-metaC-II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R-metaC-III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R-metaC-IV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R-metaC-V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R-pouce-sesamoide-lat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R-pouce-sesamoide-med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R-main-phal-proxi-I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R-main-phal-dist-I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R-main-phal-proxi-II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R-main-phal-moy-II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R-main-phal-dist-II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R-main-phal-proxi-III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R-main-phal-moy-III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R-main-phal-dist-III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R-main-phal-proxi-IV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R-main-phal-moy-IV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R-main-phal-dist-IV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R-main-phal-proxi-V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R-main-phal-moy-V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R-main-phal-dist-V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R-os-carpe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R-os-carpe-comparti-med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R-os-carpe-comparti-lat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R-1e-rangee-carpe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R-2e-rangee-carpe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R-meta-carpe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R-main-os-sesamoides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R-main-phalanges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R-main-phalanges-I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R-main-phalanges-II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R-main-phalanges-III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R-main-phalanges-IV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R-main-phalanges-V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L-clavicule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L-scapula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L-humerus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L-radius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L-ulna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L-scaphoide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L-lunatum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L-triquetrum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L-pisiforme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L-hamatum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L-capitatum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L-trapezoide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L-trapeze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L-metaC-I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L-metaC-II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L-metaC-III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L-metaC-IV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L-metaC-V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L-pouce-sesamoide-lat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L-pouce-sesamoide-med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L-main-phal-proxi-I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L-main-phal-dist-I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L-main-phal-proxi-II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L-main-phal-moy-II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L-main-phal-dist-II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L-main-phal-proxi-III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L-main-phal-moy-III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L-main-phal-dist-III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L-main-phal-proxi-IV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L-main-phal-moy-IV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L-main-phal-dist-IV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L-main-phal-proxi-V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L-main-phal-moy-V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L-main-phal-dist-V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L-os-carpe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L-1e-rangee-carpe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L-2e-rangee-carpe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L-os-carpe-comparti-med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L-os-carpe-comparti-lat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L-meta-carpe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L-main-os-sesamoides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L-main-phalanges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L-main-phalanges-I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L-main-phalanges-II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L-main-phalanges-III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L-main-phalanges-IV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L-main-phalanges-V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R-menisque-ulno-carpien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L-menisque-ulno-carpien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/>
          <table:table-cell table:number-columns-repeated="6"/>
        </table:table-row>
        <table:table-row table:style-name="ro2">
          <table:table-cell table:style-name="ce27" office:value-type="string" calcext:value-type="string">
            <text:p>anat:dents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incisives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canines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pre-molaires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molaires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dents-sagesse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dents-sup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R-dents-sup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L-dents-sup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incisives-sup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canines-sup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pre-molaires-sup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molaires-sup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dents-sagesse-sup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dents-inf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R-dents-inf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L-dents-inf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incisives-inf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canines-inf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pre-molaires-inf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molaires-inf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dents-sagesse-inf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R-incisives-sup-1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R-incisives-sup-2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L-incisives-sup-1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L-incisives-sup-2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R-incisives-inf-1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R-incisives-inf-2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L-incisives-inf-1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L-incisives-inf-2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R-canines-sup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L-canines-sup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R-canines-inf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L-canines-inf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R-pre-molaire-sup-1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R-pre-molaire-sup-2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L-pre-molaire-sup-1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L-pre-molaire-sup-2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R-pre-molaire-inf-1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R-pre-molaire-inf-2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L-pre-molaire-inf-1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L-pre-molaire-inf-2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R-molaire-sup-1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R-molaire-sup-2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L-molaire-sup-1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L-molaire-sup-2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R-molaire-inf-1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R-molaire-inf-2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L-molaire-inf-1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L-molaire-inf-2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anat:R-dents-sagesse-sup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L-dents-sagesse-sup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R-dents-sagesse-inf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anat:L-dents-sagesse-inf</text:p>
          </table:table-cell>
          <table:table-cell table:style-name="ce28" office:value-type="string" calcext:value-type="string">
            <text:p>rdfs:label</text:p>
          </table:table-cell>
          <table:table-cell table:style-name="ce28" office:value-type="string" calcext:value-type="string">
            <text:p>""@jp .</text:p>
          </table:table-cell>
          <table:table-cell table:number-columns-repeated="4"/>
        </table:table-row>
        <table:table-row table:style-name="ro2" table:number-rows-repeated="104815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MSCL@fr" table:style-name="ta1">
        <table:table-column table:style-name="co13" table:default-cell-style-name="ce28"/>
        <table:table-column table:style-name="co2" table:default-cell-style-name="ce28"/>
        <table:table-column table:style-name="co14" table:default-cell-style-name="ce28"/>
        <table:table-column table:style-name="co15" table:default-cell-style-name="ce28"/>
        <table:table-column table:style-name="co16" table:default-cell-style-name="ce28"/>
        <table:table-column table:style-name="co6" table:number-columns-repeated="1019" table:default-cell-style-name="ce28"/>
        <table:table-row table:style-name="ro1">
          <table:table-cell table:style-name="ce27" office:value-type="string" calcext:value-type="string">
            <text:p>anat:muscles-ceint-pelv-couche-pfd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ceinture pelvienne : couche profonde"@fr .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anat:muscles-ceint-pelv-couche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ceinture pelvienne : couche superficielle"@fr .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anat:R-muscles-ceint-pelv-couche-pfd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ceinture pelvienne droite : couche profond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uscle-iliopsoa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ilio-psoas droit"@fr .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anat:R-mscl-ilia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iliaque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gd-psoa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grand psoas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gd-psoas-td-femoral</text:p>
          </table:table-cell>
          <table:table-cell office:value-type="string" calcext:value-type="string">
            <text:p>rdfs:label</text:p>
          </table:table-cell>
          <table:table-cell table:style-name="ce44" office:value-type="string" calcext:value-type="string">
            <text:p>"Tendon fémoral du muscle grand psoas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pt-psoa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petit psoas droit"@fr .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anat:R-mscl-piriform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piriforme droit"@fr .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anat:R-muscles-obturateur-int-jumea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obturateur interne et jumeaux droits"@fr .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anat:R-mscl-obturateur-i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obturateur interne droit"@fr .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anat:R-mscl-jumeau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jumeau supérieur droit"@fr .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anat:R-mscl-jumeau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jumeau inférieur droit"@fr .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anat:R-mscl-obturateur-ex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obturateur externe droit"@fr .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anat:R-mscl-carre-fem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arré fémoral droit"@fr .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anat:R-muscles-ceint-pelv-couche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ceinture pelvienne droite : couche superficiell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uscles-fessier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fessiers droits"@fr .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anat:R-mscl-pt-fessi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petit fessier droit"@fr .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anat:R-mscl-moy-fessi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moyen fessier droit"@fr .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anat:R-mscl-gd-fessi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grand fessier droit"@fr .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anat:R-mscl-gd-fessier-fx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superficiel du muscle grand fessier droit"@fr .</text:p>
          </table:table-cell>
          <table:table-cell office:value-type="string" calcext:value-type="string">
            <text:p>"Muscle grand fessier droit : faisceau superficiel"@fr .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anat:R-mscl-gd-fessier-fx-pf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profond du muscle grand fessier droit"@fr .</text:p>
          </table:table-cell>
          <table:table-cell office:value-type="string" calcext:value-type="string">
            <text:p>"Muscle grand fessier droit : faisceau profond"@fr .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anat:R-mscl-TF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tenseur du fascia lata droit"@fr .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anat:R-muscles-ant-cuiss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antérieurs de la cuisse droit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quadriceps-fem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quadriceps fémoral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droit-fem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droit fémoral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droit-femoral-td-reflech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réfléchi du muscle droit fémoral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droit-femoral-td-direc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direct du muscle droit fémoral droit"@fr .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anat:R-mscl-droit-femoral-td-patel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patellaire du muscle droit fémoral droit"@fr .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anat:R-mscl-vaste-m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vaste médial droit"@fr .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anat:R-mscl-vaste-med-td-patel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patellaire du muscle vaste médial droit"@fr .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anat:R-mscl-vaste-int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vaste intermédiaire droit"@fr .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anat:R-mscl-vaste-inter-td-patel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patellaire du muscle vaste intermédiaire droit"@fr .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anat:R-mscl-vaste-la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vaste latéral droit"@fr .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anat:R-mscl-vaste-lat-td-patel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patellaire du muscle vaste latéral droit"@fr .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anat:R-mscl-sartoriu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sartorius droit"@fr .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anat:R-mscl-articulaire-genou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articulaire du genou"@fr .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anat:R-muscles-med-cuiss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médiaux de la cuisse droite"@fr .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anat:R-mscl-pectin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pectiné"@fr .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anat:R-mscl-crt-add-femu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ourt adducteur du fémur droit"@fr .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anat:R-mscl-lg-add-femu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long adducteur du fémur droit"@fr .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anat:R-mscl-gd-add-femu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grand adducteur du fémur droit"@fr .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anat:R-mscl-gd-add-femur-faisceau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antérieur du muscle grand adducteur du fémur droit"@fr .</text:p>
          </table:table-cell>
          <table:table-cell office:value-type="string" calcext:value-type="string">
            <text:p>"Muscle grand adducteur du fémur droit : faisceau antérieur"@fr .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anat:R-mscl-gd-add-femur-faisceau-pos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postérieur du muscle grand adducteur du fémur droit"@fr .</text:p>
          </table:table-cell>
          <table:table-cell office:value-type="string" calcext:value-type="string">
            <text:p>"Muscle grand adducteur du fémur droit : faisceau postérieur"@fr .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anat:R-mscl-graci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gracile droit"@fr .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anat:R-muscles-post-cuiss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postérieurs de la cuisse droite"@fr .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anat:R-mscl-biceps-fem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biceps fémoral droit"@fr .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anat:R-mscl-biceps-femoral-chef-lg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hef long du muscle biceps fémoral droit"@fr .</text:p>
          </table:table-cell>
          <table:table-cell office:value-type="string" calcext:value-type="string">
            <text:p>"Muscle biceps fémoral droit : chef long"@fr .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anat:R-mscl-biceps-femoral-chef-cr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hef court du muscle biceps fémoral droit"@fr .</text:p>
          </table:table-cell>
          <table:table-cell office:value-type="string" calcext:value-type="string">
            <text:p>"Muscle biceps fémoral droit : chef court"@fr .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anat:R-mscl-biceps-femoral-td-inf-fib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fibulaire du muscle biceps fémoral droit"@fr .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anat:R-mscl-biceps-femoral-td-inf-expensio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Expansions du tendon fibulaire du muscle biceps droit"@fr .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anat:R-mscl-semi-tendine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semi-tendineux droit"@fr .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anat:R-mscl-semi-membrane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semi-membraneux droit"@fr .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anat:R-mscl-semi-membraneux-td-direc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direct du muscle semi-membraneux droit"@fr .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anat:R-mscl-semi-membraneux-td-reflech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réfléchi du muscle semi-membraneux droit"@fr .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anat:R-mscl-semi-membraneux-td-recure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récurent du muscle semi-membraneux droit"@fr .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anat:R-muscles-patte-oi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patte d’oie droite"@fr .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anat:R-muscles-ant-jamb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antérieurs de la jambe droite"@fr .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anat:R-mscl-tibial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tibial antérieur droit"@fr .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anat:R-mscl-lg-extR-orteil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long extenseur des orteils droit"@fr .</text:p>
          </table:table-cell>
          <table:table-cell table:number-columns-repeated="1021"/>
        </table:table-row>
        <table:table-row table:style-name="ro3">
          <table:table-cell table:style-name="ce27" office:value-type="string" calcext:value-type="string">
            <text:p>anat:R-mscl-lg-extR-orteils-td-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du 2<text:span text:style-name="T1">e</text:span> orteil du muscle long extenseur des orteils droit"@fr .</text:p>
          </table:table-cell>
          <table:table-cell table:number-columns-repeated="1021"/>
        </table:table-row>
        <table:table-row table:style-name="ro3">
          <table:table-cell table:style-name="ce27" office:value-type="string" calcext:value-type="string">
            <text:p>anat:R-mscl-lg-extR-orteils-td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du 3<text:span text:style-name="T1">e</text:span> orteil du muscle long extenseur des orteils droit"@fr .</text:p>
          </table:table-cell>
          <table:table-cell table:number-columns-repeated="1021"/>
        </table:table-row>
        <table:table-row table:style-name="ro3">
          <table:table-cell table:style-name="ce27" office:value-type="string" calcext:value-type="string">
            <text:p>anat:R-mscl-lg-extR-orteils-td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du 4<text:span text:style-name="T1">e</text:span> orteil du muscle long extenseur des orteils droit"@fr .</text:p>
          </table:table-cell>
          <table:table-cell table:number-columns-repeated="1021"/>
        </table:table-row>
        <table:table-row table:style-name="ro3">
          <table:table-cell table:style-name="ce27" office:value-type="string" calcext:value-type="string">
            <text:p>anat:R-mscl-lg-extR-orteils-td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du 5<text:span text:style-name="T1">e</text:span> orteil du muscle long extenseur des orteils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lg-extR-hall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long extenseur du hallux droit"@fr .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anat:R-muscles-lat-jamb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latéraux de la jambe droite"@fr .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anat:R-mscl-lg-fib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long fibulaire droit"@fr .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anat:R-mscl-lg-fibulaire-chef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hef supérieur du muscle long fibulaire droit"@fr .</text:p>
          </table:table-cell>
          <table:table-cell office:value-type="string" calcext:value-type="string">
            <text:p>"Muscle long fibulaire droit : chef supérieur"@fr .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anat:R-mscl-lg-fibulaire-chef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hef antérieur du muscle long fibulaire droit"@fr .</text:p>
          </table:table-cell>
          <table:table-cell office:value-type="string" calcext:value-type="string">
            <text:p>"Muscle long fibulaire droit : chef antérieur"@fr .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anat:R-mscl-lg-fibulaire-chef-pos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hef postérieur du muscle long fibulaire droit"@fr .</text:p>
          </table:table-cell>
          <table:table-cell office:value-type="string" calcext:value-type="string">
            <text:p>"Muscle long fibulaire droit : chef postérieur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R-mscl-crt-fib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ourt fibulaire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3e-fib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troisième fibulaire droit"@fr .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anat:R-muscles-post-jamb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postérieurs de la jambe droite"@fr .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anat:R-mscl-triceps-su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triceps sural droit"@fr .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anat:R-mscl-gastrocnemien-m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gastrocnémien médial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gastrocnemien-la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gastrocnémien latéral droit"@fr .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anat:R-mscl-sole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soléaire droit"@fr .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anat:R-mscl-triceps-sural-td-achilee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calcanéen droit"@fr .</text:p>
          </table:table-cell>
          <table:table-cell office:value-type="string" calcext:value-type="string">
            <text:p>"Tendon achiléen droit"@fr .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anat:R-mscl-plant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plantaire droit"@fr .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anat:R-mscl-poplit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poplité droit"@fr .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anat:R-mscl-tibial-pos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tibial postérieur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tibial-post-td-pp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principal du muscle tibial postérieur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tibial-post-td-expension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Expansions du tendon du muscle tibial postérieur droit"@fr .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anat:R-mscl-lg-fleR-orteil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long fléchisseur des orteils droit"@fr .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anat:R-mscl-lg-fleR-orteils-td-commu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commun du muscle long fléchisseur des orteils droit"@fr .</text:p>
          </table:table-cell>
          <table:table-cell table:number-columns-repeated="1021"/>
        </table:table-row>
        <table:table-row table:style-name="ro3">
          <table:table-cell table:style-name="ce27" office:value-type="string" calcext:value-type="string">
            <text:p>anat:R-mscl-lg-fleR-orteils-td-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du 2<text:span text:style-name="T1">e</text:span> orteil du muscle long fléchisseur des orteils droit"@fr .</text:p>
          </table:table-cell>
          <table:table-cell table:number-columns-repeated="1021"/>
        </table:table-row>
        <table:table-row table:style-name="ro3">
          <table:table-cell table:style-name="ce27" office:value-type="string" calcext:value-type="string">
            <text:p>anat:R-mscl-lg-fleR-orteils-td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du 3<text:span text:style-name="T1">e</text:span> orteil du muscle long fléchisseur des orteils droit"@fr .</text:p>
          </table:table-cell>
          <table:table-cell table:number-columns-repeated="1021"/>
        </table:table-row>
        <table:table-row table:style-name="ro3">
          <table:table-cell table:style-name="ce27" office:value-type="string" calcext:value-type="string">
            <text:p>anat:R-mscl-lg-fleR-orteils-td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du 4<text:span text:style-name="T1">e</text:span> orteil du muscle long fléchisseur des orteils droit"@fr .</text:p>
          </table:table-cell>
          <table:table-cell table:number-columns-repeated="1021"/>
        </table:table-row>
        <table:table-row table:style-name="ro3">
          <table:table-cell table:style-name="ce27" office:value-type="string" calcext:value-type="string">
            <text:p>anat:R-mscl-lg-fleR-orteils-td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du 5<text:span text:style-name="T1">e</text:span> orteil du muscle long fléchisseur des orteils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lg-fleR-hall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long fléchisseur du hallux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uscles-plantR-med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plantaires médiaux droits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uscles-plantR-med-pied-plan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plantaires médiaux droits : plan superficiel"@fr .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anat:R-mscl-abdR-hall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abducteur du hallus droit"@fr .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anat:R-mscl-crt-fleR-hall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ourt fléchisseur du hallus droit"@fr .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anat:R-mscl-crt-fleR-hallux-td-m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médial du muscle court fléchisseur du hallus droit"@fr .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anat:R-mscl-crt-fleR-hallux-td-la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latéral du muscle court fléchisseur du hallus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uscles-plantR-med-pied-plan-pf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plantaires médiaux droits : plan profond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addR-hall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adducteur du hallus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addR-hallux-chef-obli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hef oblique du muscle adducteur du hallus droit"@fr .</text:p>
          </table:table-cell>
          <table:table-cell office:value-type="string" calcext:value-type="string">
            <text:p>"Muscle adducteur du hallus droit : chef oblique"@fr .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anat:R-mscl-addR-hallux-chef-trs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hef transverse du muscle adducteur du hallus droit"@fr .</text:p>
          </table:table-cell>
          <table:table-cell office:value-type="string" calcext:value-type="string">
            <text:p>"Muscle adducteur du hallus droit : chef transverse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R-muscles-plantR-lat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plantaires latéraux droits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uscles-plantR-lat-pied-plan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plantaires latéraux droits : plan superficiel"@fr .</text:p>
          </table:table-cell>
          <table:table-cell table:number-columns-repeated="1021"/>
        </table:table-row>
        <table:table-row table:style-name="ro3">
          <table:table-cell table:style-name="ce27" office:value-type="string" calcext:value-type="string">
            <text:p>anat:R-mscl-abdR-orteil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abducteur du 5<text:span text:style-name="T1">e</text:span> orteil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uscles-plantR-lat-pied-plan-pf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plantaires latéraux droits : plan profond"@fr .</text:p>
          </table:table-cell>
          <table:table-cell table:number-columns-repeated="1021"/>
        </table:table-row>
        <table:table-row table:style-name="ro3">
          <table:table-cell table:style-name="ce27" office:value-type="string" calcext:value-type="string">
            <text:p>anat:R-mscl-crt-fleR-orteil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abducteur du 5<text:span text:style-name="T1">e</text:span> orteil droit"@fr .</text:p>
          </table:table-cell>
          <table:table-cell table:number-columns-repeated="1021"/>
        </table:table-row>
        <table:table-row table:style-name="ro3">
          <table:table-cell table:style-name="ce27" office:value-type="string" calcext:value-type="string">
            <text:p>anat:R-mscl-opposant-orteil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opposant du 5<text:span text:style-name="T1">e</text:span> orteil droit"@fr .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anat:R-muscles-plantR-intermed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plantaires intermédiaires droits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uscles-plantR-intermed-pied-plan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plantaires intermédiaires droits : plan superficiel"@fr .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anat:R-mscl-crt-fleR-orteil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ourt fléchisseur des orteils droit"@fr .</text:p>
          </table:table-cell>
          <table:table-cell table:number-columns-repeated="1021"/>
        </table:table-row>
        <table:table-row table:style-name="ro3">
          <table:table-cell table:style-name="ce27" office:value-type="string" calcext:value-type="string">
            <text:p>anat:R-mscl-crt-fleR-orteils-td-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du 2<text:span text:style-name="T1">e</text:span> orteil du muscle court fléchisseur des orteils droit"@fr 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nat:R-mscl-crt-fleR-orteils-td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du 3<text:span text:style-name="T1">e</text:span> orteil du muscle court fléchisseur des orteils droit"@fr 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nat:R-mscl-crt-fleR-orteils-td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du 4<text:span text:style-name="T1">e</text:span> orteil du muscle court fléchisseur des orteils droit"@fr 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nat:R-mscl-crt-fleR-orteils-td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du 5<text:span text:style-name="T1">e</text:span> orteil du muscle court fléchisseur des orteils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uscles-plantR-intermed-pied-plan-moy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plantaires intermédiaires droits : plan moyen"@fr .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anat:R-mscl-carre-plant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arré plantaire droit"@fr .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anat:R-mscl-carre-plantaire-chef-m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hef médial du muscle carré plantaire droit"@fr .</text:p>
          </table:table-cell>
          <table:table-cell office:value-type="string" calcext:value-type="string">
            <text:p>"Muscle carré plantaire droit : chef médial"@fr .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anat:R-mscl-carre-plantaire-chef-la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hef latéral du muscle carré plantaire droit"@fr .</text:p>
          </table:table-cell>
          <table:table-cell office:value-type="string" calcext:value-type="string">
            <text:p>"Muscle carré plantaire droit : chef latéral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R-muscles-plantR-intermed-pied-plan-pf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plantaires intermédiaires droits : plan profond"@fr .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anat:R-muscles-lombricaux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lombricaux du pied droit"@fr .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anat:R-mscl-lombrical-pied-du-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remier muscle lombrical du pied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lombrical-pied-du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Deuxième muscle lombrical du pied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lombrical-pied-du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roisième muscle lombrical du pied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lombrical-pied-du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Quatriième muscle lombrical du pied droit"@fr .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anat:R-muscles-interosseux-plantR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interosseux plantaires droits"@fr .</text:p>
          </table:table-cell>
          <table:table-cell table:number-columns-repeated="1021"/>
        </table:table-row>
        <table:table-row table:style-name="ro3">
          <table:table-cell table:style-name="ce27" office:value-type="string" calcext:value-type="string">
            <text:p>anat:R-mscl-interosseux-plantaire-du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interosseux plantaire du 3<text:span text:style-name="T1">e</text:span> orteil droit"@fr .</text:p>
          </table:table-cell>
          <table:table-cell table:number-columns-repeated="1021"/>
        </table:table-row>
        <table:table-row table:style-name="ro3">
          <table:table-cell table:style-name="ce27" office:value-type="string" calcext:value-type="string">
            <text:p>anat:R-mscl-interosseux-plantaire-du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interosseux plantaire du 4<text:span text:style-name="T1">e</text:span> orteil droit"@fr .</text:p>
          </table:table-cell>
          <table:table-cell table:number-columns-repeated="1021"/>
        </table:table-row>
        <table:table-row table:style-name="ro3">
          <table:table-cell table:style-name="ce27" office:value-type="string" calcext:value-type="string">
            <text:p>anat:R-mscl-interosseux-plantaire-du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interosseux plantaire du 5<text:span text:style-name="T1">e</text:span> orteil droit"@fr .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anat:R-muscles-dorsaux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orsaux du pied droit"@fr .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anat:R-mscl-crt-extR-orteil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ourt extenseur des orteils droit"@fr .</text:p>
          </table:table-cell>
          <table:table-cell table:number-columns-repeated="1021"/>
        </table:table-row>
        <table:table-row table:style-name="ro3">
          <table:table-cell table:style-name="ce27" office:value-type="string" calcext:value-type="string">
            <text:p>anat:R-mscl-crt-extR-orteils-td-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du 2<text:span text:style-name="T1">e</text:span> orteil du muscle court extenseur des orteils droit"@fr 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nat:R-mscl-crt-extR-orteils-td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du 3<text:span text:style-name="T1">e</text:span> orteil du muscle court extenseur des orteils droit"@fr 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nat:R-mscl-crt-extR-orteils-td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du 4<text:span text:style-name="T1">e</text:span> orteil du muscle court extenseur des orteils droit"@fr .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anat:R-mscl-crt-extR-hall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ourt extenseur du hallux droit"@fr .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anat:R-muscles-interosseux-dorsaux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interosseux dorsaux du pied droits"@fr .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anat:R-mscl-interosseux-dorsaux-du-II-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remier muscle interosseux dorsal du pied droit"@fr .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anat:R-mscl-interosseux-dorsaux-du-II-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Deuxième muscle interosseux dorsal du pied droit"@fr .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anat:R-mscl-interosseux-dorsaux-du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roisième muscle interosseux dorsal du pied droit"@fr .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anat:R-mscl-interosseux-dorsaux-du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Quatriième muscle interosseux dorsal du pied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uscles-ceint-pelv-couche-pfde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s de la ceinture pelvienne gauche : couche profond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uscle-iliopsoas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 ilio-psoas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iliaque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 iliaque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gd-psoas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 grand psoas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gd-psoas-td-femoral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Tendon fémoral du muscle grand psoas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pt-psoas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 petit psoas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piriforme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 piriforme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uscles-obturateur-int-jumeaux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s obturateur interne et jumeaux gauches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obturateur-int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 obturateur interne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jumeau-sup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 jumeau supérieur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jumeau-inf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 jumeau inférieur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obturateur-ext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 obturateur externe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carre-femoral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 carré fémoral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uscles-ceint-pelv-couche-supL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s de la ceinture pelvienne gauche : couche superficiell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uscles-fessiers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s fessiers gauches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pt-fessier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 petit fessier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moy-fessier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 moyen fessier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gd-fessier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 grand fessier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gd-fessier-fx-supL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Faisceau superficiel du muscle grand fessier gauche"@fr .</text:p>
          </table:table-cell>
          <table:table-cell table:style-name="ce45" office:value-type="string" calcext:value-type="string">
            <text:p>"Muscle grand fessier gauche : faisceau superficiel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scl-gd-fessier-fx-pfd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Faisceau profond du muscle grand fessier gauche"@fr .</text:p>
          </table:table-cell>
          <table:table-cell table:style-name="ce45" office:value-type="string" calcext:value-type="string">
            <text:p>"Muscle grand fessier gauche : faisceau profond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scl-TFL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 tenseur du fascia lata gauche"@fr .</text:p>
          </table:table-cell>
          <table:table-cell table:style-name="ce45"/>
          <table:table-cell table:number-columns-repeated="1020"/>
        </table:table-row>
        <table:table-row table:style-name="ro1">
          <table:table-cell office:value-type="string" calcext:value-type="string">
            <text:p>anat:L-muscles-ant-cuisse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s antérieurs de la cuisse gauche"@fr .</text:p>
          </table:table-cell>
          <table:table-cell table:style-name="ce45"/>
          <table:table-cell table:number-columns-repeated="1020"/>
        </table:table-row>
        <table:table-row table:style-name="ro1">
          <table:table-cell office:value-type="string" calcext:value-type="string">
            <text:p>anat:L-mscl-quadriceps-femoral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 quadriceps fémoral gauche"@fr .</text:p>
          </table:table-cell>
          <table:table-cell table:style-name="ce45"/>
          <table:table-cell table:number-columns-repeated="1020"/>
        </table:table-row>
        <table:table-row table:style-name="ro1">
          <table:table-cell office:value-type="string" calcext:value-type="string">
            <text:p>anat:L-mscl-droit-femoral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 droit fémoral gauche"@fr .</text:p>
          </table:table-cell>
          <table:table-cell table:style-name="ce45"/>
          <table:table-cell table:number-columns-repeated="1020"/>
        </table:table-row>
        <table:table-row table:style-name="ro1">
          <table:table-cell office:value-type="string" calcext:value-type="string">
            <text:p>anat:L-mscl-droit-femoral-td-reflechi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Tendon réfléchi du muscle droit fémoral gauche"@fr .</text:p>
          </table:table-cell>
          <table:table-cell table:style-name="ce45"/>
          <table:table-cell table:number-columns-repeated="1020"/>
        </table:table-row>
        <table:table-row table:style-name="ro1">
          <table:table-cell office:value-type="string" calcext:value-type="string">
            <text:p>anat:L-mscl-droit-femoral-td-direct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Tendon direct du muscle droit fémoral gauche"@fr .</text:p>
          </table:table-cell>
          <table:table-cell table:style-name="ce45"/>
          <table:table-cell table:number-columns-repeated="1020"/>
        </table:table-row>
        <table:table-row table:style-name="ro1">
          <table:table-cell office:value-type="string" calcext:value-type="string">
            <text:p>anat:L-mscl-droit-femoral-td-patelR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Tendon patellaire du muscle droit fémoral gauche"@fr .</text:p>
          </table:table-cell>
          <table:table-cell table:style-name="ce45"/>
          <table:table-cell table:number-columns-repeated="1020"/>
        </table:table-row>
        <table:table-row table:style-name="ro1">
          <table:table-cell office:value-type="string" calcext:value-type="string">
            <text:p>anat:L-mscl-vaste-med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 vaste médial gauche"@fr .</text:p>
          </table:table-cell>
          <table:table-cell table:style-name="ce45"/>
          <table:table-cell table:number-columns-repeated="1020"/>
        </table:table-row>
        <table:table-row table:style-name="ro1">
          <table:table-cell office:value-type="string" calcext:value-type="string">
            <text:p>anat:L-mscl-vaste-med-td-patelR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Tendon patellaire du muscle vaste médial gauche"@fr .</text:p>
          </table:table-cell>
          <table:table-cell table:style-name="ce45"/>
          <table:table-cell table:number-columns-repeated="1020"/>
        </table:table-row>
        <table:table-row table:style-name="ro1">
          <table:table-cell office:value-type="string" calcext:value-type="string">
            <text:p>anat:L-mscl-vaste-inter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 vaste intermédiaire gauche"@fr .</text:p>
          </table:table-cell>
          <table:table-cell table:style-name="ce45"/>
          <table:table-cell table:number-columns-repeated="1020"/>
        </table:table-row>
        <table:table-row table:style-name="ro1">
          <table:table-cell office:value-type="string" calcext:value-type="string">
            <text:p>anat:L-mscl-vaste-inter-td-patelR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Tendon patellaire du muscle vaste intermédiaire gauche"@fr .</text:p>
          </table:table-cell>
          <table:table-cell table:style-name="ce45"/>
          <table:table-cell table:number-columns-repeated="1020"/>
        </table:table-row>
        <table:table-row table:style-name="ro1">
          <table:table-cell office:value-type="string" calcext:value-type="string">
            <text:p>anat:L-mscl-vaste-lat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 vaste latéral gauche"@fr .</text:p>
          </table:table-cell>
          <table:table-cell table:style-name="ce45"/>
          <table:table-cell table:number-columns-repeated="1020"/>
        </table:table-row>
        <table:table-row table:style-name="ro1">
          <table:table-cell office:value-type="string" calcext:value-type="string">
            <text:p>anat:L-mscl-vaste-lat-td-patelR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Tendon patellaire du muscle vaste latéral gauche"@fr .</text:p>
          </table:table-cell>
          <table:table-cell table:style-name="ce45"/>
          <table:table-cell table:number-columns-repeated="1020"/>
        </table:table-row>
        <table:table-row table:style-name="ro1">
          <table:table-cell office:value-type="string" calcext:value-type="string">
            <text:p>anat:L-mscl-sartorius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 sartorius gauche"@fr .</text:p>
          </table:table-cell>
          <table:table-cell table:style-name="ce45"/>
          <table:table-cell table:number-columns-repeated="1020"/>
        </table:table-row>
        <table:table-row table:style-name="ro1">
          <table:table-cell office:value-type="string" calcext:value-type="string">
            <text:p>anat:L-mscl-articulaire-genou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 articulaire du genou"@fr .</text:p>
          </table:table-cell>
          <table:table-cell table:style-name="ce45"/>
          <table:table-cell table:number-columns-repeated="1020"/>
        </table:table-row>
        <table:table-row table:style-name="ro1">
          <table:table-cell office:value-type="string" calcext:value-type="string">
            <text:p>anat:L-muscles-med-cuisse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s médiaux de la cuisse gauche"@fr .</text:p>
          </table:table-cell>
          <table:table-cell table:style-name="ce45"/>
          <table:table-cell table:number-columns-repeated="1020"/>
        </table:table-row>
        <table:table-row table:style-name="ro1">
          <table:table-cell office:value-type="string" calcext:value-type="string">
            <text:p>anat:L-mscl-pectine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 pectiné"@fr .</text:p>
          </table:table-cell>
          <table:table-cell table:style-name="ce45"/>
          <table:table-cell table:number-columns-repeated="1020"/>
        </table:table-row>
        <table:table-row table:style-name="ro1">
          <table:table-cell office:value-type="string" calcext:value-type="string">
            <text:p>anat:L-mscl-crt-add-femur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 court adducteur du fémur gauche"@fr .</text:p>
          </table:table-cell>
          <table:table-cell table:style-name="ce45"/>
          <table:table-cell table:number-columns-repeated="1020"/>
        </table:table-row>
        <table:table-row table:style-name="ro1">
          <table:table-cell office:value-type="string" calcext:value-type="string">
            <text:p>anat:L-mscl-lg-add-femur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 long adducteur du fémur gauche"@fr .</text:p>
          </table:table-cell>
          <table:table-cell table:style-name="ce45"/>
          <table:table-cell table:number-columns-repeated="1020"/>
        </table:table-row>
        <table:table-row table:style-name="ro1">
          <table:table-cell office:value-type="string" calcext:value-type="string">
            <text:p>anat:L-mscl-gd-add-femur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 grand adducteur du fémur gauche"@fr .</text:p>
          </table:table-cell>
          <table:table-cell table:style-name="ce45"/>
          <table:table-cell table:number-columns-repeated="1020"/>
        </table:table-row>
        <table:table-row table:style-name="ro1">
          <table:table-cell office:value-type="string" calcext:value-type="string">
            <text:p>anat:L-mscl-gd-add-femur-faisceau-ant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Faisceau antérieur du muscle grand adducteur du fémur gauche"@fr .</text:p>
          </table:table-cell>
          <table:table-cell table:style-name="ce45" office:value-type="string" calcext:value-type="string">
            <text:p>"Muscle grand adducteur du fémur gauche : faisceau antérieur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scl-gd-add-femur-faisceau-post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Faisceau postérieur du muscle grand adducteur du fémur gauche"@fr .</text:p>
          </table:table-cell>
          <table:table-cell table:style-name="ce45" office:value-type="string" calcext:value-type="string">
            <text:p>"Muscle grand adducteur du fémur gauche : faisceau postérieur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scl-gracile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 gracile gauche"@fr .</text:p>
          </table:table-cell>
          <table:table-cell table:style-name="ce45"/>
          <table:table-cell table:number-columns-repeated="1020"/>
        </table:table-row>
        <table:table-row table:style-name="ro1">
          <table:table-cell office:value-type="string" calcext:value-type="string">
            <text:p>anat:L-muscles-post-cuisse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s postérieurs de la cuisse gauche"@fr .</text:p>
          </table:table-cell>
          <table:table-cell table:style-name="ce45"/>
          <table:table-cell table:number-columns-repeated="1020"/>
        </table:table-row>
        <table:table-row table:style-name="ro1">
          <table:table-cell office:value-type="string" calcext:value-type="string">
            <text:p>anat:L-mscl-biceps-femoral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 biceps fémoral gauche"@fr .</text:p>
          </table:table-cell>
          <table:table-cell table:style-name="ce45"/>
          <table:table-cell table:number-columns-repeated="1020"/>
        </table:table-row>
        <table:table-row table:style-name="ro1">
          <table:table-cell office:value-type="string" calcext:value-type="string">
            <text:p>anat:L-mscl-biceps-femoral-chef-lg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Chef long du muscle biceps fémoral gauche"@fr .</text:p>
          </table:table-cell>
          <table:table-cell table:style-name="ce45" office:value-type="string" calcext:value-type="string">
            <text:p>"Muscle biceps fémoral gauche : chef long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scl-biceps-femoral-chef-crt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Chef court du muscle biceps fémoral gauche"@fr .</text:p>
          </table:table-cell>
          <table:table-cell table:style-name="ce45" office:value-type="string" calcext:value-type="string">
            <text:p>"Muscle biceps fémoral gauche : chef court"@fr .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anat:L-mscl-biceps-femoral-td-inf-fibulaire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Tendon fibulaire du muscle biceps fémoral gauche"@fr .</text:p>
          </table:table-cell>
          <table:table-cell table:style-name="ce45"/>
          <table:table-cell table:number-columns-repeated="1020"/>
        </table:table-row>
        <table:table-row table:style-name="ro1">
          <table:table-cell table:style-name="ce27" office:value-type="string" calcext:value-type="string">
            <text:p>anat:L-mscl-biceps-femoral-td-inf-expension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Expansions du tendon fibulaire du muscle biceps gauche"@fr .</text:p>
          </table:table-cell>
          <table:table-cell table:style-name="ce45"/>
          <table:table-cell table:number-columns-repeated="1020"/>
        </table:table-row>
        <table:table-row table:style-name="ro1">
          <table:table-cell office:value-type="string" calcext:value-type="string">
            <text:p>anat:L-mscl-semi-tendineux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 semi-tendineux gauche"@fr .</text:p>
          </table:table-cell>
          <table:table-cell table:style-name="ce45"/>
          <table:table-cell table:number-columns-repeated="1020"/>
        </table:table-row>
        <table:table-row table:style-name="ro1">
          <table:table-cell office:value-type="string" calcext:value-type="string">
            <text:p>anat:L-mscl-semi-membraneux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 semi-membraneux gauche"@fr .</text:p>
          </table:table-cell>
          <table:table-cell table:style-name="ce45"/>
          <table:table-cell table:number-columns-repeated="1020"/>
        </table:table-row>
        <table:table-row table:style-name="ro1">
          <table:table-cell office:value-type="string" calcext:value-type="string">
            <text:p>anat:L-mscl-semi-membraneux-td-direct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Tendon direct du muscle semi-membraneux gauche"@fr .</text:p>
          </table:table-cell>
          <table:table-cell table:style-name="ce45"/>
          <table:table-cell table:number-columns-repeated="1020"/>
        </table:table-row>
        <table:table-row table:style-name="ro1">
          <table:table-cell office:value-type="string" calcext:value-type="string">
            <text:p>anat:L-mscl-semi-membraneux-td-reflechi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Tendon réfléchi du muscle semi-membraneux gauche"@fr .</text:p>
          </table:table-cell>
          <table:table-cell table:style-name="ce45"/>
          <table:table-cell table:number-columns-repeated="1020"/>
        </table:table-row>
        <table:table-row table:style-name="ro1">
          <table:table-cell office:value-type="string" calcext:value-type="string">
            <text:p>anat:L-mscl-semi-membraneux-td-recurent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Tendon récurent du muscle semi-membraneux gauche"@fr .</text:p>
          </table:table-cell>
          <table:table-cell table:style-name="ce45"/>
          <table:table-cell table:number-columns-repeated="1020"/>
        </table:table-row>
        <table:table-row table:style-name="ro1">
          <table:table-cell office:value-type="string" calcext:value-type="string">
            <text:p>anat:L-muscles-patte-oie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s de la patte d’oie gauche"@fr .</text:p>
          </table:table-cell>
          <table:table-cell table:style-name="ce45"/>
          <table:table-cell table:number-columns-repeated="1020"/>
        </table:table-row>
        <table:table-row table:style-name="ro1">
          <table:table-cell office:value-type="string" calcext:value-type="string">
            <text:p>anat:L-muscles-ant-jambe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s antérieurs de la jambe gauche"@fr .</text:p>
          </table:table-cell>
          <table:table-cell table:style-name="ce45"/>
          <table:table-cell table:number-columns-repeated="1020"/>
        </table:table-row>
        <table:table-row table:style-name="ro1">
          <table:table-cell office:value-type="string" calcext:value-type="string">
            <text:p>anat:L-mscl-tibial-ant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 tibial antérieur gauche"@fr .</text:p>
          </table:table-cell>
          <table:table-cell table:style-name="ce45"/>
          <table:table-cell table:number-columns-repeated="1020"/>
        </table:table-row>
        <table:table-row table:style-name="ro1">
          <table:table-cell office:value-type="string" calcext:value-type="string">
            <text:p>anat:L-mscl-lg-extR-orteils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 long extenseur des orteils gauche"@fr .</text:p>
          </table:table-cell>
          <table:table-cell table:style-name="ce45"/>
          <table:table-cell table:number-columns-repeated="1020"/>
        </table:table-row>
        <table:table-row table:style-name="ro1">
          <table:table-cell office:value-type="string" calcext:value-type="string">
            <text:p>anat:L-mscl-lg-extR-orteils-td-II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Tendon du 2e orteil du muscle long extenseur des orteils gauche"@fr .</text:p>
          </table:table-cell>
          <table:table-cell table:style-name="ce45"/>
          <table:table-cell table:number-columns-repeated="1020"/>
        </table:table-row>
        <table:table-row table:style-name="ro1">
          <table:table-cell office:value-type="string" calcext:value-type="string">
            <text:p>anat:L-mscl-lg-extR-orteils-td-III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Tendon du 3e orteil du muscle long extenseur des orteils gauche"@fr .</text:p>
          </table:table-cell>
          <table:table-cell table:style-name="ce45"/>
          <table:table-cell table:number-columns-repeated="1020"/>
        </table:table-row>
        <table:table-row table:style-name="ro1">
          <table:table-cell office:value-type="string" calcext:value-type="string">
            <text:p>anat:L-mscl-lg-extR-orteils-td-IV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Tendon du 4e orteil du muscle long extenseur des orteils gauche"@fr .</text:p>
          </table:table-cell>
          <table:table-cell table:style-name="ce45"/>
          <table:table-cell table:number-columns-repeated="1020"/>
        </table:table-row>
        <table:table-row table:style-name="ro1">
          <table:table-cell office:value-type="string" calcext:value-type="string">
            <text:p>anat:L-mscl-lg-extR-orteils-td-V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Tendon du 5e orteil du muscle long extenseur des orteils gauche"@fr .</text:p>
          </table:table-cell>
          <table:table-cell table:style-name="ce45"/>
          <table:table-cell table:number-columns-repeated="1020"/>
        </table:table-row>
        <table:table-row table:style-name="ro1">
          <table:table-cell office:value-type="string" calcext:value-type="string">
            <text:p>anat:L-mscl-lg-extR-hallux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 long extenseur du hallux gauche"@fr .</text:p>
          </table:table-cell>
          <table:table-cell table:style-name="ce45"/>
          <table:table-cell table:number-columns-repeated="1020"/>
        </table:table-row>
        <table:table-row table:style-name="ro1">
          <table:table-cell table:style-name="ce27" office:value-type="string" calcext:value-type="string">
            <text:p>anat:L-muscles-lat-jambe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s latéraux de la jambe gauche"@fr .</text:p>
          </table:table-cell>
          <table:table-cell table:style-name="ce45"/>
          <table:table-cell table:number-columns-repeated="1020"/>
        </table:table-row>
        <table:table-row table:style-name="ro1">
          <table:table-cell office:value-type="string" calcext:value-type="string">
            <text:p>anat:L-mscl-lg-fibulaire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 long fibulaire gauche"@fr .</text:p>
          </table:table-cell>
          <table:table-cell table:style-name="ce45"/>
          <table:table-cell table:number-columns-repeated="1020"/>
        </table:table-row>
        <table:table-row table:style-name="ro1">
          <table:table-cell office:value-type="string" calcext:value-type="string">
            <text:p>anat:L-mscl-lg-fibulaire-chef-sup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Chef supérieur du muscle long fibulaire gauche"@fr .</text:p>
          </table:table-cell>
          <table:table-cell table:style-name="ce45" office:value-type="string" calcext:value-type="string">
            <text:p>"Muscle long fibulaire gauche : chef supérieur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scl-lg-fibulaire-chef-ant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Chef antérieur du muscle long fibulaire gauche"@fr .</text:p>
          </table:table-cell>
          <table:table-cell table:style-name="ce45" office:value-type="string" calcext:value-type="string">
            <text:p>"Muscle long fibulaire gauche : chef antérieur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scl-lg-fibulaire-chef-post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Chef postérieur du muscle long fibulaire gauche"@fr .</text:p>
          </table:table-cell>
          <table:table-cell table:style-name="ce45" office:value-type="string" calcext:value-type="string">
            <text:p>"Muscle long fibulaire gauche : chef postérieur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scl-crt-fibulaire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 court fibulaire gauche"@fr .</text:p>
          </table:table-cell>
          <table:table-cell table:style-name="ce45"/>
          <table:table-cell table:number-columns-repeated="1020"/>
        </table:table-row>
        <table:table-row table:style-name="ro1">
          <table:table-cell office:value-type="string" calcext:value-type="string">
            <text:p>anat:L-mscl-3e-fibulaire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 troisième fibulaire gauche"@fr .</text:p>
          </table:table-cell>
          <table:table-cell table:style-name="ce45"/>
          <table:table-cell table:number-columns-repeated="1020"/>
        </table:table-row>
        <table:table-row table:style-name="ro1">
          <table:table-cell office:value-type="string" calcext:value-type="string">
            <text:p>anat:L-muscles-post-jambe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s postérieurs de la jambe gauche"@fr .</text:p>
          </table:table-cell>
          <table:table-cell table:style-name="ce45"/>
          <table:table-cell table:number-columns-repeated="1020"/>
        </table:table-row>
        <table:table-row table:style-name="ro1">
          <table:table-cell office:value-type="string" calcext:value-type="string">
            <text:p>anat:L-mscl-triceps-sural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 triceps sural gauche"@fr .</text:p>
          </table:table-cell>
          <table:table-cell table:style-name="ce45"/>
          <table:table-cell table:number-columns-repeated="1020"/>
        </table:table-row>
        <table:table-row table:style-name="ro1">
          <table:table-cell office:value-type="string" calcext:value-type="string">
            <text:p>anat:L-mscl-gastrocnemien-med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 gastrocnémien médial gauche"@fr .</text:p>
          </table:table-cell>
          <table:table-cell table:style-name="ce45"/>
          <table:table-cell table:number-columns-repeated="1020"/>
        </table:table-row>
        <table:table-row table:style-name="ro1">
          <table:table-cell office:value-type="string" calcext:value-type="string">
            <text:p>anat:L-mscl-gastrocnemien-lat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 gastrocnémien latéral gauche"@fr .</text:p>
          </table:table-cell>
          <table:table-cell table:style-name="ce45"/>
          <table:table-cell table:number-columns-repeated="1020"/>
        </table:table-row>
        <table:table-row table:style-name="ro1">
          <table:table-cell office:value-type="string" calcext:value-type="string">
            <text:p>anat:L-mscl-soleaire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 soléaire gauche"@fr .</text:p>
          </table:table-cell>
          <table:table-cell table:style-name="ce45"/>
          <table:table-cell table:number-columns-repeated="1020"/>
        </table:table-row>
        <table:table-row table:style-name="ro1">
          <table:table-cell office:value-type="string" calcext:value-type="string">
            <text:p>anat:L-mscl-triceps-sural-td-achileen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Tendon calcanéen gauche"@fr .</text:p>
          </table:table-cell>
          <table:table-cell table:style-name="ce45" office:value-type="string" calcext:value-type="string">
            <text:p>"Tendon achiléen gauche 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scl-plantaire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 plantaire gauche"@fr .</text:p>
          </table:table-cell>
          <table:table-cell table:style-name="ce45"/>
          <table:table-cell table:number-columns-repeated="1020"/>
        </table:table-row>
        <table:table-row table:style-name="ro1">
          <table:table-cell office:value-type="string" calcext:value-type="string">
            <text:p>anat:L-mscl-poplite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 poplité gauche"@fr .</text:p>
          </table:table-cell>
          <table:table-cell table:style-name="ce45"/>
          <table:table-cell table:number-columns-repeated="1020"/>
        </table:table-row>
        <table:table-row table:style-name="ro1">
          <table:table-cell office:value-type="string" calcext:value-type="string">
            <text:p>anat:L-mscl-tibial-post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 tibial postérieur"@fr .</text:p>
          </table:table-cell>
          <table:table-cell table:style-name="ce45"/>
          <table:table-cell table:number-columns-repeated="1020"/>
        </table:table-row>
        <table:table-row table:style-name="ro1">
          <table:table-cell office:value-type="string" calcext:value-type="string">
            <text:p>anat:L-mscl-tibial-post-td-ppal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Tendon principal du muscle tibial postérieur gauche"@fr .</text:p>
          </table:table-cell>
          <table:table-cell table:style-name="ce45"/>
          <table:table-cell table:number-columns-repeated="1020"/>
        </table:table-row>
        <table:table-row table:style-name="ro1">
          <table:table-cell office:value-type="string" calcext:value-type="string">
            <text:p>anat:L-mscl-tibial-post-td-expensions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Expansions du tendon du muscle tibial postérieur gauche"@fr .</text:p>
          </table:table-cell>
          <table:table-cell table:style-name="ce45"/>
          <table:table-cell table:number-columns-repeated="1020"/>
        </table:table-row>
        <table:table-row table:style-name="ro1">
          <table:table-cell office:value-type="string" calcext:value-type="string">
            <text:p>anat:L-mscl-lg-fleR-orteils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 long fléchisseur des orteils gauche"@fr .</text:p>
          </table:table-cell>
          <table:table-cell table:style-name="ce45"/>
          <table:table-cell table:number-columns-repeated="1020"/>
        </table:table-row>
        <table:table-row table:style-name="ro1">
          <table:table-cell office:value-type="string" calcext:value-type="string">
            <text:p>anat:L-mscl-lg-fleR-orteils-td-commun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Tendon commun du muscle long fléchisseur des orteils gauche"@fr .</text:p>
          </table:table-cell>
          <table:table-cell table:style-name="ce45"/>
          <table:table-cell table:number-columns-repeated="1020"/>
        </table:table-row>
        <table:table-row table:style-name="ro1">
          <table:table-cell office:value-type="string" calcext:value-type="string">
            <text:p>anat:L-mscl-lg-fleR-orteils-td-II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Tendon du 2e orteil du muscle long fléchisseur des orteils gauche"@fr .</text:p>
          </table:table-cell>
          <table:table-cell table:style-name="ce45"/>
          <table:table-cell table:number-columns-repeated="1020"/>
        </table:table-row>
        <table:table-row table:style-name="ro1">
          <table:table-cell office:value-type="string" calcext:value-type="string">
            <text:p>anat:L-mscl-lg-fleR-orteils-td-III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Tendon du 3e orteil du muscle long fléchisseur des orteils gauche"@fr .</text:p>
          </table:table-cell>
          <table:table-cell table:style-name="ce45"/>
          <table:table-cell table:number-columns-repeated="1020"/>
        </table:table-row>
        <table:table-row table:style-name="ro1">
          <table:table-cell office:value-type="string" calcext:value-type="string">
            <text:p>anat:L-mscl-lg-fleR-orteils-td-IV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Tendon du 4e orteil du muscle long fléchisseur des orteils gauche"@fr .</text:p>
          </table:table-cell>
          <table:table-cell table:style-name="ce45"/>
          <table:table-cell table:number-columns-repeated="1020"/>
        </table:table-row>
        <table:table-row table:style-name="ro1">
          <table:table-cell office:value-type="string" calcext:value-type="string">
            <text:p>anat:L-mscl-lg-fleR-orteils-td-V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Tendon du 5e orteil du muscle long fléchisseur des orteils gauche"@fr .</text:p>
          </table:table-cell>
          <table:table-cell table:style-name="ce45"/>
          <table:table-cell table:number-columns-repeated="1020"/>
        </table:table-row>
        <table:table-row table:style-name="ro1">
          <table:table-cell office:value-type="string" calcext:value-type="string">
            <text:p>anat:L-mscl-lg-fleR-hallux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 long fléchisseur du hallux gauche"@fr .</text:p>
          </table:table-cell>
          <table:table-cell table:style-name="ce45"/>
          <table:table-cell table:number-columns-repeated="1020"/>
        </table:table-row>
        <table:table-row table:style-name="ro1">
          <table:table-cell office:value-type="string" calcext:value-type="string">
            <text:p>anat:L-muscles-plantR-med-pied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s plantaires médiaux gauches"@fr .</text:p>
          </table:table-cell>
          <table:table-cell table:style-name="ce45"/>
          <table:table-cell table:number-columns-repeated="1020"/>
        </table:table-row>
        <table:table-row table:style-name="ro1">
          <table:table-cell office:value-type="string" calcext:value-type="string">
            <text:p>anat:L-muscles-plantR-med-pied-plan-supL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s plantaires médiaux gauches : plan superficiel"@fr .</text:p>
          </table:table-cell>
          <table:table-cell table:style-name="ce45"/>
          <table:table-cell table:number-columns-repeated="1020"/>
        </table:table-row>
        <table:table-row table:style-name="ro1">
          <table:table-cell office:value-type="string" calcext:value-type="string">
            <text:p>anat:L-mscl-abdR-hallux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 abducteur du hallus gauche"@fr .</text:p>
          </table:table-cell>
          <table:table-cell table:style-name="ce45"/>
          <table:table-cell table:number-columns-repeated="1020"/>
        </table:table-row>
        <table:table-row table:style-name="ro1">
          <table:table-cell office:value-type="string" calcext:value-type="string">
            <text:p>anat:L-mscl-crt-fleR-hallux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 court fléchisseur du hallus gauche"@fr .</text:p>
          </table:table-cell>
          <table:table-cell table:style-name="ce45"/>
          <table:table-cell table:number-columns-repeated="1020"/>
        </table:table-row>
        <table:table-row table:style-name="ro1">
          <table:table-cell office:value-type="string" calcext:value-type="string">
            <text:p>anat:L-mscl-crt-fleR-hallux-td-med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Tendon médial du muscle court fléchisseur du hallus gauche"@fr .</text:p>
          </table:table-cell>
          <table:table-cell table:style-name="ce45"/>
          <table:table-cell table:number-columns-repeated="1020"/>
        </table:table-row>
        <table:table-row table:style-name="ro1">
          <table:table-cell office:value-type="string" calcext:value-type="string">
            <text:p>anat:L-mscl-crt-fleR-hallux-td-lat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Tendon latéral du muscle court fléchisseur du hallus gauche"@fr .</text:p>
          </table:table-cell>
          <table:table-cell table:style-name="ce45"/>
          <table:table-cell table:number-columns-repeated="1020"/>
        </table:table-row>
        <table:table-row table:style-name="ro1">
          <table:table-cell office:value-type="string" calcext:value-type="string">
            <text:p>anat:L-muscles-plantR-med-pied-plan-pfd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s plantaires médiaux gauches : plan profond"@fr .</text:p>
          </table:table-cell>
          <table:table-cell table:style-name="ce45"/>
          <table:table-cell table:number-columns-repeated="1020"/>
        </table:table-row>
        <table:table-row table:style-name="ro1">
          <table:table-cell office:value-type="string" calcext:value-type="string">
            <text:p>anat:L-mscl-addR-hallux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 adducteur du hallus gauche"@fr .</text:p>
          </table:table-cell>
          <table:table-cell table:style-name="ce45"/>
          <table:table-cell table:number-columns-repeated="1020"/>
        </table:table-row>
        <table:table-row table:style-name="ro1">
          <table:table-cell office:value-type="string" calcext:value-type="string">
            <text:p>anat:L-mscl-addR-hallux-chef-oblique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Chef oblique du muscle adducteur du hallus gauche"@fr .</text:p>
          </table:table-cell>
          <table:table-cell table:style-name="ce45" office:value-type="string" calcext:value-type="string">
            <text:p>"Muscle adducteur du hallus gauche : chef oblique"@fr .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anat:L-mscl-addR-hallux-chef-trsv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Chef transverse du muscle adducteur du hallus gauche"@fr .</text:p>
          </table:table-cell>
          <table:table-cell table:style-name="ce45" office:value-type="string" calcext:value-type="string">
            <text:p>"Muscle adducteur du hallus gauche : chef transverse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uscles-plantR-lat-pied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s plantaires latéraux gauches"@fr .</text:p>
          </table:table-cell>
          <table:table-cell table:style-name="ce45"/>
          <table:table-cell table:number-columns-repeated="1020"/>
        </table:table-row>
        <table:table-row table:style-name="ro1">
          <table:table-cell office:value-type="string" calcext:value-type="string">
            <text:p>anat:L-muscles-plantR-lat-pied-plan-supL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s plantaires latéraux gauches : plan superficiel"@fr .</text:p>
          </table:table-cell>
          <table:table-cell table:style-name="ce45"/>
          <table:table-cell table:number-columns-repeated="1020"/>
        </table:table-row>
        <table:table-row table:style-name="ro1">
          <table:table-cell office:value-type="string" calcext:value-type="string">
            <text:p>anat:L-mscl-abdR-orteil-V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 abducteur du 5e orteil gauche"@fr .</text:p>
          </table:table-cell>
          <table:table-cell table:style-name="ce45"/>
          <table:table-cell table:number-columns-repeated="1020"/>
        </table:table-row>
        <table:table-row table:style-name="ro1">
          <table:table-cell office:value-type="string" calcext:value-type="string">
            <text:p>anat:L-muscles-plantR-lat-pied-plan-pfd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s plantaires latéraux gauches : plan profond"@fr .</text:p>
          </table:table-cell>
          <table:table-cell table:style-name="ce45"/>
          <table:table-cell table:number-columns-repeated="1020"/>
        </table:table-row>
        <table:table-row table:style-name="ro1">
          <table:table-cell office:value-type="string" calcext:value-type="string">
            <text:p>anat:L-mscl-crt-fleR-orteil-V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 abducteur du 5e orteil gauche"@fr .</text:p>
          </table:table-cell>
          <table:table-cell table:style-name="ce45"/>
          <table:table-cell table:number-columns-repeated="1020"/>
        </table:table-row>
        <table:table-row table:style-name="ro1">
          <table:table-cell office:value-type="string" calcext:value-type="string">
            <text:p>anat:L-mscl-opposant-orteil-V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 opposant du 5e orteil gauche"@fr .</text:p>
          </table:table-cell>
          <table:table-cell table:style-name="ce45"/>
          <table:table-cell table:number-columns-repeated="1020"/>
        </table:table-row>
        <table:table-row table:style-name="ro1">
          <table:table-cell table:style-name="ce27" office:value-type="string" calcext:value-type="string">
            <text:p>anat:L-muscles-plantR-intermed-pied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s plantaires intermédiaires gauches"@fr .</text:p>
          </table:table-cell>
          <table:table-cell table:style-name="ce45"/>
          <table:table-cell table:number-columns-repeated="1020"/>
        </table:table-row>
        <table:table-row table:style-name="ro1">
          <table:table-cell office:value-type="string" calcext:value-type="string">
            <text:p>anat:L-muscles-plantR-intermed-pied-plan-supL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s plantaires intermédiaires gauches : plan superficiel"@fr .</text:p>
          </table:table-cell>
          <table:table-cell table:style-name="ce45"/>
          <table:table-cell table:number-columns-repeated="1020"/>
        </table:table-row>
        <table:table-row table:style-name="ro1">
          <table:table-cell office:value-type="string" calcext:value-type="string">
            <text:p>anat:L-mscl-crt-fleR-orteils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 court fléchisseur des orteils gauche"@fr .</text:p>
          </table:table-cell>
          <table:table-cell table:style-name="ce45"/>
          <table:table-cell table:number-columns-repeated="1020"/>
        </table:table-row>
        <table:table-row table:style-name="ro1">
          <table:table-cell office:value-type="string" calcext:value-type="string">
            <text:p>anat:L-mscl-crt-fleR-orteils-td-II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Tendon du 2e orteil du muscle court fléchisseur des orteils gauche"@fr .</text:p>
          </table:table-cell>
          <table:table-cell table:style-name="ce45"/>
          <table:table-cell table:number-columns-repeated="1020"/>
        </table:table-row>
        <table:table-row table:style-name="ro1">
          <table:table-cell office:value-type="string" calcext:value-type="string">
            <text:p>anat:L-mscl-crt-fleR-orteils-td-III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Tendon du 3e orteil du muscle court fléchisseur des orteils gauche"@fr .</text:p>
          </table:table-cell>
          <table:table-cell table:style-name="ce45"/>
          <table:table-cell table:number-columns-repeated="1020"/>
        </table:table-row>
        <table:table-row table:style-name="ro1">
          <table:table-cell office:value-type="string" calcext:value-type="string">
            <text:p>anat:L-mscl-crt-fleR-orteils-td-IV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Tendon du 4e orteil du muscle court fléchisseur des orteils gauche"@fr .</text:p>
          </table:table-cell>
          <table:table-cell table:style-name="ce45"/>
          <table:table-cell table:number-columns-repeated="1020"/>
        </table:table-row>
        <table:table-row table:style-name="ro1">
          <table:table-cell office:value-type="string" calcext:value-type="string">
            <text:p>anat:L-mscl-crt-fleR-orteils-td-V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Tendon du 5e orteil du muscle court fléchisseur des orteils gauche"@fr .</text:p>
          </table:table-cell>
          <table:table-cell table:style-name="ce45"/>
          <table:table-cell table:number-columns-repeated="1020"/>
        </table:table-row>
        <table:table-row table:style-name="ro1">
          <table:table-cell office:value-type="string" calcext:value-type="string">
            <text:p>anat:L-muscles-plantR-intermed-pied-plan-moy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s plantaires intermédiaires gauches : plan moyen"@fr .</text:p>
          </table:table-cell>
          <table:table-cell table:style-name="ce45"/>
          <table:table-cell table:number-columns-repeated="1020"/>
        </table:table-row>
        <table:table-row table:style-name="ro1">
          <table:table-cell office:value-type="string" calcext:value-type="string">
            <text:p>anat:L-mscl-carre-plantaire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 carré plantaire gauche"@fr .</text:p>
          </table:table-cell>
          <table:table-cell table:style-name="ce45"/>
          <table:table-cell table:number-columns-repeated="1020"/>
        </table:table-row>
        <table:table-row table:style-name="ro1">
          <table:table-cell office:value-type="string" calcext:value-type="string">
            <text:p>anat:L-mscl-carre-plantaire-chef-med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Chef médial du muscle carré plantaire gauche"@fr .</text:p>
          </table:table-cell>
          <table:table-cell table:style-name="ce45" office:value-type="string" calcext:value-type="string">
            <text:p>"Muscle carré plantaire gauche : chef médial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scl-carre-plantaire-chef-lat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Chef latéral du muscle carré plantaire gauche"@fr .</text:p>
          </table:table-cell>
          <table:table-cell table:style-name="ce45" office:value-type="string" calcext:value-type="string">
            <text:p>"Muscle carré plantaire gauche : chef latéral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uscles-plantR-intermed-pied-plan-pfd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s plantaires intermédiaires gauches : plan profond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uscles-lombricaux-pied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s lombricaux du pied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lombrical-pied-du-II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Premier muscle lombrical du pied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lombrical-pied-du-III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Deuxième muscle lombrical du pied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lombrical-pied-du-IV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Troisième muscle lombrical du pied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lombrical-pied-du-V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Quatriième muscle lombrical du pied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uscles-interosseux-plantR-pied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s interosseux plantaires gauches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interosseux-plantaire-du-III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 interosseux plantaire du 3e orteil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interosseux-plantaire-du-IV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 interosseux plantaire du 4e orteil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interosseux-plantaire-du-V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 interosseux plantaire du 5e orteil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uscles-dorsaux-pied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s dorsaux du pied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crt-extR-orteils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 court extenseur des orteils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crt-extR-orteils-td-II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Tendon du 2e orteil du muscle court extenseur des orteils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crt-extR-orteils-td-III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Tendon du 3e orteil du muscle court extenseur des orteils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crt-extR-orteils-td-IV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Tendon du 4e orteil du muscle court extenseur des orteils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crt-extR-hallux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 court extenseur du hallux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uscles-interosseux-dorsaux-pied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s interosseux dorsaux du pied gauches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interosseux-dorsaux-du-II-1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Premier muscle interosseux dorsal du pied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interosseux-dorsaux-du-II-2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Deuxième muscle interosseux dorsal du pied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interosseux-dorsaux-du-III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Troisième muscle interosseux dorsal du pied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interosseux-dorsaux-du-IV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Quatriième muscle interosseux dorsal du pied gauche"@fr .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anat:R-lgmt-patel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igament patellaire droit"@fr .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anat:L-lgmt-patel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igament patellaire gauche"@fr 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anat:muscles-ceint-scap-couche-pfd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ceinture scapulaire : couche profonde"@fr .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anat:muscles-ceint-scap-couche-pfde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ceinture scapulaire : couche profonde (subdivision 1)"@fr .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anat:muscles-ceint-scap-couche-pfde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ceinture scapulaire : couche profonde (subdivision 2)"@fr .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anat:muscles-ceint-scap-couche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ceinture scapulaire : couche superficielle"@fr .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anat:R-muscles-ceint-scap-couche-pfde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ceinture scapulaire droite : couche profonde (subdivision 1)"@fr .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anat:R-mscl-angulaire-scapul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élévateur de la scapula droit"@fr .</text:p>
          </table:table-cell>
          <table:table-cell office:value-type="string" calcext:value-type="string">
            <text:p>"Muscle angulaire de la scapula droit"@fr .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anat:R-mscl-subclavi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subclavier droit"@fr .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anat:R-mscl-pt-pect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petit pectoral droit"@fr .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anat:R-muscles-ceint-scap-couche-pfde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ceinture scapulaire droite : couche profonde (subdivision 1)"@fr .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anat:R-muscles-rhomboid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rhomboides droits"@fr .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anat:R-mscl-pt-rhombo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petit rhomboide droit"@fr .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anat:R-mscl-gd-rhombo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grand rhomboide droit"@fr .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anat:R-mscl-dentele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dentelé antérieur droit"@fr .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anat:R-mscl-dentele-ant-fx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supérieur du muscle dentelé antérieur droit"@fr .</text:p>
          </table:table-cell>
          <table:table-cell office:value-type="string" calcext:value-type="string">
            <text:p>"Muscle dentelé antérieur droit : faisceau supérieur"@fr .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anat:R-mscl-dentele-ant-fx-moy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moyen du muscle dentelé aérieur droit"@fr .</text:p>
          </table:table-cell>
          <table:table-cell office:value-type="string" calcext:value-type="string">
            <text:p>"Muscle dentelé antérieur droit : faisceau moyen"@fr .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anat:R-mscl-dentele-ant-fx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inférieur du muscle dentelé aérieur droit"@fr .</text:p>
          </table:table-cell>
          <table:table-cell office:value-type="string" calcext:value-type="string">
            <text:p>"Muscle dentelé antérieur droit : faisceau inférieur"@fr .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anat:R-muscles-ceint-scap-couche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ceinture scapulaire droite : couche superficielle"@fr .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anat:R-mscl-trapez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trapèze droit"@fr .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anat:R-mscl-trapeze-fx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supérieur du muscle trapèze droit"@fr .</text:p>
          </table:table-cell>
          <table:table-cell office:value-type="string" calcext:value-type="string">
            <text:p>"Muscle trapèze droit : faisceau supérieur"@fr .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anat:R-mscl-trapeze-fx-moy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moyen du muscle trapèze droit"@fr .</text:p>
          </table:table-cell>
          <table:table-cell office:value-type="string" calcext:value-type="string">
            <text:p>"Muscle trapèze droit : faisceau moyen"@fr .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anat:R-mscl-trapeze-fx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inférieur du muscle trapèze droit"@fr .</text:p>
          </table:table-cell>
          <table:table-cell office:value-type="string" calcext:value-type="string">
            <text:p>"Muscle trapèze droit : faisceau inférieur"@fr .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anat:R-mscl-gd-dors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grand dorsal droit"@fr .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anat:R-mscl-gd-pect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grand pectoral droit"@fr .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anat:R-mscl-gd-pectoral-fx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supérieur du muscle grand pectoral droit"@fr .</text:p>
          </table:table-cell>
          <table:table-cell office:value-type="string" calcext:value-type="string">
            <text:p>"Muscle grand pectoral droit : faisceau supérieur"@fr .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anat:R-mscl-gd-pectoral-fx-moy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moyen du muscle grand pectoral droit"@fr .</text:p>
          </table:table-cell>
          <table:table-cell office:value-type="string" calcext:value-type="string">
            <text:p>"Muscle grand pectoral droit : faisceau moyen"@fr .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anat:R-mscl-gd-pectoral-fx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inférieur du muscle grand pectoral droit"@fr .</text:p>
          </table:table-cell>
          <table:table-cell office:value-type="string" calcext:value-type="string">
            <text:p>"Muscle grand pectoral droit : faisceau inférieur"@fr .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anat:R-muscles-propres-epau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propres de l’épaule droite"@fr .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anat:R-mscl-supraepine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supraépineux droit"@fr .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anat:R-mscl-infraepine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infraépineux droit"@fr .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anat:R-mscl-pt-ron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petit rond droit"@fr .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anat:R-mscl-gd-ron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grand rond droit"@fr .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anat:R-mscl-subscap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subscapulaire droit"@fr .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anat:R-mscl-deltoid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deltoïde droit"@fr .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anat:R-mscl-deltoide-fx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antérieur du muscle deltoïde droit"@fr .</text:p>
          </table:table-cell>
          <table:table-cell office:value-type="string" calcext:value-type="string">
            <text:p>"Muscle deltoïde droit : faisceau antérieur"@fr .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anat:R-mscl-deltoide-fx-moy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moyen du muscle deltoïde droit"@fr .</text:p>
          </table:table-cell>
          <table:table-cell office:value-type="string" calcext:value-type="string">
            <text:p>"Muscle deltoïde droit : faisceau moyen"@fr .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anat:R-mscl-deltoide-fx-pos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postérieur du muscle deltoïde droit"@fr .</text:p>
          </table:table-cell>
          <table:table-cell office:value-type="string" calcext:value-type="string">
            <text:p>"Muscle deltoïde droit : faisceau postérieur"@fr .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anat:R-muscles-bras-loge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antérieurs du bras droit"@fr .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anat:R-mscl-biceps-brachi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biceps brachial droit"@fr .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anat:R-mscl-biceps-brachial-chef-cr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hef court du muscle biceps brachial droit"@fr .</text:p>
          </table:table-cell>
          <table:table-cell office:value-type="string" calcext:value-type="string">
            <text:p>"Muscle biceps brachial droit : chef court"@fr .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anat:R-mscl-biceps-brachial-chef-lg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hef long du muscle biceps brachial droit"@fr .</text:p>
          </table:table-cell>
          <table:table-cell office:value-type="string" calcext:value-type="string">
            <text:p>"Muscle biceps brachial droit : chef long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R-mscl-coraco-brachi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oraco-brachial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brachi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brachial droit"@fr .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anat:R-muscles-bras-loge-pos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postérieurs du bras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triceps-brachi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triceps brachial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triceps-brachial-chef-lg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hef long du muscle triceps brachial droit"@fr .</text:p>
          </table:table-cell>
          <table:table-cell office:value-type="string" calcext:value-type="string">
            <text:p>"Muscle triceps brachial droit : chef long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R-mscl-triceps-brachial-chef-m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hef médial du muscle triceps brachial droit"@fr .</text:p>
          </table:table-cell>
          <table:table-cell office:value-type="string" calcext:value-type="string">
            <text:p>"Muscle triceps brachial droit : chef médial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R-mscl-triceps-brachial-chef-la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hef latéral du muscle triceps brachial droit"@fr .</text:p>
          </table:table-cell>
          <table:table-cell office:value-type="string" calcext:value-type="string">
            <text:p>"Muscle triceps brachial droit : chef latéral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R-muscles-ant-avt-bra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antérieurs de l’avant-bras droit"@fr .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anat:R-mscl-brachio-radi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brachio-radial droit"@fr .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anat:R-mscl-rond-pronateu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rond pronateur droit"@fr .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anat:R-mscl-rond-pronateur-chef-hume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hef huméral du muscle rond pronateur droit"@fr .</text:p>
          </table:table-cell>
          <table:table-cell office:value-type="string" calcext:value-type="string">
            <text:p>"Muscle rond pronateur droit : chef huméral"@fr .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anat:R-mscl-rond-pronateur-chef-uln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hef ulnaire du muscle rond pronateur droit"@fr .</text:p>
          </table:table-cell>
          <table:table-cell office:value-type="string" calcext:value-type="string">
            <text:p>"Muscle rond pronateur droit : chef ulnaire"@fr .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anat:R-mscl-fleR-radial-carp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fléchisseur radial du carpe droit"@fr .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anat:R-mscl-lg-palm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long palmaire droit"@fr .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anat:R-mscl-fleR-ulnaire-carp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fléchisseur ulnaire du carpe droit"@fr .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anat:R-mscl-fleR-ulnaire-carpe-chef-hume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hef huméral du muscle fléchisseur ulnaire du carpe droit"@fr .</text:p>
          </table:table-cell>
          <table:table-cell office:value-type="string" calcext:value-type="string">
            <text:p>"Muscle fléchisseur ulnaire du carpe droit : chef huméral"@fr .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anat:R-mscl-fleR-ulnaire-carpe-chef-uln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hef ulnaire du muscle fléchisseur ulnaire du carpe droit"@fr .</text:p>
          </table:table-cell>
          <table:table-cell office:value-type="string" calcext:value-type="string">
            <text:p>"Muscle fléchisseur ulnaire du carpe droit : chef ulnaire"@fr .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anat:R-mscl-fleR-pfd-doigt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fléchisseur profond des doigts droit"@fr .</text:p>
          </table:table-cell>
          <table:table-cell table:number-columns-repeated="1021"/>
        </table:table-row>
        <table:table-row table:style-name="ro3">
          <table:table-cell table:style-name="ce27" office:value-type="string" calcext:value-type="string">
            <text:p>anat:R-mscl-fleR-pfd-doigts-td-du-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du 2<text:span text:style-name="T1">e</text:span> doigt du muscle fléchisseur profond des doigts droit"@fr .</text:p>
          </table:table-cell>
          <table:table-cell office:value-type="string" calcext:value-type="string">
            <text:p>"Muscle fléchisseur profond des doigts droit : tendon du 2<text:span text:style-name="T1">e</text:span> doigt"@fr .</text:p>
          </table:table-cell>
          <table:table-cell table:number-columns-repeated="1020"/>
        </table:table-row>
        <table:table-row table:style-name="ro3">
          <table:table-cell table:style-name="ce27" office:value-type="string" calcext:value-type="string">
            <text:p>anat:R-mscl-fleR-pfd-doigts-td-du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du 3<text:span text:style-name="T1">e</text:span> doigt du muscle fléchisseur profond des doigts droit"@fr .</text:p>
          </table:table-cell>
          <table:table-cell office:value-type="string" calcext:value-type="string">
            <text:p>"Muscle fléchisseur profond des doigts droit : tendon du 3<text:span text:style-name="T1">e</text:span> doigt"@fr .</text:p>
          </table:table-cell>
          <table:table-cell table:number-columns-repeated="1020"/>
        </table:table-row>
        <table:table-row table:style-name="ro3">
          <table:table-cell table:style-name="ce27" office:value-type="string" calcext:value-type="string">
            <text:p>anat:R-mscl-fleR-pfd-doigts-td-du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du 4<text:span text:style-name="T1">e</text:span> doigt du muscle fléchisseur profond des doigts droit"@fr .</text:p>
          </table:table-cell>
          <table:table-cell office:value-type="string" calcext:value-type="string">
            <text:p>"Muscle fléchisseur profond des doigts droit : tendon du 4<text:span text:style-name="T1">e</text:span> doigt"@fr .</text:p>
          </table:table-cell>
          <table:table-cell table:number-columns-repeated="1020"/>
        </table:table-row>
        <table:table-row table:style-name="ro3">
          <table:table-cell table:style-name="ce27" office:value-type="string" calcext:value-type="string">
            <text:p>anat:R-mscl-fleR-pfd-doigts-td-du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du 5<text:span text:style-name="T1">e</text:span> doigt du muscle fléchisseur profond des doigts droit"@fr .</text:p>
          </table:table-cell>
          <table:table-cell office:value-type="string" calcext:value-type="string">
            <text:p>"Muscle fléchisseur profond des doigts droit : tendon du 5<text:span text:style-name="T1">e</text:span> doigt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R-mscl-fleR-supL-doigt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fléchisseur spuerficiel des doigts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fleR-supL-doigts-chef-humero-uln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hef huméro-ulnaire du muscle fléchisseur superficiel des doigts droit"@fr .</text:p>
          </table:table-cell>
          <table:table-cell office:value-type="string" calcext:value-type="string">
            <text:p>"Muscle fléchisseur superficiel des doigts droit : chef huméro-ulnaire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R-mscl-fleR-supL-doigts-chef-radi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hef radial du muscle fléchisseur superficiel des doigts droit"@fr .</text:p>
          </table:table-cell>
          <table:table-cell office:value-type="string" calcext:value-type="string">
            <text:p>"Muscle fléchisseur superficiel des doigts droit : chef radial"@fr .</text:p>
          </table:table-cell>
          <table:table-cell table:number-columns-repeated="1020"/>
        </table:table-row>
        <table:table-row table:style-name="ro3">
          <table:table-cell table:style-name="ce27" office:value-type="string" calcext:value-type="string">
            <text:p>anat:R-mscl-fleR-supL-doigts-td-du-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du 2<text:span text:style-name="T1">e</text:span> doigt du muscle fléchisseur superficiel des doigts droit"@fr .</text:p>
          </table:table-cell>
          <table:table-cell office:value-type="string" calcext:value-type="string">
            <text:p>"Muscle fléchisseur superficiel des doigts droit : tendon du 2<text:span text:style-name="T1">e</text:span> doigt"@fr .</text:p>
          </table:table-cell>
          <table:table-cell table:number-columns-repeated="1020"/>
        </table:table-row>
        <table:table-row table:style-name="ro3">
          <table:table-cell table:style-name="ce27" office:value-type="string" calcext:value-type="string">
            <text:p>anat:R-mscl-fleR-supL-doigts-td-du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du 3<text:span text:style-name="T1">e</text:span> doigt du muscle fléchisseur superficiel des doigts droit"@fr .</text:p>
          </table:table-cell>
          <table:table-cell office:value-type="string" calcext:value-type="string">
            <text:p>"Muscle fléchisseur superficiel des doigts droit : tendon du 3<text:span text:style-name="T1">e</text:span> doigt"@fr .</text:p>
          </table:table-cell>
          <table:table-cell table:number-columns-repeated="1020"/>
        </table:table-row>
        <table:table-row table:style-name="ro3">
          <table:table-cell table:style-name="ce27" office:value-type="string" calcext:value-type="string">
            <text:p>anat:R-mscl-fleR-supL-doigts-td-du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du 4<text:span text:style-name="T1">e</text:span> doigt du muscle fléchisseur superficiel des doigts droit"@fr .</text:p>
          </table:table-cell>
          <table:table-cell office:value-type="string" calcext:value-type="string">
            <text:p>"Muscle fléchisseur superficiel des doigts droit : tendon du 4<text:span text:style-name="T1">e</text:span> doigt"@fr .</text:p>
          </table:table-cell>
          <table:table-cell table:number-columns-repeated="1020"/>
        </table:table-row>
        <table:table-row table:style-name="ro3">
          <table:table-cell table:style-name="ce27" office:value-type="string" calcext:value-type="string">
            <text:p>anat:R-mscl-fleR-supL-doigts-td-du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du 5<text:span text:style-name="T1">e</text:span> doigt du muscle fléchisseur superficiel des doigts droit"@fr .</text:p>
          </table:table-cell>
          <table:table-cell office:value-type="string" calcext:value-type="string">
            <text:p>"Muscle fléchisseur superficiel des doigts droit : tendon du 5<text:span text:style-name="T1">e</text:span> doigt"@fr .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anat:R-mscl-lg-fle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long fléchisseur du pouce droit"@fr .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anat:R-mscl-suppinateu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suppinateur droit"@fr .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anat:R-mscl-suppinateur-fx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superficiel du muscle suppinateur droit"@fr .</text:p>
          </table:table-cell>
          <table:table-cell office:value-type="string" calcext:value-type="string">
            <text:p>"Muscle suppinateur droit : faisceau superficiel"@fr .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anat:R-mscl-suppinateur-fx-pf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profond du muscle suppinateur droit"@fr .</text:p>
          </table:table-cell>
          <table:table-cell office:value-type="string" calcext:value-type="string">
            <text:p>"Muscle suppinateur droit : faisceau profond"@fr .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anat:R-mscl-carre-pronateu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arré pronateur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uscles-post-avt-bra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postérieurs de l’avant-bras droit"@fr .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anat:R-mscl-lg-extR-radial-carp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long extenseur radial du carpe droit"@fr .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anat:R-mscl-crt-extR-radial-carp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ourt extenseur radial du carpe droit"@fr .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anat:R-mscl-extR-doigt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extenseur des doigts droit"@fr .</text:p>
          </table:table-cell>
          <table:table-cell table:number-columns-repeated="1021"/>
        </table:table-row>
        <table:table-row table:style-name="ro3">
          <table:table-cell table:style-name="ce27" office:value-type="string" calcext:value-type="string">
            <text:p>anat:R-mscl-extR-doigts-td-du-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du 2<text:span text:style-name="T1">e</text:span> doigt du muscle extenseur des doigts droit"@fr .</text:p>
          </table:table-cell>
          <table:table-cell office:value-type="string" calcext:value-type="string">
            <text:p>"Muscle extenseur des doigts droit : tendon du 2e doigt"@fr .</text:p>
          </table:table-cell>
          <table:table-cell table:number-columns-repeated="1020"/>
        </table:table-row>
        <table:table-row table:style-name="ro3">
          <table:table-cell table:style-name="ce27" office:value-type="string" calcext:value-type="string">
            <text:p>anat:R-mscl-extR-doigts-td-du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du 3<text:span text:style-name="T1">e</text:span> doigt du muscle extenseur des doigts droit"@fr .</text:p>
          </table:table-cell>
          <table:table-cell office:value-type="string" calcext:value-type="string">
            <text:p>"Muscle extenseur des doigts droit : tendon du 3<text:span text:style-name="T1">e</text:span> doigt"@fr .</text:p>
          </table:table-cell>
          <table:table-cell table:number-columns-repeated="1020"/>
        </table:table-row>
        <table:table-row table:style-name="ro3">
          <table:table-cell table:style-name="ce27" office:value-type="string" calcext:value-type="string">
            <text:p>anat:R-mscl-extR-doigts-td-du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du 4<text:span text:style-name="T1">e</text:span> doigt du muscle extenseur des doigts droit"@fr .</text:p>
          </table:table-cell>
          <table:table-cell office:value-type="string" calcext:value-type="string">
            <text:p>"Muscle extenseur des doigts droit : tendon du 4<text:span text:style-name="T1">e</text:span> doigt"@fr .</text:p>
          </table:table-cell>
          <table:table-cell table:number-columns-repeated="1020"/>
        </table:table-row>
        <table:table-row table:style-name="ro3">
          <table:table-cell table:style-name="ce27" office:value-type="string" calcext:value-type="string">
            <text:p>anat:R-mscl-extR-doigts-td-du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du 5<text:span text:style-name="T1">e</text:span> doigt du muscle extenseur des doigts droit"@fr .</text:p>
          </table:table-cell>
          <table:table-cell office:value-type="string" calcext:value-type="string">
            <text:p>"Muscle extenseur des doigts droit : tendon du 5<text:span text:style-name="T1">e</text:span> doigt"@fr .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anat:R-mscl-extR-pt-doig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extenseur du petit doigt droit"@fr .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anat:R-mscl-extR-ulnaire-carp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extenseur ulnaire du carpe droit"@fr .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anat:R-mscl-ancon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anconé droit"@fr .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anat:R-mscl-lg-abd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long abducteur du pouce droit"@fr .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anat:R-mscl-crt-ext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ourt extenseur du pouce droit"@fr .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anat:R-mscl-extrR-inde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extenseur de l’index droit"@fr .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anat:R-mscl-lg-ext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long extenseur du pouce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uscles-loge-med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loge médiale de la main droite"@fr .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anat:R-muscles-loge-med-main-plan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loge médiale de la main droite : plan superficiel"@fr .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anat:R-mscl-crt-fleR-auric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ourt fléchisseur du petit doigt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abdR-auric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abducteur du petit doigt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uscles-loge-med-main-plan-pf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loge médiale de la main droite : plan profond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opposant-auric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opposant du petit doigt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uscles-loge-lat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loge latérale de la main droite"@fr .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anat:R-muscles-loge-lat-main-plan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loge latérale de la main droite : plan superficiel"@fr .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anat:R-mscl-crt-abd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ourt abducteur du pouce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uscles-loge-lat-main-plan-moy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loge latérale de la main droite : plan moyen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crt-fle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ourt fléchisseur du pouce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crt-fleR-pouce-fx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superficiel du muscle court fléchisseur du pouce droit"@fr .</text:p>
          </table:table-cell>
          <table:table-cell office:value-type="string" calcext:value-type="string">
            <text:p>"Muscle court fléchisseur du pouce droit : faisceau superficiel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R-mscl-crt-fleR-pouce-fx-pf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profond du muscle court fléchisseur du pouce droit"@fr .</text:p>
          </table:table-cell>
          <table:table-cell office:value-type="string" calcext:value-type="string">
            <text:p>"Muscle court fléchisseur du pouce droit : faisceau profond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R-mscl-opposant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opposant du pouce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uscles-loge-lat-main-plan-pf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loge latérale de la main droite : plan profond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add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adducteur du pouce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addR-pouce-fx-obli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oblique du muscle adducteur du pouce droit"@fr .</text:p>
          </table:table-cell>
          <table:table-cell office:value-type="string" calcext:value-type="string">
            <text:p>"Muscle adducteur du pouce droit : faisceau oblique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R-mscl-addR-pouce-fx-trs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transverse du muscle adducteur du pouce droit"@fr .</text:p>
          </table:table-cell>
          <table:table-cell office:value-type="string" calcext:value-type="string">
            <text:p>"Muscle adducteur du pouce droit : faisceau transverse"@fr .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anat:R-muscles-loge-moy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loge moyenne de la main droit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uscles-loge-moy-main-plan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loge moyenne de la main droite : plan superficiel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uscles-lombricaux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lombricaux de la main droit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lombrical-du-II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remier muscle lombrical de la main droit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lombrical-du-III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Deuxième muscle lombrical de la main droit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lombrical-du-IV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roisième muscle lombrical de la main droit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lombrical-du-V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Quatriième muscle lombrical de la main droit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uscles-loge-moy-main-plan-pfd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loge moyenne de la main droite : plan profond"@fr .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anat:R-muscles-interosseux-dorsaux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interosseux dorsaux de la main droit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interosseux-dorsal-main-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remier muscle interosseux dorsal de la main droit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interosseux-dorsal-main-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Deuxième muscle interosseux dorsal de la main droit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interosseux-dorsal-main-3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roisième muscle interosseux dorsal de la main droit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interosseux-dorsal-main-4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Quatriième muscle interosseux dorsal de la main droit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uscles-interosseux-palmaire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interosseux palmaires de la main droit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interosseux-palmaire-main-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remier muscle interosseux palmaire de la main droit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interosseux-palmaire-main-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Deuxième muscle interosseux palmaire de la main droit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interosseux-palmaire-main-3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roisième muscle interosseux palmaire de la main droit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interosseux-palmaire-main-4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Quatriième muscle interosseux palmaire de la main droit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tabatiere-anatomi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tabatière anatomique de la main droit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uscles-ceint-scap-couche-pfde1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s de la ceinture scapulaire gauche : couche profonde (subdivision 1)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angulaire-scapula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 élévateur de la scapula gauche"@fr .</text:p>
          </table:table-cell>
          <table:table-cell table:style-name="ce46" office:value-type="string" calcext:value-type="string">
            <text:p>"Muscle angulaire de la scapula gauche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scl-subclavier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 subclavier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pt-pectoral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 petit pectoral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uscles-ceint-scap-couche-pfde2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s de la ceinture scapulaire gauche : couche profonde (subdivision 1)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uscles-rhomboides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s rhomboides gauches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pt-rhombo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 petit rhomboide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gd-rhombo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 grand rhomboide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dentele-ant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 dentelé antérieur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dentele-ant-fx-sup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Faisceau supérieur du muscle dentelé antérieur gauche"@fr .</text:p>
          </table:table-cell>
          <table:table-cell office:value-type="string" calcext:value-type="string">
            <text:p>"Muscle dentelé antérieur gauche : faisceau supérieur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scl-dentele-ant-fx-moy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Faisceau moyen du muscle dentelé aérieur gauche"@fr .</text:p>
          </table:table-cell>
          <table:table-cell office:value-type="string" calcext:value-type="string">
            <text:p>"Muscle dentelé antérieur gauche : faisceau moyen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scl-dentele-ant-fx-inf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Faisceau inférieur du muscle dentelé aérieur gauche"@fr .</text:p>
          </table:table-cell>
          <table:table-cell office:value-type="string" calcext:value-type="string">
            <text:p>"Muscle dentelé antérieur gauche : faisceau inférieur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uscles-ceint-scap-couche-supL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s de la ceinture scapulaire gauche : couche superficiell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trapeze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 trapèze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trapeze-fx-sup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Faisceau supérieur du muscle trapèze gauche"@fr .</text:p>
          </table:table-cell>
          <table:table-cell office:value-type="string" calcext:value-type="string">
            <text:p>"Muscle trapèze gauche : faisceau supérieur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scl-trapeze-fx-moy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Faisceau moyen du muscle trapèze gauche"@fr .</text:p>
          </table:table-cell>
          <table:table-cell office:value-type="string" calcext:value-type="string">
            <text:p>"Muscle trapèze gauche : faisceau moyen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scl-trapeze-fx-inf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Faisceau inférieur du muscle trapèze gauche"@fr .</text:p>
          </table:table-cell>
          <table:table-cell office:value-type="string" calcext:value-type="string">
            <text:p>"Muscle trapèze gauche : faisceau inférieur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scl-gd-dorsal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 grand dorsal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gd-pectoral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 grand pectoral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gd-pectoral-fx-sup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Faisceau supérieur du muscle grand pectoral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gd-pectoral-fx-moy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Faisceau moyen du muscle grand pectoral gauche"@fr .</text:p>
          </table:table-cell>
          <table:table-cell office:value-type="string" calcext:value-type="string">
            <text:p>"Muscle grand pectoral gauche : faisceau moyen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scl-gd-pectoral-fx-inf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Faisceau inférieur du muscle grand pectoral gauche"@fr .</text:p>
          </table:table-cell>
          <table:table-cell office:value-type="string" calcext:value-type="string">
            <text:p>"Muscle grand pectoral gauche : faisceau inférieur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uscles-propres-epaule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 propres de l’épaule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supraepineux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 supraépineux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infraepineux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 infraépineux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pt-rond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 petit rond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gd-rond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 grand rond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subscapulaire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 subscapulaire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deltoide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 deltoïde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deltoide-fx-ant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Faisceau antérieur du muscle deltoïde gauche"@fr .</text:p>
          </table:table-cell>
          <table:table-cell table:style-name="ce45" office:value-type="string" calcext:value-type="string">
            <text:p>"Muscle deltoïde gauche : faisceau antérieur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scl-deltoide-fx-moy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Faisceau moyen du muscle deltoïde gauche"@fr .</text:p>
          </table:table-cell>
          <table:table-cell table:style-name="ce45" office:value-type="string" calcext:value-type="string">
            <text:p>"Muscle deltoïde gauche : faisceau moyen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scl-deltoide-fx-post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Faisceau postérieur du muscle deltoïde gauche"@fr .</text:p>
          </table:table-cell>
          <table:table-cell table:style-name="ce45" office:value-type="string" calcext:value-type="string">
            <text:p>"Muscle deltoïde gauche : faisceau postérieur"@fr .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anat:L-muscles-bras-loge-ant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s antérieurs du bras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biceps-brachial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 biceps brachial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biceps-brachial-chef-crt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Chef court du muscle biceps brachial gauche"@fr .</text:p>
          </table:table-cell>
          <table:table-cell table:style-name="ce45" office:value-type="string" calcext:value-type="string">
            <text:p>"Muscle biceps brachial gauche : chef court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scl-biceps-brachial-chef-lg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Chef long du muscle biceps brachial gauche"@fr .</text:p>
          </table:table-cell>
          <table:table-cell table:style-name="ce45" office:value-type="string" calcext:value-type="string">
            <text:p>"Muscle biceps brachial gauche : chef long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scl-coraco-brachial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 coraco-brachial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brachial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 brachial gauche"@fr . 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anat:L-muscles-bras-loge-ant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s postérieurs du bras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triceps-brachial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 triceps brachial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triceps-brachial-chef-lg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Chef long du muscle triceps brachial gauche"@fr .</text:p>
          </table:table-cell>
          <table:table-cell table:style-name="ce45" office:value-type="string" calcext:value-type="string">
            <text:p>"Muscle triceps brachial gauche : chef long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scl-triceps-brachial-chef-med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Chef médial du muscle triceps brachial gauche"@fr .</text:p>
          </table:table-cell>
          <table:table-cell table:style-name="ce45" office:value-type="string" calcext:value-type="string">
            <text:p>"Muscle triceps brachial gauche : chef médial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scl-triceps-brachial-chef-lat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Chef latéral du muscle triceps brachial gauche"@fr .</text:p>
          </table:table-cell>
          <table:table-cell table:style-name="ce45" office:value-type="string" calcext:value-type="string">
            <text:p>"Muscle triceps brachial gauche : chef latéral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uscles-ant-avt-bras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s antérieurs de l’avant-bras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brachio-radial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 brachio-radial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rond-pronateur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 rond pronateur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rond-pronateur-chef-humeral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Chef huméral du muscle rond pronateur gauche"@fr .</text:p>
          </table:table-cell>
          <table:table-cell table:style-name="ce45" office:value-type="string" calcext:value-type="string">
            <text:p>"Muscle rond pronateur gauche : chef huméral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scl-rond-pronateur-chef-ulnaire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Chef ulnaire du muscle rond pronateur gauche"@fr .</text:p>
          </table:table-cell>
          <table:table-cell table:style-name="ce45" office:value-type="string" calcext:value-type="string">
            <text:p>"Muscle rond pronateur gauche : chef ulnaire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scl-fleR-radial-carpe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 fléchisseur radial du carpe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lg-palmaire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 long palmaire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fleR-ulnaire-carpe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 fléchisseur ulnaire du carpe gauche"@fr . 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anat:L-mscl-fleR-ulnaire-carpe-chef-humeral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Chef huméral du muscle fléchisseur ulnaire du carpe gauche"@fr .</text:p>
          </table:table-cell>
          <table:table-cell table:style-name="ce45" office:value-type="string" calcext:value-type="string">
            <text:p>"Muscle fléchisseur ulnaire du carpe gauche : chef huméral"@fr .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anat:L-mscl-fleR-ulnaire-carpe-chef-ulnaire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Chef ulnaire du muscle fléchisseur ulnaire du carpe gauche"@fr .</text:p>
          </table:table-cell>
          <table:table-cell table:style-name="ce45" office:value-type="string" calcext:value-type="string">
            <text:p>"Muscle fléchisseur ulnaire du carpe gauche : chef ulnaire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scl-fleR-pfd-doigts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 fléchisseur profond des doigts gauche"@fr . 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anat:L-mscl-fleR-pfd-doigts-td-du-II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Tendon du 2e doigt du muscle fléchisseur profond des doigts gauche"@fr .</text:p>
          </table:table-cell>
          <table:table-cell table:style-name="ce45" office:value-type="string" calcext:value-type="string">
            <text:p>"Muscle fléchisseur profond des doigts gauche : tendon du 2e doigt"@fr .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anat:L-mscl-fleR-pfd-doigts-td-du-III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Tendon du 3e doigt du muscle fléchisseur profond des doigts gauche"@fr .</text:p>
          </table:table-cell>
          <table:table-cell table:style-name="ce45" office:value-type="string" calcext:value-type="string">
            <text:p>"Muscle fléchisseur profond des doigts gauche : tendon du 3e doigt"@fr .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anat:L-mscl-fleR-pfd-doigts-td-du-IV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Tendon du 4e doigt du muscle fléchisseur profond des doigts gauche"@fr .</text:p>
          </table:table-cell>
          <table:table-cell table:style-name="ce45" office:value-type="string" calcext:value-type="string">
            <text:p>"Muscle fléchisseur profond des doigts gauche : tendon du 4e doigt"@fr .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anat:L-mscl-fleR-pfd-doigts-td-du-V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Tendon du 5e doigt du muscle fléchisseur profond des doigts gauche"@fr .</text:p>
          </table:table-cell>
          <table:table-cell table:style-name="ce45" office:value-type="string" calcext:value-type="string">
            <text:p>"Muscle fléchisseur profond des doigts gauche : tendon du 5e doigt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scl-fleR-supL-doigts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 fléchisseur spuerficiel des doigts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fleR-supL-doigts-chef-humero-ulnaire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Chef huméro-ulnaire du muscle fléchisseur superficiel des doigts gauche"@fr .</text:p>
          </table:table-cell>
          <table:table-cell table:style-name="ce45" office:value-type="string" calcext:value-type="string">
            <text:p>"Muscle fléchisseur superficiel des doigts gauche : chef huméro-ulnaire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scl-fleR-supL-doigts-chef-radial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Chef radial du muscle fléchisseur superficiel des doigts gauche"@fr .</text:p>
          </table:table-cell>
          <table:table-cell table:style-name="ce45" office:value-type="string" calcext:value-type="string">
            <text:p>"Muscle fléchisseur superficiel des doigts gauche : chef radial"@fr .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anat:L-mscl-fleR-supL-doigts-td-du-II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Tendon du 2e doigt du muscle fléchisseur superficiel des doigts gauche"@fr .</text:p>
          </table:table-cell>
          <table:table-cell table:style-name="ce45" office:value-type="string" calcext:value-type="string">
            <text:p>"Muscle fléchisseur superficiel des doigts gauche : tendon du 2e doigt"@fr .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anat:L-mscl-fleR-supL-doigts-td-du-III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Tendon du 3e doigt du muscle fléchisseur superficiel des doigts gauche"@fr .</text:p>
          </table:table-cell>
          <table:table-cell table:style-name="ce45" office:value-type="string" calcext:value-type="string">
            <text:p>"Muscle fléchisseur superficiel des doigts gauche : tendon du 3e doigt"@fr .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anat:L-mscl-fleR-supL-doigts-td-du-IV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Tendon du 4e doigt du muscle fléchisseur superficiel des doigts gauche"@fr .</text:p>
          </table:table-cell>
          <table:table-cell table:style-name="ce45" office:value-type="string" calcext:value-type="string">
            <text:p>"Muscle fléchisseur superficiel des doigts gauche : tendon du 4e doigt"@fr .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anat:L-mscl-fleR-supL-doigts-td-du-V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Tendon du 5e doigt du muscle fléchisseur superficiel des doigts gauche"@fr .</text:p>
          </table:table-cell>
          <table:table-cell table:style-name="ce45" office:value-type="string" calcext:value-type="string">
            <text:p>"Muscle fléchisseur superficiel des doigts gauche : tendon du 5e doigt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scl-lg-fleR-pouce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 long fléchisseur du pouce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suppinateur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 suppinateur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suppinateur-fx-supL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Faisceau superficiel du muscle suppinateur gauche"@fr .</text:p>
          </table:table-cell>
          <table:table-cell table:style-name="ce45" office:value-type="string" calcext:value-type="string">
            <text:p>"Muscle suppinateur gauche : faisceau superficiel"@fr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scl-suppinateur-fx-pfd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Faisceau profond du muscle suppinateur gauche"@fr .</text:p>
          </table:table-cell>
          <table:table-cell table:style-name="ce45" office:value-type="string" calcext:value-type="string">
            <text:p>"Muscle suppinateur gauche : faisceau profond"@fr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scl-carre-pronateur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 carré pronateur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uscles-post-avt-bras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s postérieurs de l’avant-bras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lg-extR-radial-carpe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 long extenseur radial du carpe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crt-extR-radial-carpe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 court extenseur radial du carpe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extR-doigts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 extenseur des doigts gauche"@fr . 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anat:L-mscl-extR-doigts-td-du-II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Tendon du 2e doigt du muscle extenseur des doigts gauche"@fr .</text:p>
          </table:table-cell>
          <table:table-cell table:style-name="ce45" office:value-type="string" calcext:value-type="string">
            <text:p>"Muscle extenseur des doigts gauche : tendon du 2e doigt"@fr .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anat:L-mscl-extR-doigts-td-du-III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Tendon du 3e doigt du muscle extenseur des doigts gauche"@fr .</text:p>
          </table:table-cell>
          <table:table-cell table:style-name="ce45" office:value-type="string" calcext:value-type="string">
            <text:p>"Muscle extenseur des doigts gauche : tendon du 3e doigt"@fr 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anat:L-mscl-extR-doigts-td-du-IV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Tendon du 4e doigt du muscle extenseur des doigts gauche"@fr .</text:p>
          </table:table-cell>
          <table:table-cell table:style-name="ce45" office:value-type="string" calcext:value-type="string">
            <text:p>"Muscle extenseur des doigts gauche : tendon du 4e doigt"@fr 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anat:L-mscl-extR-doigts-td-du-V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Tendon du 5e doigt du muscle extenseur des doigts gauche"@fr .</text:p>
          </table:table-cell>
          <table:table-cell table:style-name="ce45" office:value-type="string" calcext:value-type="string">
            <text:p>"Muscle extenseur des doigts gauche : tendon du 5e doigt"@fr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scl-extR-pt-doigt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 extenseur du petit doigt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extR-ulnaire-carpe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 extenseur ulnaire du carpe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ancone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 anconé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lg-abd-pouce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 long abducteur du pouce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crt-extR-pouce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 court extenseur du pouce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extrR-index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 extenseur de l’index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lg-extR-pouce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 long extenseur du pouce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uscles-loge-med-main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s de la loge médiale de la main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uscles-loge-med-main-plan-supL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s de la loge médiale de la main gauche : plan superficiel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crt-fleR-auriculaire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 court fléchisseur du petit doigt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abdR-auriculaire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 abducteur du petit doigt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uscles-loge-med-main-plan-pfd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s de la loge médiale de la main gauche : plan profond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opposant-auriculaire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 opposant du petit doigt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uscles-loge-lat-main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s de la loge latérale de la main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uscles-loge-lat-main-plan-supL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s de la loge latérale de la main gauche : plan superficiel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crt-abdR-pouce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 court abducteur du pouce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uscles-loge-lat-main-plan-moy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s de la loge latérale de la main gauche : plan moyen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crt-fleR-pouce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 court fléchisseur du pouce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crt-fleR-pouce-fx-supL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Faisceau superficiel du muscle court fléchisseur du pouce gauche"@fr .</text:p>
          </table:table-cell>
          <table:table-cell table:style-name="ce45" office:value-type="string" calcext:value-type="string">
            <text:p>"Muscle court fléchisseur du pouce gauche : faisceau superficiel"@fr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scl-crt-fleR-pouce-fx-pfd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Faisceau profond du muscle court fléchisseur du pouce gauche"@fr .</text:p>
          </table:table-cell>
          <table:table-cell table:style-name="ce45" office:value-type="string" calcext:value-type="string">
            <text:p>"Muscle court fléchisseur du pouce gauche : faisceau profond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scl-opposant-pouce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 opposant du pouce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uscles-loge-lat-main-plan-pfd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s de la loge latérale de la main gauche : plan profond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addR-pouce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 adducteur du pouce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addR-pouce-fx-oblique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Faisceau oblique du muscle adducteur du pouce gauche"@fr .</text:p>
          </table:table-cell>
          <table:table-cell table:style-name="ce45" office:value-type="string" calcext:value-type="string">
            <text:p>"Muscle adducteur du pouce gauche : faisceau oblique"@fr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scl-addR-pouce-fx-trsv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Faisceau transverse du muscle adducteur du pouce gauche"@fr .</text:p>
          </table:table-cell>
          <table:table-cell table:style-name="ce45" office:value-type="string" calcext:value-type="string">
            <text:p>"Muscle adducteur du pouce gauche : faisceau transverse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uscles-loge-moy-main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s de la loge moyenne de la main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uscles-loge-moy-main-plan-supL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s de la loge moyenne de la main gauche : plan superficiel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uscles-lombricaux-main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s lombricaux de la main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lombrical-du-II-main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Premier muscle lombrical de la main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lombrical-du-III-main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Deuxième muscle lombrical de la main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lombrical-du-IV-main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Troisième muscle lombrical de la main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lombrical-du-V-main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Quatriième muscle lombrical de la main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uscles-loge-moy-main-plan-pfde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s de la loge moyenne de la main gauche : plan profond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uscles-interosseux-dorsaux-main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s interosseux dorsaux de la main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interosseux-dorsal-main-1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Premier muscle interosseux dorsal de la main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interosseux-dorsal-main-2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Deuxième muscle interosseux dorsal de la main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interosseux-dorsal-main-3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Troisième muscle interosseux dorsal de la main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interosseux-dorsal-main-4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Quatriième muscle interosseux dorsal de la main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uscles-interosseux-palmaire-main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Muscles interosseux palmaires de la main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interosseux-palmaire-main-1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Premier muscle interosseux palmaire de la main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interosseux-palmaire-main-2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Deuxième muscle interosseux palmaire de la main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interosseux-palmaire-main-3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Troisième muscle interosseux palmaire de la main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interosseux-palmaire-main-4</text:p>
          </table:table-cell>
          <table:table-cell office:value-type="string" calcext:value-type="string">
            <text:p>rdfs:label</text:p>
          </table:table-cell>
          <table:table-cell table:style-name="ce45" office:value-type="string" calcext:value-type="string">
            <text:p>"Quatriième muscle interosseux palmaire de la main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tabatiere-anatomi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tabatière anatomique de la main gauche"@fr 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anat:muscles-supL-cou</text:p>
          </table:table-cell>
          <table:table-cell table:style-name="ce27"/>
          <table:table-cell table:number-columns-repeated="1022"/>
        </table:table-row>
        <table:table-row table:style-name="ro1">
          <table:table-cell table:style-name="ce27" office:value-type="string" calcext:value-type="string">
            <text:p>anat:R-muscles-supL-cou</text:p>
          </table:table-cell>
          <table:table-cell table:style-name="ce27"/>
          <table:table-cell table:number-columns-repeated="1022"/>
        </table:table-row>
        <table:table-row table:style-name="ro1">
          <table:table-cell table:style-name="ce27" office:value-type="string" calcext:value-type="string">
            <text:p>anat:R-mscl-platysma</text:p>
          </table:table-cell>
          <table:table-cell table:style-name="ce27"/>
          <table:table-cell table:number-columns-repeated="1022"/>
        </table:table-row>
        <table:table-row table:style-name="ro1">
          <table:table-cell table:style-name="ce27" office:value-type="string" calcext:value-type="string">
            <text:p>anat:R-mscl-scom</text:p>
          </table:table-cell>
          <table:table-cell table:style-name="ce27"/>
          <table:table-cell table:number-columns-repeated="1022"/>
        </table:table-row>
        <table:table-row table:style-name="ro1">
          <table:table-cell office:value-type="string" calcext:value-type="string">
            <text:p>anat:R-mscl-scom-chef-sternal</text:p>
          </table:table-cell>
          <table:table-cell table:style-name="ce27"/>
          <table:table-cell table:number-columns-repeated="1022"/>
        </table:table-row>
        <table:table-row table:style-name="ro1">
          <table:table-cell office:value-type="string" calcext:value-type="string">
            <text:p>anat:R-mscl-scom-chef-claviculR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anat:muscles-intermed-co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muscles-supra-hyoidiens</text:p>
          </table:table-cell>
          <table:table-cell table:style-name="ce27"/>
          <table:table-cell table:number-columns-repeated="1022"/>
        </table:table-row>
        <table:table-row table:style-name="ro1">
          <table:table-cell office:value-type="string" calcext:value-type="string">
            <text:p>anat:R-muscles-supra-hyoidiens</text:p>
          </table:table-cell>
          <table:table-cell table:style-name="ce27"/>
          <table:table-cell table:number-columns-repeated="1022"/>
        </table:table-row>
        <table:table-row table:style-name="ro1">
          <table:table-cell table:style-name="ce27" office:value-type="string" calcext:value-type="string">
            <text:p>anat:R-mscl-digastrique</text:p>
          </table:table-cell>
          <table:table-cell table:style-name="ce27"/>
          <table:table-cell table:number-columns-repeated="1022"/>
        </table:table-row>
        <table:table-row table:style-name="ro1">
          <table:table-cell table:style-name="ce27" office:value-type="string" calcext:value-type="string">
            <text:p>anat:R-mscl-digastrique-fx-post</text:p>
          </table:table-cell>
          <table:table-cell table:style-name="ce27"/>
          <table:table-cell table:number-columns-repeated="1022"/>
        </table:table-row>
        <table:table-row table:style-name="ro1">
          <table:table-cell table:style-name="ce27" office:value-type="string" calcext:value-type="string">
            <text:p>anat:R-mscl-digastrique-fx-ant</text:p>
          </table:table-cell>
          <table:table-cell table:style-name="ce27"/>
          <table:table-cell table:number-columns-repeated="1022"/>
        </table:table-row>
        <table:table-row table:style-name="ro1">
          <table:table-cell table:style-name="ce27" office:value-type="string" calcext:value-type="string">
            <text:p>anat:R-mscl-digastrique-td-central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anat:R-poulie-fbse-mscl-digastrique</text:p>
          </table:table-cell>
          <table:table-cell table:style-name="ce27"/>
          <table:table-cell table:number-columns-repeated="1022"/>
        </table:table-row>
        <table:table-row table:style-name="ro1">
          <table:table-cell table:style-name="ce27" office:value-type="string" calcext:value-type="string">
            <text:p>anat:R-mscl-stilohyoidien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anat:R-mscl-stilohyoidien-td-med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anat:R-mscl-stilohyoidien-td-lat</text:p>
          </table:table-cell>
          <table:table-cell table:style-name="ce27"/>
          <table:table-cell table:number-columns-repeated="1022"/>
        </table:table-row>
        <table:table-row table:style-name="ro1">
          <table:table-cell table:style-name="ce27" office:value-type="string" calcext:value-type="string">
            <text:p>anat:R-mscl-mylohyoidien</text:p>
          </table:table-cell>
          <table:table-cell table:style-name="ce27"/>
          <table:table-cell table:number-columns-repeated="1022"/>
        </table:table-row>
        <table:table-row table:style-name="ro1">
          <table:table-cell table:style-name="ce27" office:value-type="string" calcext:value-type="string">
            <text:p>anat:raphe-median-mylohyoidien</text:p>
          </table:table-cell>
          <table:table-cell table:style-name="ce27"/>
          <table:table-cell table:number-columns-repeated="1022"/>
        </table:table-row>
        <table:table-row table:style-name="ro1">
          <table:table-cell office:value-type="string" calcext:value-type="string">
            <text:p>anat:R-mscl-geniohyoidien</text:p>
          </table:table-cell>
          <table:table-cell table:style-name="ce27"/>
          <table:table-cell table:number-columns-repeated="1022"/>
        </table:table-row>
        <table:table-row table:style-name="ro1">
          <table:table-cell table:style-name="ce27" office:value-type="string" calcext:value-type="string">
            <text:p>anat:septum-inter-geniohyoidien</text:p>
          </table:table-cell>
          <table:table-cell table:style-name="ce27"/>
          <table:table-cell table:number-columns-repeated="1022"/>
        </table:table-row>
        <table:table-row table:style-name="ro1">
          <table:table-cell office:value-type="string" calcext:value-type="string">
            <text:p>anat:muscles-infra-hyoidiens</text:p>
          </table:table-cell>
          <table:table-cell table:style-name="ce27"/>
          <table:table-cell table:number-columns-repeated="1022"/>
        </table:table-row>
        <table:table-row table:style-name="ro1">
          <table:table-cell office:value-type="string" calcext:value-type="string">
            <text:p>anat:R-muscles-infra-hyoidiens</text:p>
          </table:table-cell>
          <table:table-cell table:style-name="ce27"/>
          <table:table-cell table:number-columns-repeated="1022"/>
        </table:table-row>
        <table:table-row table:style-name="ro1">
          <table:table-cell table:style-name="ce27" office:value-type="string" calcext:value-type="string">
            <text:p>anat:R-mscl-sternohyoidien</text:p>
          </table:table-cell>
          <table:table-cell table:style-name="ce27"/>
          <table:table-cell table:number-columns-repeated="1022"/>
        </table:table-row>
        <table:table-row table:style-name="ro1">
          <table:table-cell table:style-name="ce27" office:value-type="string" calcext:value-type="string">
            <text:p>anat:R-mscl-omohyoidien</text:p>
          </table:table-cell>
          <table:table-cell table:style-name="ce27"/>
          <table:table-cell table:number-columns-repeated="1022"/>
        </table:table-row>
        <table:table-row table:style-name="ro1">
          <table:table-cell table:style-name="ce27" office:value-type="string" calcext:value-type="string">
            <text:p>anat:R-mscl-sternothyroidien</text:p>
          </table:table-cell>
          <table:table-cell table:style-name="ce27"/>
          <table:table-cell table:number-columns-repeated="1022"/>
        </table:table-row>
        <table:table-row table:style-name="ro1">
          <table:table-cell table:style-name="ce27" office:value-type="string" calcext:value-type="string">
            <text:p>anat:R-mscl-thyrohyoidien</text:p>
          </table:table-cell>
          <table:table-cell table:style-name="ce27"/>
          <table:table-cell table:number-columns-repeated="1022"/>
        </table:table-row>
        <table:table-row table:style-name="ro1">
          <table:table-cell table:style-name="ce27" office:value-type="string" calcext:value-type="string">
            <text:p>anat:muscles-pfd-cou</text:p>
          </table:table-cell>
          <table:table-cell table:style-name="ce27"/>
          <table:table-cell table:number-columns-repeated="1022"/>
        </table:table-row>
        <table:table-row table:style-name="ro1">
          <table:table-cell table:style-name="ce27" office:value-type="string" calcext:value-type="string">
            <text:p>anat:R-muscles-pfd-cou</text:p>
          </table:table-cell>
          <table:table-cell table:style-name="ce27"/>
          <table:table-cell table:number-columns-repeated="1022"/>
        </table:table-row>
        <table:table-row table:style-name="ro1">
          <table:table-cell table:style-name="ce27" office:value-type="string" calcext:value-type="string">
            <text:p>anat:R-mscl-lg-cou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anat:R-mscl-lg-cou-fx-med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anat:R-mscl-lg-cou-fx-obliq-crani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R-mscl-lg-cou-fx-obliq-caudal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anat:R-mscl-lg-tete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anat:R-muscles-scalenes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anat:R-mscl-scalene-ant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anat:R-mscl-scalene-moy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anat:R-mscl-scalene-post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anat:R-mscl-pt-scale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uscles-supL-co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platysm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s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scom-chef-stern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scom-chef-clavicul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uscles-supra-hyoidi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digastriqu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digastrique-fx-po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digastrique-fx-a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digastrique-td-centr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poulie-fbse-mscl-digastriqu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stilohyoidi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stilohyoidien-td-m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stilohyoidien-td-l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mylohyoidi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geniohyoidi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uscles-infra-hyoidi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sternohyoidi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omohyoidi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sternothyroidi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thyrohyoidi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muscles-pfd-co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uscles-pfd-co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lg-co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lg-cou-fx-m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lg-cou-fx-obliq-crani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lg-cou-fx-obliq-caud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lg-te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uscles-scalen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scalene-a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scalene-mo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scalene-po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pt-scalen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anat:muscles-langu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angue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anat:muscles-extrinseques-langue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anat:R-muscles-extrinseques-langu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R-mscl-genioglosse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anat:R-mscl-hyoglosse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anat:R-mscl-chondroglosse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anat:R-mscl-stiloglosse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anat:R-mscl-palatoglosse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anat:muscles-intrinseques-langue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anat:R-muscles-intrinseques-langue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anat:R-mscl-lgtudinal-sup-langue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anat:R-mscl-lgtudinal-inf-langue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anat:R-mscl-trsv-langue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anat:R-mscl-verti-langu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uscles-extrinseques-langu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genioglos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hyoglos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chondroglosse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anat:L-mscl-stiloglos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palatoglos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muscles-intrinseques-langu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uscles-intrinseques-langu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lgtudinal-sup-langu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lgtudinal-inf-langu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trsv-langu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verti-langu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anat:muscles-palais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anat:R-muscles-palais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anat:R-mscl-elevatR-voile-pala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R-mscl-trsv-voile-palais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anat:R-mscl-uvulaire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anat:R-mscl-palatopharyngien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anat:arc-palatopharyngien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anat:L-muscles-palais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anat:L-mscl-elevatR-voile-pala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trsv-voile-palais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anat:L-mscl-uvulaire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anat:L-mscl-palatopharyngie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nat:pharynx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anat:R-muscles-pharynx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anat:R-muscles-constricteurs-pharynx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anat:R-mscl-constricteur-sup-pharynx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anat:R-mscl-constricteur-moy-pharynx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anat:R-mscl-constricteur-inf-pharynx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anat:R-mscl-stilopharyngien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anat:R-mscl-salpingopharyngien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anat:L-muscles-pharynx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anat:L-muscles-constricteurs-pharynx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anat:L-mscl-constricteur-sup-pharynx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anat:L-mscl-constricteur-moy-pharynx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anat:L-mscl-constricteur-inf-pharynx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anat:L-mscl-stilopharyngien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anat:L-mscl-salpingopharyngien</text:p>
          </table:table-cell>
          <table:table-cell table:number-columns-repeated="1023"/>
        </table:table-row>
        <table:table-row table:style-name="ro1" table:number-rows-repeated="10479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SCL@en (simplifie)" table:style-name="ta1">
        <table:table-column table:style-name="co10" table:default-cell-style-name="Default"/>
        <table:table-column table:style-name="co2" table:default-cell-style-name="ce28"/>
        <table:table-column table:style-name="co17" table:default-cell-style-name="ce28"/>
        <table:table-column table:style-name="co9" table:default-cell-style-name="Default"/>
        <table:table-row table:style-name="ro1">
          <table:table-cell table:style-name="ce26" office:value-type="string" calcext:value-type="string">
            <text:p>anat:muscles-ceint-pelv-couche-pfd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6" office:value-type="string" calcext:value-type="string">
            <text:p>anat:muscles-ceint-pelv-couche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6" office:value-type="string" calcext:value-type="string">
            <text:p>anat:R-muscles-ceint-pelv-couche-pfd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31" office:value-type="string" calcext:value-type="string">
            <text:p>anat:R-muscle-iliopsoa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4" office:value-type="string" calcext:value-type="string">
            <text:p>anat:R-mscl-ilia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31" office:value-type="string" calcext:value-type="string">
            <text:p>anat:R-mscl-gd-psoa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scl-pt-psoa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4" office:value-type="string" calcext:value-type="string">
            <text:p>anat:R-mscl-piriform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4" office:value-type="string" calcext:value-type="string">
            <text:p>anat:R-muscles-obturateur-int-jumea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4" office:value-type="string" calcext:value-type="string">
            <text:p>anat:R-mscl-obturateur-i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4" office:value-type="string" calcext:value-type="string">
            <text:p>anat:R-mscl-jumeau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4" office:value-type="string" calcext:value-type="string">
            <text:p>anat:R-mscl-jumeau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4" office:value-type="string" calcext:value-type="string">
            <text:p>anat:R-mscl-obturateur-ex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4" office:value-type="string" calcext:value-type="string">
            <text:p>anat:R-mscl-carre-fem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6" office:value-type="string" calcext:value-type="string">
            <text:p>anat:R-muscles-ceint-pelv-couche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31" office:value-type="string" calcext:value-type="string">
            <text:p>anat:R-muscles-fessier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4" office:value-type="string" calcext:value-type="string">
            <text:p>anat:R-mscl-pt-fessi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4" office:value-type="string" calcext:value-type="string">
            <text:p>anat:R-mscl-moy-fessi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4" office:value-type="string" calcext:value-type="string">
            <text:p>anat:R-mscl-gd-fessi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4" office:value-type="string" calcext:value-type="string">
            <text:p>anat:R-mscl-TF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4" office:value-type="string" calcext:value-type="string">
            <text:p>anat:R-muscles-ant-cuiss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31" office:value-type="string" calcext:value-type="string">
            <text:p>anat:R-mscl-quadriceps-fem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6" office:value-type="string" calcext:value-type="string">
            <text:p>anat:R-mscl-sartoriu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6" office:value-type="string" calcext:value-type="string">
            <text:p>anat:R-mscl-articulaire-genou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4" office:value-type="string" calcext:value-type="string">
            <text:p>anat:R-muscles-med-cuiss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6" office:value-type="string" calcext:value-type="string">
            <text:p>anat:R-mscl-pectin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6" office:value-type="string" calcext:value-type="string">
            <text:p>anat:R-mscl-crt-addR-femu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6" office:value-type="string" calcext:value-type="string">
            <text:p>anat:R-mscl-lg-addR-femu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6" office:value-type="string" calcext:value-type="string">
            <text:p>anat:R-mscl-gd-addR-femu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6" office:value-type="string" calcext:value-type="string">
            <text:p>anat:R-mscl-graci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4" office:value-type="string" calcext:value-type="string">
            <text:p>anat:R-muscles-post-cuiss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6" office:value-type="string" calcext:value-type="string">
            <text:p>anat:R-mscl-biceps-fem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6" office:value-type="string" calcext:value-type="string">
            <text:p>anat:R-mscl-semi-tendine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6" office:value-type="string" calcext:value-type="string">
            <text:p>anat:R-mscl-semi-membrane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6" office:value-type="string" calcext:value-type="string">
            <text:p>anat:R-muscles-patte-oi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4" office:value-type="string" calcext:value-type="string">
            <text:p>anat:R-muscles-ant-jamb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6" office:value-type="string" calcext:value-type="string">
            <text:p>anat:R-mscl-tibial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6" office:value-type="string" calcext:value-type="string">
            <text:p>anat:R-mscl-lg-extR-orteil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scl-lg-extR-hall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4" office:value-type="string" calcext:value-type="string">
            <text:p>anat:R-muscles-lat-jamb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6" office:value-type="string" calcext:value-type="string">
            <text:p>anat:R-mscl-lg-fib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scl-crt-fib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scl-3e-fib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4" office:value-type="string" calcext:value-type="string">
            <text:p>anat:R-muscles-post-jamb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6" office:value-type="string" calcext:value-type="string">
            <text:p>anat:R-mscl-triceps-su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6" office:value-type="string" calcext:value-type="string">
            <text:p>anat:R-mscl-plant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6" office:value-type="string" calcext:value-type="string">
            <text:p>anat:R-mscl-poplit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6" office:value-type="string" calcext:value-type="string">
            <text:p>anat:R-mscl-tibial-pos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6" office:value-type="string" calcext:value-type="string">
            <text:p>anat:R-mscl-lg-fleR-orteil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scl-lg-fleR-hall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uscles-plantR-med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uscles-plantR-med-pied-plan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6" office:value-type="string" calcext:value-type="string">
            <text:p>anat:R-mscl-abdR-hall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6" office:value-type="string" calcext:value-type="string">
            <text:p>anat:R-mscl-crt-fleR-hall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uscles-plantR-med-pied-plan-pf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scl-addR-hall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uscles-plantR-lat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uscles-plantR-lat-pied-plan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6" office:value-type="string" calcext:value-type="string">
            <text:p>anat:R-mscl-abdR-orteil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uscles-plantR-lat-pied-plan-pf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6" office:value-type="string" calcext:value-type="string">
            <text:p>anat:R-mscl-crt-fleR-orteil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6" office:value-type="string" calcext:value-type="string">
            <text:p>anat:R-mscl-opposant-orteil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6" office:value-type="string" calcext:value-type="string">
            <text:p>anat:R-muscles-plantR-intermed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uscles-plantR-intermed-pied-plan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6" office:value-type="string" calcext:value-type="string">
            <text:p>anat:R-mscl-crt-fleR-orteil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uscles-plantR-intermed-pied-plan-moy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6" office:value-type="string" calcext:value-type="string">
            <text:p>anat:R-mscl-carre-plant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uscles-plantR-intermed-pied-plan-pf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6" office:value-type="string" calcext:value-type="string">
            <text:p>anat:R-muscles-lombricaux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scl-lombrical-pied-du-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scl-lombrical-pied-du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scl-lombrical-pied-du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scl-lombrical-pied-du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6" office:value-type="string" calcext:value-type="string">
            <text:p>anat:R-muscles-interosseux-plantR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6" office:value-type="string" calcext:value-type="string">
            <text:p>anat:R-mscl-interosseux-plantaire-du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6" office:value-type="string" calcext:value-type="string">
            <text:p>anat:R-mscl-interosseux-plantaire-du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6" office:value-type="string" calcext:value-type="string">
            <text:p>anat:R-mscl-interosseux-plantaire-du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6" office:value-type="string" calcext:value-type="string">
            <text:p>anat:R-muscles-dorsaux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6" office:value-type="string" calcext:value-type="string">
            <text:p>anat:R-mscl-crt-extR-orteil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6" office:value-type="string" calcext:value-type="string">
            <text:p>anat:R-mscl-crt-extR-hall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6" office:value-type="string" calcext:value-type="string">
            <text:p>anat:R-muscles-interosseux-dorsaux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6" office:value-type="string" calcext:value-type="string">
            <text:p>anat:R-mscl-interosseux-dorsaux-du-II-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6" office:value-type="string" calcext:value-type="string">
            <text:p>anat:R-mscl-interosseux-dorsaux-du-II-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6" office:value-type="string" calcext:value-type="string">
            <text:p>anat:R-mscl-interosseux-dorsaux-du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6" office:value-type="string" calcext:value-type="string">
            <text:p>anat:R-mscl-interosseux-dorsaux-du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ceint-pelv-couche-pfd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-iliopsoa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ilia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gd-psoa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pt-psoa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piriform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obturateur-int-jumea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obturateur-i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jumeau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jumeau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obturateur-ex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carre-fem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ceint-pelv-couche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fessi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pt-fessi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moy-fessi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gd-fessi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TF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ant-cuiss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quadriceps-fem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sartoriu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articulaire-genou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med-cuiss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pectin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crt-addR-femu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lg-addR-femu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gd-addR-femu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graci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post-cuiss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biceps-fem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semi-tendine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semi-membrane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patte-oi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ant-jamb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tibial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lg-extR-orteil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lg-extR-hall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4" office:value-type="string" calcext:value-type="string">
            <text:p>anat:L-muscles-lat-jamb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lg-fib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crt-fib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3e-fib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post-jamb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triceps-su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plant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poplit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tibial-pos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lg-fleR-orteil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lg-fleR-hall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plantR-med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plantR-med-pied-plan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abdR-hall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crt-fleR-hall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plantR-med-pied-plan-pf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addR-hall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plantR-lat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plantR-lat-pied-plan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abdR-orteil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plantR-lat-pied-plan-pf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crt-fleR-orteil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opposant-orteil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6" office:value-type="string" calcext:value-type="string">
            <text:p>anat:L-muscles-plantR-intermed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plantR-intermed-pied-plan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crt-fleR-orteil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plantR-intermed-pied-plan-moy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carre-plant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plantR-intermed-pied-plan-pf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lombricaux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lombrical-pied-du-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lombrical-pied-du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lombrical-pied-du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lombrical-pied-du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interosseux-plantR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interosseux-plantaire-du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interosseux-plantaire-du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interosseux-plantaire-du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dorsaux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crt-extR-orteil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crt-extR-hall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interosseux-dorsaux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interosseux-dorsaux-du-II-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interosseux-dorsaux-du-II-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interosseux-dorsaux-du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interosseux-dorsaux-du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6" office:value-type="string" calcext:value-type="string">
            <text:p>anat:R-lgmt-patel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6" office:value-type="string" calcext:value-type="string">
            <text:p>anat:L-lgmt-patel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8"/>
          <table:table-cell/>
          <table:table-cell table:style-name="Default"/>
          <table:table-cell/>
        </table:table-row>
        <table:table-row table:style-name="ro1">
          <table:table-cell table:style-name="ce26" office:value-type="string" calcext:value-type="string">
            <text:p>anat:muscles-ceint-scap-couche-pfd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6" office:value-type="string" calcext:value-type="string">
            <text:p>anat:muscles-ceint-scap-couche-pfde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6" office:value-type="string" calcext:value-type="string">
            <text:p>anat:muscles-ceint-scap-couche-pfde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6" office:value-type="string" calcext:value-type="string">
            <text:p>anat:muscles-ceint-scap-couche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6" office:value-type="string" calcext:value-type="string">
            <text:p>anat:R-muscles-ceint-scap-couche-pfde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6" office:value-type="string" calcext:value-type="string">
            <text:p>anat:R-mscl-angulaire-scapul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6" office:value-type="string" calcext:value-type="string">
            <text:p>anat:R-mscl-subclavi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6" office:value-type="string" calcext:value-type="string">
            <text:p>anat:R-mscl-pt-pect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6" office:value-type="string" calcext:value-type="string">
            <text:p>anat:R-muscles-ceint-scap-couche-pfde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6" office:value-type="string" calcext:value-type="string">
            <text:p>anat:R-muscles-rhomboid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6" office:value-type="string" calcext:value-type="string">
            <text:p>anat:R-mscl-pt-rhombo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6" office:value-type="string" calcext:value-type="string">
            <text:p>anat:R-mscl-gd-rhombo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6" office:value-type="string" calcext:value-type="string">
            <text:p>anat:R-mscl-dentele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6" office:value-type="string" calcext:value-type="string">
            <text:p>anat:R-muscles-ceint-scap-couche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4" office:value-type="string" calcext:value-type="string">
            <text:p>anat:R-mscl-trapez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6" office:value-type="string" calcext:value-type="string">
            <text:p>anat:R-mscl-gd-dors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6" office:value-type="string" calcext:value-type="string">
            <text:p>anat:R-mscl-gd-pect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6" office:value-type="string" calcext:value-type="string">
            <text:p>anat:R-muscles-propres-epau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6" office:value-type="string" calcext:value-type="string">
            <text:p>anat:R-mscl-supraepine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6" office:value-type="string" calcext:value-type="string">
            <text:p>anat:R-mscl-infraepine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6" office:value-type="string" calcext:value-type="string">
            <text:p>anat:R-mscl-pt-ron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6" office:value-type="string" calcext:value-type="string">
            <text:p>anat:R-mscl-gd-ron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6" office:value-type="string" calcext:value-type="string">
            <text:p>anat:R-mscl-subscap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6" office:value-type="string" calcext:value-type="string">
            <text:p>anat:R-mscl-deltoid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6" office:value-type="string" calcext:value-type="string">
            <text:p>anat:R-muscles-bras-loge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6" office:value-type="string" calcext:value-type="string">
            <text:p>anat:R-mscl-biceps-brachi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scl-coraco-brachi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scl-brachi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6" office:value-type="string" calcext:value-type="string">
            <text:p>anat:R-muscles-bras-loge-pos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scl-triceps-brachi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uscles-ant-avt-bra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6" office:value-type="string" calcext:value-type="string">
            <text:p>anat:R-mscl-brachio-radi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6" office:value-type="string" calcext:value-type="string">
            <text:p>anat:R-mscl-rond-pronateu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6" office:value-type="string" calcext:value-type="string">
            <text:p>anat:R-mscl-fleR-radial-carp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6" office:value-type="string" calcext:value-type="string">
            <text:p>anat:R-mscl-lg-palm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6" office:value-type="string" calcext:value-type="string">
            <text:p>anat:R-mscl-fleR-ulnaire-carp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6" office:value-type="string" calcext:value-type="string">
            <text:p>anat:R-mscl-fleR-pfd-doigt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scl-fleR-supL-doigt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6" office:value-type="string" calcext:value-type="string">
            <text:p>anat:R-mscl-lg-fle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6" office:value-type="string" calcext:value-type="string">
            <text:p>anat:R-mscl-suppinateu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6" office:value-type="string" calcext:value-type="string">
            <text:p>anat:R-mscl-carre-pronateu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uscles-post-avt-bra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6" office:value-type="string" calcext:value-type="string">
            <text:p>anat:R-mscl-lg-extR-radial-carp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6" office:value-type="string" calcext:value-type="string">
            <text:p>anat:R-mscl-crt-extR-radial-carp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6" office:value-type="string" calcext:value-type="string">
            <text:p>anat:R-mscl-extR-doigt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6" office:value-type="string" calcext:value-type="string">
            <text:p>anat:R-mscl-extR-pt-doig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6" office:value-type="string" calcext:value-type="string">
            <text:p>anat:R-mscl-extR-ulnaire-carp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6" office:value-type="string" calcext:value-type="string">
            <text:p>anat:R-mscl-ancon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6" office:value-type="string" calcext:value-type="string">
            <text:p>anat:R-mscl-lg-abd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6" office:value-type="string" calcext:value-type="string">
            <text:p>anat:R-mscl-crt-ext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6" office:value-type="string" calcext:value-type="string">
            <text:p>anat:R-mscl-extR-inde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6" office:value-type="string" calcext:value-type="string">
            <text:p>anat:R-mscl-lg-ext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uscles-loge-med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6" office:value-type="string" calcext:value-type="string">
            <text:p>anat:R-muscles-loge-med-main-plan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6" office:value-type="string" calcext:value-type="string">
            <text:p>anat:R-mscl-crt-fleR-auric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scl-abdR-auric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uscles-loge-med-main-plan-pf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scl-opposant-auric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uscles-loge-lat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6" office:value-type="string" calcext:value-type="string">
            <text:p>anat:R-muscles-loge-lat-main-plan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6" office:value-type="string" calcext:value-type="string">
            <text:p>anat:R-mscl-crt-abd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uscles-loge-lat-main-plan-moy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scl-crt-fle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scl-opposant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uscles-loge-lat-main-plan-pf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scl-add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6" office:value-type="string" calcext:value-type="string">
            <text:p>anat:R-muscles-loge-moy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uscles-loge-moy-main-loge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uscles-lombricaux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scl-lombrical-du-II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scl-lombrical-du-III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scl-lombrical-du-IV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scl-lombrical-du-V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uscles-loge-moy-main-loge-pfd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6" office:value-type="string" calcext:value-type="string">
            <text:p>anat:R-muscles-interosseux-dorsaux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scl-interosseux-dorsal-main-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scl-interosseux-dorsal-main-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scl-interosseux-dorsal-main-3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scl-interosseux-dorsal-main-4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uscles-interosseux-palmaire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scl-interosseux-palmaire-main-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scl-interosseux-palmaire-main-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scl-interosseux-palmaire-main-3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scl-interosseux-palmaire-main-4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scl-tabatiere-anatomi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ceint-scap-couche-pfde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angulaire-scapul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subclavi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pt-pect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ceint-scap-couche-pfde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rhomboid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pt-rhombo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gd-rhombo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dentele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ceint-scap-couche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trapez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gd-dors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gd-pect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propres-epau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supraepine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infraepine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pt-ron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gd-ron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subscap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deltoid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6" office:value-type="string" calcext:value-type="string">
            <text:p>anat:L-muscles-bras-loge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biceps-brachi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coraco-brachi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brachi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6" office:value-type="string" calcext:value-type="string">
            <text:p>anat:L-muscles-bras-loge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triceps-brachi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ant-avt-bra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brachio-radi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rond-pronateu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fleR-radial-carp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lg-palm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fleR-ulnaire-carp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fleR-pfd-doigt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fleR-supL-doigt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lg-fle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suppinateu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carre-pronateu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post-avt-bra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lg-extR-radial-carp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crt-extR-radial-carp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extR-doigt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extR-pt-doig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extR-ulnaire-carp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ancon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lg-abd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crt-ext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extR-inde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lg-ext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loge-med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loge-med-main-plan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crt-fleR-auric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abdR-auric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loge-med-main-plan-pf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opposant-auric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loge-lat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loge-lat-main-plan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crt-abd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loge-lat-main-plan-moy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crt-fle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opposant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loge-lat-main-plan-pf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add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loge-moy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loge-moy-main-loge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lombricaux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lombrical-du-II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lombrical-du-III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lombrical-du-IV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lombrical-du-V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loge-moy-main-loge-pfd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interosseux-dorsaux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interosseux-dorsal-main-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interosseux-dorsal-main-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interosseux-dorsal-main-3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interosseux-dorsal-main-4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interosseux-palmaire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interosseux-palmaire-main-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interosseux-palmaire-main-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interosseux-palmaire-main-3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interosseux-palmaire-main-4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tabatiere-anatomi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8"/>
          <table:table-cell table:style-name="Default" table:number-columns-repeated="2"/>
          <table:table-cell/>
        </table:table-row>
        <table:table-row table:style-name="ro1">
          <table:table-cell table:style-name="ce27" office:value-type="string" calcext:value-type="string">
            <text:p>anat:muscles-masticateur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7" office:value-type="string" calcext:value-type="string">
            <text:p>anat:R-muscles-masticateur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7" office:value-type="string" calcext:value-type="string">
            <text:p>anat:R-mscl-temp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7" office:value-type="string" calcext:value-type="string">
            <text:p>anat:R-mscl-masset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7" office:value-type="string" calcext:value-type="string">
            <text:p>anat:R-mscl-pterigoidien-la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7" office:value-type="string" calcext:value-type="string">
            <text:p>anat:R-mscl-pterigoidien-m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7" office:value-type="string" calcext:value-type="string">
            <text:p>anat:L-muscles-masticateur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7" office:value-type="string" calcext:value-type="string">
            <text:p>anat:L-mscl-temp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7" office:value-type="string" calcext:value-type="string">
            <text:p>anat:L-mscl-masset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7" office:value-type="string" calcext:value-type="string">
            <text:p>anat:L-mscl-pterigoidien-la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7" office:value-type="string" calcext:value-type="string">
            <text:p>anat:L-mscl-pterigoidien-m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8"/>
          <table:table-cell table:style-name="Default" table:number-columns-repeated="2"/>
          <table:table-cell/>
        </table:table-row>
        <table:table-row table:style-name="ro1">
          <table:table-cell table:style-name="ce45" office:value-type="string" calcext:value-type="string">
            <text:p>anat:muscles-expressions-faciales</text:p>
          </table:table-cell>
          <table:table-cell office:value-type="string" calcext:value-type="string">
            <text:p>rdfs:label</text:p>
          </table:table-cell>
          <table:table-cell table:style-name="ce25" office:value-type="string" calcext:value-type="string">
            <text:p>"Muscles of facial expression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muscle-epicranien</text:p>
          </table:table-cell>
          <table:table-cell office:value-type="string" calcext:value-type="string">
            <text:p>rdfs:label</text:p>
          </table:table-cell>
          <table:table-cell table:style-name="ce25" office:value-type="string" calcext:value-type="string">
            <text:p>"Epicranial muscle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muscle-occipito-frontal</text:p>
          </table:table-cell>
          <table:table-cell office:value-type="string" calcext:value-type="string">
            <text:p>rdfs:label</text:p>
          </table:table-cell>
          <table:table-cell table:style-name="ce25" office:value-type="string" calcext:value-type="string">
            <text:p>"Occipitofrontalis muscle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muscle-occipito-frontal-ventre-frontal</text:p>
          </table:table-cell>
          <table:table-cell office:value-type="string" calcext:value-type="string">
            <text:p>rdfs:label</text:p>
          </table:table-cell>
          <table:table-cell table:style-name="ce25" office:value-type="string" calcext:value-type="string">
            <text:p>"Frontal belly of occipitofrontalis muscle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muscle-occipito-frontal-ventre-occipital</text:p>
          </table:table-cell>
          <table:table-cell office:value-type="string" calcext:value-type="string">
            <text:p>rdfs:label</text:p>
          </table:table-cell>
          <table:table-cell table:style-name="ce25" office:value-type="string" calcext:value-type="string">
            <text:p>"Occipital belly of occipitofrontalis muscle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R-muscle-temporo-parietal</text:p>
          </table:table-cell>
          <table:table-cell office:value-type="string" calcext:value-type="string">
            <text:p>rdfs:label</text:p>
          </table:table-cell>
          <table:table-cell table:style-name="ce25" office:value-type="string" calcext:value-type="string">
            <text:p>"Right temporoparietalis muscle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L-muscle-temporo-parietal</text:p>
          </table:table-cell>
          <table:table-cell office:value-type="string" calcext:value-type="string">
            <text:p>rdfs:label</text:p>
          </table:table-cell>
          <table:table-cell table:style-name="ce25" office:value-type="string" calcext:value-type="string">
            <text:p>"Left temporoparietalis muscle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aponevrose-epicranienne</text:p>
          </table:table-cell>
          <table:table-cell office:value-type="string" calcext:value-type="string">
            <text:p>rdfs:label</text:p>
          </table:table-cell>
          <table:table-cell table:style-name="ce25" office:value-type="string" calcext:value-type="string">
            <text:p>"Galea aponeurotica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muscles-auriculaires</text:p>
          </table:table-cell>
          <table:table-cell office:value-type="string" calcext:value-type="string">
            <text:p>rdfs:label</text:p>
          </table:table-cell>
          <table:table-cell table:style-name="ce25" office:value-type="string" calcext:value-type="string">
            <text:p>"Auricular muscles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R-muscles-auriculaires</text:p>
          </table:table-cell>
          <table:table-cell office:value-type="string" calcext:value-type="string">
            <text:p>rdfs:label</text:p>
          </table:table-cell>
          <table:table-cell table:style-name="ce25" office:value-type="string" calcext:value-type="string">
            <text:p>"Right auricular muscles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R-muscles-extrinseq-pavillo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Extrinsic muscles of the right ear pavilion"@en .</text:p>
          </table:table-cell>
          <table:table-cell office:value-type="string" calcext:value-type="string">
            <text:p>"Extrinsic muscles of the right outer ear"@en .</text:p>
          </table:table-cell>
        </table:table-row>
        <table:table-row table:style-name="ro1">
          <table:table-cell table:style-name="ce45" office:value-type="string" calcext:value-type="string">
            <text:p>anat:R-mscl-auriculR-ant</text:p>
          </table:table-cell>
          <table:table-cell office:value-type="string" calcext:value-type="string">
            <text:p>rdfs:label</text:p>
          </table:table-cell>
          <table:table-cell table:style-name="ce25" office:value-type="string" calcext:value-type="string">
            <text:p>"Right anterior auricular muscle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R-mscl-auriculR-sup</text:p>
          </table:table-cell>
          <table:table-cell office:value-type="string" calcext:value-type="string">
            <text:p>rdfs:label</text:p>
          </table:table-cell>
          <table:table-cell table:style-name="ce25" office:value-type="string" calcext:value-type="string">
            <text:p>"Right superior auricular muscle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R-mscl-auriculR-post</text:p>
          </table:table-cell>
          <table:table-cell office:value-type="string" calcext:value-type="string">
            <text:p>rdfs:label</text:p>
          </table:table-cell>
          <table:table-cell table:style-name="ce25" office:value-type="string" calcext:value-type="string">
            <text:p>"Right posterior auricular muscle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R-muscles-intrinseq-pavillo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Intrinsic muscles of the right ear pavilion"@en .</text:p>
          </table:table-cell>
          <table:table-cell office:value-type="string" calcext:value-type="string">
            <text:p>"Intrinsic muscles of the right outer ear"@en .</text:p>
          </table:table-cell>
        </table:table-row>
        <table:table-row table:style-name="ro1">
          <table:table-cell table:style-name="ce45" office:value-type="string" calcext:value-type="string">
            <text:p>anat:R-muscle-epine-de-l-heli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helicis major muscle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R-muscle-pt-de-l-heli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helicis minor muscle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R-muscle-du-tragu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tragicus muscle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R-muscle-de-l-anti-tragu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antitragicus muscle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L-muscles-auriculaires</text:p>
          </table:table-cell>
          <table:table-cell office:value-type="string" calcext:value-type="string">
            <text:p>rdfs:label</text:p>
          </table:table-cell>
          <table:table-cell table:style-name="ce25" office:value-type="string" calcext:value-type="string">
            <text:p>"Left auricular muscles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L-muscles-extrinseq-pavillo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Extrinsic muscles of the left ear pavilion"@en .</text:p>
          </table:table-cell>
          <table:table-cell office:value-type="string" calcext:value-type="string">
            <text:p>"Extrinsic muscles of the left outer ear"@en .</text:p>
          </table:table-cell>
        </table:table-row>
        <table:table-row table:style-name="ro1">
          <table:table-cell table:style-name="ce45" office:value-type="string" calcext:value-type="string">
            <text:p>anat:L-mscl-auriculR-ant</text:p>
          </table:table-cell>
          <table:table-cell office:value-type="string" calcext:value-type="string">
            <text:p>rdfs:label</text:p>
          </table:table-cell>
          <table:table-cell table:style-name="ce25" office:value-type="string" calcext:value-type="string">
            <text:p>"Left anterior auricular muscle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L-mscl-auriculR-sup</text:p>
          </table:table-cell>
          <table:table-cell office:value-type="string" calcext:value-type="string">
            <text:p>rdfs:label</text:p>
          </table:table-cell>
          <table:table-cell table:style-name="ce25" office:value-type="string" calcext:value-type="string">
            <text:p>"Left superior auricular muscle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L-mscl-auriculR-post</text:p>
          </table:table-cell>
          <table:table-cell office:value-type="string" calcext:value-type="string">
            <text:p>rdfs:label</text:p>
          </table:table-cell>
          <table:table-cell table:style-name="ce25" office:value-type="string" calcext:value-type="string">
            <text:p>"Left posterior auricular muscle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L-muscles-intrinseq-pavillo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Intrinsic muscles of the left ear pavilion"@en .</text:p>
          </table:table-cell>
          <table:table-cell table:style-name="ce28" office:value-type="string" calcext:value-type="string">
            <text:p>"Intrinsic muscles of the left outer ear"@en .</text:p>
          </table:table-cell>
        </table:table-row>
        <table:table-row table:style-name="ro1">
          <table:table-cell table:style-name="ce45" office:value-type="string" calcext:value-type="string">
            <text:p>anat:L-muscle-epine-de-l-heli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helicis major muscle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L-muscle-pt-de-l-heli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helicis minor muscle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L-muscle-du-tragu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tragicus muscle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L-muscle-de-l-anti-tragu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antitragicus muscle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muscles-face</text:p>
          </table:table-cell>
          <table:table-cell office:value-type="string" calcext:value-type="string">
            <text:p>rdfs:label</text:p>
          </table:table-cell>
          <table:table-cell table:style-name="ce25" office:value-type="string" calcext:value-type="string">
            <text:p>"Facial muscles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muscles-orbitaires</text:p>
          </table:table-cell>
          <table:table-cell office:value-type="string" calcext:value-type="string">
            <text:p>rdfs:label</text:p>
          </table:table-cell>
          <table:table-cell table:style-name="ce25" office:value-type="string" calcext:value-type="string">
            <text:p>"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R-muscles-orbitaires</text:p>
          </table:table-cell>
          <table:table-cell office:value-type="string" calcext:value-type="string">
            <text:p>rdfs:label</text:p>
          </table:table-cell>
          <table:table-cell table:style-name="ce25" office:value-type="string" calcext:value-type="string">
            <text:p>"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R-mscl-orbiculaire-oeil</text:p>
          </table:table-cell>
          <table:table-cell office:value-type="string" calcext:value-type="string">
            <text:p>rdfs:label</text:p>
          </table:table-cell>
          <table:table-cell table:style-name="ce25" office:value-type="string" calcext:value-type="string">
            <text:p>"Right orbicularis oculi muscle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R-mscl-corrugatR-sourcil</text:p>
          </table:table-cell>
          <table:table-cell office:value-type="string" calcext:value-type="string">
            <text:p>rdfs:label</text:p>
          </table:table-cell>
          <table:table-cell table:style-name="ce25" office:value-type="string" calcext:value-type="string">
            <text:p>"Right corrugator supercilii muscle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R-mscl-abaissR-sourcil</text:p>
          </table:table-cell>
          <table:table-cell office:value-type="string" calcext:value-type="string">
            <text:p>rdfs:label</text:p>
          </table:table-cell>
          <table:table-cell table:style-name="ce25" office:value-type="string" calcext:value-type="string">
            <text:p>"Right depressor supercilii muscle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L-muscles-orbitaires</text:p>
          </table:table-cell>
          <table:table-cell office:value-type="string" calcext:value-type="string">
            <text:p>rdfs:label</text:p>
          </table:table-cell>
          <table:table-cell table:style-name="ce25" office:value-type="string" calcext:value-type="string">
            <text:p>"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L-mscl-orbiculaire-oeil</text:p>
          </table:table-cell>
          <table:table-cell office:value-type="string" calcext:value-type="string">
            <text:p>rdfs:label</text:p>
          </table:table-cell>
          <table:table-cell table:style-name="ce25" office:value-type="string" calcext:value-type="string">
            <text:p>"Left orbicularis oculi muscle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L-mscl-corrugatR-sourcil</text:p>
          </table:table-cell>
          <table:table-cell office:value-type="string" calcext:value-type="string">
            <text:p>rdfs:label</text:p>
          </table:table-cell>
          <table:table-cell table:style-name="ce25" office:value-type="string" calcext:value-type="string">
            <text:p>"Left corrugator supercilii muscle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L-mscl-abaissR-sourcil</text:p>
          </table:table-cell>
          <table:table-cell office:value-type="string" calcext:value-type="string">
            <text:p>rdfs:label</text:p>
          </table:table-cell>
          <table:table-cell table:style-name="ce25" office:value-type="string" calcext:value-type="string">
            <text:p>"Left depressor supercilii muscle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muscles-nez</text:p>
          </table:table-cell>
          <table:table-cell office:value-type="string" calcext:value-type="string">
            <text:p>rdfs:label</text:p>
          </table:table-cell>
          <table:table-cell table:style-name="ce25" office:value-type="string" calcext:value-type="string">
            <text:p>"Muscles of the nose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R-muscles-nez</text:p>
          </table:table-cell>
          <table:table-cell office:value-type="string" calcext:value-type="string">
            <text:p>rdfs:label</text:p>
          </table:table-cell>
          <table:table-cell table:style-name="ce25" office:value-type="string" calcext:value-type="string">
            <text:p>"Right muscles of the nose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R-mscl-procerus</text:p>
          </table:table-cell>
          <table:table-cell office:value-type="string" calcext:value-type="string">
            <text:p>rdfs:label</text:p>
          </table:table-cell>
          <table:table-cell table:style-name="ce25" office:value-type="string" calcext:value-type="string">
            <text:p>"Right procerus muscle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R-mscl-nasal</text:p>
          </table:table-cell>
          <table:table-cell office:value-type="string" calcext:value-type="string">
            <text:p>rdfs:label</text:p>
          </table:table-cell>
          <table:table-cell table:style-name="ce25" office:value-type="string" calcext:value-type="string">
            <text:p>"Right nasalis muscle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R-mscl-abaissR-septum-nasal</text:p>
          </table:table-cell>
          <table:table-cell office:value-type="string" calcext:value-type="string">
            <text:p>rdfs:label</text:p>
          </table:table-cell>
          <table:table-cell table:style-name="ce25" office:value-type="string" calcext:value-type="string">
            <text:p>"Right depressor septi nasi muscle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R-mscl-elevatR-naso-labial</text:p>
          </table:table-cell>
          <table:table-cell office:value-type="string" calcext:value-type="string">
            <text:p>rdfs:label</text:p>
          </table:table-cell>
          <table:table-cell table:style-name="ce25" office:value-type="string" calcext:value-type="string">
            <text:p>"Right levator labii superioris alaeque nasi muscle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L-muscles-nez</text:p>
          </table:table-cell>
          <table:table-cell office:value-type="string" calcext:value-type="string">
            <text:p>rdfs:label</text:p>
          </table:table-cell>
          <table:table-cell table:style-name="ce25" office:value-type="string" calcext:value-type="string">
            <text:p>"Left muscles of the nose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L-mscl-procerus</text:p>
          </table:table-cell>
          <table:table-cell office:value-type="string" calcext:value-type="string">
            <text:p>rdfs:label</text:p>
          </table:table-cell>
          <table:table-cell table:style-name="ce25" office:value-type="string" calcext:value-type="string">
            <text:p>"Left procerus muscle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L-mscl-nasal</text:p>
          </table:table-cell>
          <table:table-cell office:value-type="string" calcext:value-type="string">
            <text:p>rdfs:label</text:p>
          </table:table-cell>
          <table:table-cell table:style-name="ce25" office:value-type="string" calcext:value-type="string">
            <text:p>"Left nasalis muscle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L-mscl-abaissR-septum-nasal</text:p>
          </table:table-cell>
          <table:table-cell office:value-type="string" calcext:value-type="string">
            <text:p>rdfs:label</text:p>
          </table:table-cell>
          <table:table-cell table:style-name="ce25" office:value-type="string" calcext:value-type="string">
            <text:p>"Left depressor septi nasi muscle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L-mscl-elevatR-naso-labial</text:p>
          </table:table-cell>
          <table:table-cell office:value-type="string" calcext:value-type="string">
            <text:p>rdfs:label</text:p>
          </table:table-cell>
          <table:table-cell table:style-name="ce25" office:value-type="string" calcext:value-type="string">
            <text:p>"Left levator labii superioris alaeque nasi muscle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muscles-bouche</text:p>
          </table:table-cell>
          <table:table-cell office:value-type="string" calcext:value-type="string">
            <text:p>rdfs:label</text:p>
          </table:table-cell>
          <table:table-cell table:style-name="ce25" office:value-type="string" calcext:value-type="string">
            <text:p>"Muscles of the mouth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mscl-orbiculR-bouche</text:p>
          </table:table-cell>
          <table:table-cell office:value-type="string" calcext:value-type="string">
            <text:p>rdfs:label</text:p>
          </table:table-cell>
          <table:table-cell table:style-name="ce25" office:value-type="string" calcext:value-type="string">
            <text:p>"Orbicularis oris muscle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R-muscles-bouche</text:p>
          </table:table-cell>
          <table:table-cell office:value-type="string" calcext:value-type="string">
            <text:p>rdfs:label</text:p>
          </table:table-cell>
          <table:table-cell table:style-name="ce25" office:value-type="string" calcext:value-type="string">
            <text:p>"Right muscles of the mouth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R-mscl-abaissR-angle-bouche</text:p>
          </table:table-cell>
          <table:table-cell office:value-type="string" calcext:value-type="string">
            <text:p>rdfs:label</text:p>
          </table:table-cell>
          <table:table-cell table:style-name="ce25" office:value-type="string" calcext:value-type="string">
            <text:p>"Right depressor anguli oris muscle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R-mscl-trsv-menton</text:p>
          </table:table-cell>
          <table:table-cell office:value-type="string" calcext:value-type="string">
            <text:p>rdfs:label</text:p>
          </table:table-cell>
          <table:table-cell table:style-name="ce25" office:value-type="string" calcext:value-type="string">
            <text:p>"Right transversus menti muscle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R-mscl-risorius</text:p>
          </table:table-cell>
          <table:table-cell office:value-type="string" calcext:value-type="string">
            <text:p>rdfs:label</text:p>
          </table:table-cell>
          <table:table-cell table:style-name="ce25" office:value-type="string" calcext:value-type="string">
            <text:p>"Right risorius muscle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R-mscl-pt-zygomatique</text:p>
          </table:table-cell>
          <table:table-cell office:value-type="string" calcext:value-type="string">
            <text:p>rdfs:label</text:p>
          </table:table-cell>
          <table:table-cell table:style-name="ce25" office:value-type="string" calcext:value-type="string">
            <text:p>"Right zygomaticus minor muscle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R-mscl-gd-zygomatique</text:p>
          </table:table-cell>
          <table:table-cell office:value-type="string" calcext:value-type="string">
            <text:p>rdfs:label</text:p>
          </table:table-cell>
          <table:table-cell table:style-name="ce25" office:value-type="string" calcext:value-type="string">
            <text:p>"Right zygomaticus major muscle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R-mscl-elevatR-levre-sup</text:p>
          </table:table-cell>
          <table:table-cell office:value-type="string" calcext:value-type="string">
            <text:p>rdfs:label</text:p>
          </table:table-cell>
          <table:table-cell table:style-name="ce25" office:value-type="string" calcext:value-type="string">
            <text:p>"Right levator labii superioris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R-mscl-abaissR-levre-inf</text:p>
          </table:table-cell>
          <table:table-cell office:value-type="string" calcext:value-type="string">
            <text:p>rdfs:label</text:p>
          </table:table-cell>
          <table:table-cell table:style-name="ce25" office:value-type="string" calcext:value-type="string">
            <text:p>"Right depressor labii inferioris muscle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R-mscl-elevatR-angle-bouche</text:p>
          </table:table-cell>
          <table:table-cell office:value-type="string" calcext:value-type="string">
            <text:p>rdfs:label</text:p>
          </table:table-cell>
          <table:table-cell table:style-name="ce25" office:value-type="string" calcext:value-type="string">
            <text:p>"Right levator anguli oris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R-mscl-buccinatR</text:p>
          </table:table-cell>
          <table:table-cell office:value-type="string" calcext:value-type="string">
            <text:p>rdfs:label</text:p>
          </table:table-cell>
          <table:table-cell table:style-name="ce25" office:value-type="string" calcext:value-type="string">
            <text:p>"Right buccinator muscle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R-mscl-mentonnier</text:p>
          </table:table-cell>
          <table:table-cell office:value-type="string" calcext:value-type="string">
            <text:p>rdfs:label</text:p>
          </table:table-cell>
          <table:table-cell table:style-name="ce25" office:value-type="string" calcext:value-type="string">
            <text:p>"Right mentalis muscle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L-muscles-bouche</text:p>
          </table:table-cell>
          <table:table-cell office:value-type="string" calcext:value-type="string">
            <text:p>rdfs:label</text:p>
          </table:table-cell>
          <table:table-cell table:style-name="ce25" office:value-type="string" calcext:value-type="string">
            <text:p>"Left muscles of the mouth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L-mscl-abaissR-angle-bouche</text:p>
          </table:table-cell>
          <table:table-cell office:value-type="string" calcext:value-type="string">
            <text:p>rdfs:label</text:p>
          </table:table-cell>
          <table:table-cell table:style-name="ce25" office:value-type="string" calcext:value-type="string">
            <text:p>"Left depressor anguli oris muscle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L-mscl-trsv-menton</text:p>
          </table:table-cell>
          <table:table-cell office:value-type="string" calcext:value-type="string">
            <text:p>rdfs:label</text:p>
          </table:table-cell>
          <table:table-cell table:style-name="ce25" office:value-type="string" calcext:value-type="string">
            <text:p>"Left transversus menti muscle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L-mscl-risorius</text:p>
          </table:table-cell>
          <table:table-cell office:value-type="string" calcext:value-type="string">
            <text:p>rdfs:label</text:p>
          </table:table-cell>
          <table:table-cell table:style-name="ce25" office:value-type="string" calcext:value-type="string">
            <text:p>"Left risorius muscle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L-mscl-pt-zygomatique</text:p>
          </table:table-cell>
          <table:table-cell office:value-type="string" calcext:value-type="string">
            <text:p>rdfs:label</text:p>
          </table:table-cell>
          <table:table-cell table:style-name="ce25" office:value-type="string" calcext:value-type="string">
            <text:p>"Left zygomaticus minor muscle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L-mscl-gd-zygomatique</text:p>
          </table:table-cell>
          <table:table-cell office:value-type="string" calcext:value-type="string">
            <text:p>rdfs:label</text:p>
          </table:table-cell>
          <table:table-cell table:style-name="ce25" office:value-type="string" calcext:value-type="string">
            <text:p>"Left zygomaticus major muscle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L-mscl-elevatR-levre-sup</text:p>
          </table:table-cell>
          <table:table-cell office:value-type="string" calcext:value-type="string">
            <text:p>rdfs:label</text:p>
          </table:table-cell>
          <table:table-cell table:style-name="ce25" office:value-type="string" calcext:value-type="string">
            <text:p>"Left levator labii superioris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L-mscl-abaissR-levre-inf</text:p>
          </table:table-cell>
          <table:table-cell office:value-type="string" calcext:value-type="string">
            <text:p>rdfs:label</text:p>
          </table:table-cell>
          <table:table-cell table:style-name="ce25" office:value-type="string" calcext:value-type="string">
            <text:p>"Left depressor labii inferioris muscle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L-mscl-elevatR-angle-bouche</text:p>
          </table:table-cell>
          <table:table-cell office:value-type="string" calcext:value-type="string">
            <text:p>rdfs:label</text:p>
          </table:table-cell>
          <table:table-cell table:style-name="ce25" office:value-type="string" calcext:value-type="string">
            <text:p>"Left levator anguli oris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L-mscl-buccinatR</text:p>
          </table:table-cell>
          <table:table-cell office:value-type="string" calcext:value-type="string">
            <text:p>rdfs:label</text:p>
          </table:table-cell>
          <table:table-cell table:style-name="ce25" office:value-type="string" calcext:value-type="string">
            <text:p>"Left buccinator muscle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L-mscl-mentonnier</text:p>
          </table:table-cell>
          <table:table-cell office:value-type="string" calcext:value-type="string">
            <text:p>rdfs:label</text:p>
          </table:table-cell>
          <table:table-cell table:style-name="ce25" office:value-type="string" calcext:value-type="string">
            <text:p>"Left mentalis muscle"@en .</text:p>
          </table:table-cell>
          <table:table-cell/>
        </table:table-row>
      </table:table>
      <table:table table:name="MSCL@jp (simplifie)" table:style-name="ta1">
        <table:table-column table:style-name="co10" table:default-cell-style-name="Default"/>
        <table:table-column table:style-name="co2" table:default-cell-style-name="ce28"/>
        <table:table-column table:style-name="co18" table:default-cell-style-name="ce28"/>
        <table:table-row table:style-name="ro1">
          <table:table-cell table:style-name="ce26" office:value-type="string" calcext:value-type="string">
            <text:p>anat:muscles-ceint-pelv-couche-pfd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6" office:value-type="string" calcext:value-type="string">
            <text:p>anat:muscles-ceint-pelv-couche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6" office:value-type="string" calcext:value-type="string">
            <text:p>anat:R-muscles-ceint-pelv-couche-pfd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31" office:value-type="string" calcext:value-type="string">
            <text:p>anat:R-muscle-iliopsoa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4" office:value-type="string" calcext:value-type="string">
            <text:p>anat:R-mscl-ilia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31" office:value-type="string" calcext:value-type="string">
            <text:p>anat:R-mscl-gd-psoa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scl-pt-psoa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4" office:value-type="string" calcext:value-type="string">
            <text:p>anat:R-mscl-piriform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4" office:value-type="string" calcext:value-type="string">
            <text:p>anat:R-muscles-obturateur-int-jumea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4" office:value-type="string" calcext:value-type="string">
            <text:p>anat:R-mscl-obturateur-i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4" office:value-type="string" calcext:value-type="string">
            <text:p>anat:R-mscl-jumeau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4" office:value-type="string" calcext:value-type="string">
            <text:p>anat:R-mscl-jumeau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4" office:value-type="string" calcext:value-type="string">
            <text:p>anat:R-mscl-obturateur-ex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4" office:value-type="string" calcext:value-type="string">
            <text:p>anat:R-mscl-carre-fem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6" office:value-type="string" calcext:value-type="string">
            <text:p>anat:R-muscles-ceint-pelv-couche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31" office:value-type="string" calcext:value-type="string">
            <text:p>anat:R-muscles-fessi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4" office:value-type="string" calcext:value-type="string">
            <text:p>anat:R-mscl-pt-fessi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4" office:value-type="string" calcext:value-type="string">
            <text:p>anat:R-mscl-moy-fessi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4" office:value-type="string" calcext:value-type="string">
            <text:p>anat:R-mscl-gd-fessi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4" office:value-type="string" calcext:value-type="string">
            <text:p>anat:R-mscl-TF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4" office:value-type="string" calcext:value-type="string">
            <text:p>anat:R-muscles-ant-cuiss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31" office:value-type="string" calcext:value-type="string">
            <text:p>anat:R-mscl-quadriceps-fem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6" office:value-type="string" calcext:value-type="string">
            <text:p>anat:R-mscl-sartoriu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6" office:value-type="string" calcext:value-type="string">
            <text:p>anat:R-mscl-articulaire-genou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4" office:value-type="string" calcext:value-type="string">
            <text:p>anat:R-muscles-med-cuiss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6" office:value-type="string" calcext:value-type="string">
            <text:p>anat:R-mscl-pectin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6" office:value-type="string" calcext:value-type="string">
            <text:p>anat:R-mscl-crt-addR-femu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6" office:value-type="string" calcext:value-type="string">
            <text:p>anat:R-mscl-lg-addR-femu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6" office:value-type="string" calcext:value-type="string">
            <text:p>anat:R-mscl-gd-addR-femu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6" office:value-type="string" calcext:value-type="string">
            <text:p>anat:R-mscl-graci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4" office:value-type="string" calcext:value-type="string">
            <text:p>anat:R-muscles-post-cuiss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6" office:value-type="string" calcext:value-type="string">
            <text:p>anat:R-mscl-biceps-fem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6" office:value-type="string" calcext:value-type="string">
            <text:p>anat:R-mscl-semi-tendine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6" office:value-type="string" calcext:value-type="string">
            <text:p>anat:R-mscl-semi-membrane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6" office:value-type="string" calcext:value-type="string">
            <text:p>anat:R-muscles-patte-oi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4" office:value-type="string" calcext:value-type="string">
            <text:p>anat:R-muscles-ant-jamb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6" office:value-type="string" calcext:value-type="string">
            <text:p>anat:R-mscl-tibial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6" office:value-type="string" calcext:value-type="string">
            <text:p>anat:R-mscl-lg-extR-orteil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scl-lg-extR-hall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4" office:value-type="string" calcext:value-type="string">
            <text:p>anat:R-muscles-lat-jamb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6" office:value-type="string" calcext:value-type="string">
            <text:p>anat:R-mscl-lg-fib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scl-crt-fib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scl-3e-fib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4" office:value-type="string" calcext:value-type="string">
            <text:p>anat:R-muscles-post-jamb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6" office:value-type="string" calcext:value-type="string">
            <text:p>anat:R-mscl-triceps-su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6" office:value-type="string" calcext:value-type="string">
            <text:p>anat:R-mscl-plant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6" office:value-type="string" calcext:value-type="string">
            <text:p>anat:R-mscl-poplit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6" office:value-type="string" calcext:value-type="string">
            <text:p>anat:R-mscl-tibial-pos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6" office:value-type="string" calcext:value-type="string">
            <text:p>anat:R-mscl-lg-fleR-orteil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scl-lg-fleR-hall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uscles-plantR-med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uscles-plantR-med-pied-plan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6" office:value-type="string" calcext:value-type="string">
            <text:p>anat:R-mscl-abdR-hall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6" office:value-type="string" calcext:value-type="string">
            <text:p>anat:R-mscl-crt-fleR-hall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uscles-plantR-med-pied-plan-pf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scl-addR-hall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uscles-plantR-lat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uscles-plantR-lat-pied-plan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6" office:value-type="string" calcext:value-type="string">
            <text:p>anat:R-mscl-abdR-orteil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uscles-plantR-lat-pied-plan-pf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6" office:value-type="string" calcext:value-type="string">
            <text:p>anat:R-mscl-crt-fleR-orteil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6" office:value-type="string" calcext:value-type="string">
            <text:p>anat:R-mscl-opposant-orteil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6" office:value-type="string" calcext:value-type="string">
            <text:p>anat:R-muscles-plantR-intermed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uscles-plantR-intermed-pied-plan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6" office:value-type="string" calcext:value-type="string">
            <text:p>anat:R-mscl-crt-fleR-orteil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uscles-plantR-intermed-pied-plan-moy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6" office:value-type="string" calcext:value-type="string">
            <text:p>anat:R-mscl-carre-plant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uscles-plantR-intermed-pied-plan-pf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6" office:value-type="string" calcext:value-type="string">
            <text:p>anat:R-muscles-lombricaux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scl-lombrical-pied-du-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scl-lombrical-pied-du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scl-lombrical-pied-du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scl-lombrical-pied-du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6" office:value-type="string" calcext:value-type="string">
            <text:p>anat:R-muscles-interosseux-plantR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6" office:value-type="string" calcext:value-type="string">
            <text:p>anat:R-mscl-interosseux-plantaire-du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6" office:value-type="string" calcext:value-type="string">
            <text:p>anat:R-mscl-interosseux-plantaire-du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6" office:value-type="string" calcext:value-type="string">
            <text:p>anat:R-mscl-interosseux-plantaire-du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6" office:value-type="string" calcext:value-type="string">
            <text:p>anat:R-muscles-dorsaux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6" office:value-type="string" calcext:value-type="string">
            <text:p>anat:R-mscl-crt-extR-orteil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6" office:value-type="string" calcext:value-type="string">
            <text:p>anat:R-mscl-crt-extR-hall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6" office:value-type="string" calcext:value-type="string">
            <text:p>anat:R-muscles-interosseux-dorsaux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6" office:value-type="string" calcext:value-type="string">
            <text:p>anat:R-mscl-interosseux-dorsaux-du-II-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6" office:value-type="string" calcext:value-type="string">
            <text:p>anat:R-mscl-interosseux-dorsaux-du-II-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6" office:value-type="string" calcext:value-type="string">
            <text:p>anat:R-mscl-interosseux-dorsaux-du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6" office:value-type="string" calcext:value-type="string">
            <text:p>anat:R-mscl-interosseux-dorsaux-du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ceint-pelv-couche-pfd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-iliopsoa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ilia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gd-psoa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pt-psoa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piriform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obturateur-int-jumea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obturateur-i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jumeau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jumeau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obturateur-ex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carre-fem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ceint-pelv-couche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fessier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pt-fessi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moy-fessi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gd-fessi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TF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ant-cuiss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quadriceps-fem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sartoriu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articulaire-genou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med-cuiss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pectin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crt-addR-femu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lg-addR-femu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gd-addR-femu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graci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post-cuiss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biceps-fem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semi-tendine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semi-membrane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patte-oi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ant-jamb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tibial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lg-extR-orteil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lg-extR-hall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4" office:value-type="string" calcext:value-type="string">
            <text:p>anat:L-muscles-lat-jamb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lg-fib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crt-fib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3e-fib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post-jamb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triceps-su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plant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poplit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tibial-pos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lg-fleR-orteil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lg-fleR-hall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plantR-med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plantR-med-pied-plan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abdR-hall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crt-fleR-hall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plantR-med-pied-plan-pf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addR-hall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plantR-lat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plantR-lat-pied-plan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abdR-orteil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plantR-lat-pied-plan-pf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crt-fleR-orteil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opposant-orteil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6" office:value-type="string" calcext:value-type="string">
            <text:p>anat:L-muscles-plantR-intermed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plantR-intermed-pied-plan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crt-fleR-orteil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plantR-intermed-pied-plan-moy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carre-plant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plantR-intermed-pied-plan-pf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lombricaux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lombrical-pied-du-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lombrical-pied-du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lombrical-pied-du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lombrical-pied-du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interosseux-plantR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interosseux-plantaire-du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interosseux-plantaire-du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interosseux-plantaire-du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dorsaux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crt-extR-orteil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crt-extR-hall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interosseux-dorsaux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interosseux-dorsaux-du-II-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interosseux-dorsaux-du-II-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interosseux-dorsaux-du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interosseux-dorsaux-du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6" office:value-type="string" calcext:value-type="string">
            <text:p>anat:R-lgmt-patel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6" office:value-type="string" calcext:value-type="string">
            <text:p>anat:L-lgmt-patel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8"/>
          <table:table-cell table:number-columns-repeated="2"/>
        </table:table-row>
        <table:table-row table:style-name="ro1">
          <table:table-cell table:style-name="ce26" office:value-type="string" calcext:value-type="string">
            <text:p>anat:muscles-ceint-scap-couche-pfd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6" office:value-type="string" calcext:value-type="string">
            <text:p>anat:muscles-ceint-scap-couche-pfde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6" office:value-type="string" calcext:value-type="string">
            <text:p>anat:muscles-ceint-scap-couche-pfde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6" office:value-type="string" calcext:value-type="string">
            <text:p>anat:muscles-ceint-scap-couche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6" office:value-type="string" calcext:value-type="string">
            <text:p>anat:R-muscles-ceint-scap-couche-pfde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6" office:value-type="string" calcext:value-type="string">
            <text:p>anat:R-mscl-angulaire-scapul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6" office:value-type="string" calcext:value-type="string">
            <text:p>anat:R-mscl-subclavi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6" office:value-type="string" calcext:value-type="string">
            <text:p>anat:R-mscl-pt-pect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6" office:value-type="string" calcext:value-type="string">
            <text:p>anat:R-muscles-ceint-scap-couche-pfde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6" office:value-type="string" calcext:value-type="string">
            <text:p>anat:R-muscles-rhomboid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6" office:value-type="string" calcext:value-type="string">
            <text:p>anat:R-mscl-pt-rhombo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6" office:value-type="string" calcext:value-type="string">
            <text:p>anat:R-mscl-gd-rhombo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6" office:value-type="string" calcext:value-type="string">
            <text:p>anat:R-mscl-dentele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6" office:value-type="string" calcext:value-type="string">
            <text:p>anat:R-muscles-ceint-scap-couche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4" office:value-type="string" calcext:value-type="string">
            <text:p>anat:R-mscl-trapez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6" office:value-type="string" calcext:value-type="string">
            <text:p>anat:R-mscl-gd-dors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6" office:value-type="string" calcext:value-type="string">
            <text:p>anat:R-mscl-gd-pect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6" office:value-type="string" calcext:value-type="string">
            <text:p>anat:R-muscles-propres-epau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6" office:value-type="string" calcext:value-type="string">
            <text:p>anat:R-mscl-supraepine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6" office:value-type="string" calcext:value-type="string">
            <text:p>anat:R-mscl-infraepine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6" office:value-type="string" calcext:value-type="string">
            <text:p>anat:R-mscl-pt-ron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6" office:value-type="string" calcext:value-type="string">
            <text:p>anat:R-mscl-gd-ron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6" office:value-type="string" calcext:value-type="string">
            <text:p>anat:R-mscl-subscap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6" office:value-type="string" calcext:value-type="string">
            <text:p>anat:R-mscl-deltoid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6" office:value-type="string" calcext:value-type="string">
            <text:p>anat:R-muscles-bras-loge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6" office:value-type="string" calcext:value-type="string">
            <text:p>anat:R-mscl-biceps-brachi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scl-coraco-brachi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scl-brachi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6" office:value-type="string" calcext:value-type="string">
            <text:p>anat:R-muscles-bras-loge-pos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scl-triceps-brachi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uscles-ant-avt-bra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6" office:value-type="string" calcext:value-type="string">
            <text:p>anat:R-mscl-brachio-radi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6" office:value-type="string" calcext:value-type="string">
            <text:p>anat:R-mscl-rond-pronateu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6" office:value-type="string" calcext:value-type="string">
            <text:p>anat:R-mscl-fleR-radial-carp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6" office:value-type="string" calcext:value-type="string">
            <text:p>anat:R-mscl-lg-palm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6" office:value-type="string" calcext:value-type="string">
            <text:p>anat:R-mscl-fleR-ulnaire-carp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6" office:value-type="string" calcext:value-type="string">
            <text:p>anat:R-mscl-fleR-pfd-doigt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scl-fleR-supL-doigt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6" office:value-type="string" calcext:value-type="string">
            <text:p>anat:R-mscl-lg-fle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6" office:value-type="string" calcext:value-type="string">
            <text:p>anat:R-mscl-suppinateu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6" office:value-type="string" calcext:value-type="string">
            <text:p>anat:R-mscl-carre-pronateu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uscles-post-avt-bra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6" office:value-type="string" calcext:value-type="string">
            <text:p>anat:R-mscl-lg-extR-radial-carp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6" office:value-type="string" calcext:value-type="string">
            <text:p>anat:R-mscl-crt-extR-radial-carp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6" office:value-type="string" calcext:value-type="string">
            <text:p>anat:R-mscl-extR-doigt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6" office:value-type="string" calcext:value-type="string">
            <text:p>anat:R-mscl-extR-pt-doig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6" office:value-type="string" calcext:value-type="string">
            <text:p>anat:R-mscl-extR-ulnaire-carp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6" office:value-type="string" calcext:value-type="string">
            <text:p>anat:R-mscl-ancon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6" office:value-type="string" calcext:value-type="string">
            <text:p>anat:R-mscl-lg-abd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6" office:value-type="string" calcext:value-type="string">
            <text:p>anat:R-mscl-crt-ext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6" office:value-type="string" calcext:value-type="string">
            <text:p>anat:R-mscl-extR-inde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6" office:value-type="string" calcext:value-type="string">
            <text:p>anat:R-mscl-lg-ext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uscles-loge-med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6" office:value-type="string" calcext:value-type="string">
            <text:p>anat:R-muscles-loge-med-main-plan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6" office:value-type="string" calcext:value-type="string">
            <text:p>anat:R-mscl-crt-fleR-auric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scl-abdR-auric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uscles-loge-med-main-plan-pf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scl-opposant-auric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uscles-loge-lat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6" office:value-type="string" calcext:value-type="string">
            <text:p>anat:R-muscles-loge-lat-main-plan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6" office:value-type="string" calcext:value-type="string">
            <text:p>anat:R-mscl-crt-abd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uscles-loge-lat-main-plan-moy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scl-crt-fle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scl-opposant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uscles-loge-lat-main-plan-pf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scl-add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6" office:value-type="string" calcext:value-type="string">
            <text:p>anat:R-muscles-loge-moy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uscles-loge-moy-main-loge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uscles-lombricaux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scl-lombrical-du-II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scl-lombrical-du-III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scl-lombrical-du-IV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scl-lombrical-du-V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uscles-loge-moy-main-loge-pfd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6" office:value-type="string" calcext:value-type="string">
            <text:p>anat:R-muscles-interosseux-dorsaux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scl-interosseux-dorsal-main-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scl-interosseux-dorsal-main-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scl-interosseux-dorsal-main-3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scl-interosseux-dorsal-main-4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uscles-interosseux-palmaire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scl-interosseux-palmaire-main-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scl-interosseux-palmaire-main-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scl-interosseux-palmaire-main-3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scl-interosseux-palmaire-main-4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scl-tabatiere-anatomi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ceint-scap-couche-pfde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angulaire-scapul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subclavi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pt-pect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ceint-scap-couche-pfde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rhomboid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pt-rhombo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gd-rhombo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dentele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ceint-scap-couche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trapez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gd-dors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gd-pect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propres-epau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supraepine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infraepine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pt-ron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gd-ron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subscap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deltoid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6" office:value-type="string" calcext:value-type="string">
            <text:p>anat:L-muscles-bras-loge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biceps-brachi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coraco-brachi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brachi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6" office:value-type="string" calcext:value-type="string">
            <text:p>anat:L-muscles-bras-loge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triceps-brachi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ant-avt-bra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brachio-radi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rond-pronateu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fleR-radial-carp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lg-palm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fleR-ulnaire-carp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fleR-pfd-doigt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fleR-supL-doigt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lg-fle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suppinateu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carre-pronateu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post-avt-bra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lg-extR-radial-carp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crt-extR-radial-carp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extR-doigt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extR-pt-doig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extR-ulnaire-carp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ancon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lg-abd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crt-ext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extR-inde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lg-ext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loge-med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loge-med-main-plan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crt-fleR-auric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abdR-auric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loge-med-main-plan-pf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opposant-auric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loge-lat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loge-lat-main-plan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crt-abd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loge-lat-main-plan-moy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crt-fle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opposant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loge-lat-main-plan-pf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add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loge-moy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loge-moy-main-loge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lombricaux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lombrical-du-II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lombrical-du-III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lombrical-du-IV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lombrical-du-V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loge-moy-main-loge-pfd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interosseux-dorsaux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interosseux-dorsal-main-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interosseux-dorsal-main-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interosseux-dorsal-main-3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interosseux-dorsal-main-4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interosseux-palmaire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interosseux-palmaire-main-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interosseux-palmaire-main-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interosseux-palmaire-main-3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interosseux-palmaire-main-4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tabatiere-anatomi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8"/>
          <table:table-cell table:style-name="Default"/>
          <table:table-cell/>
        </table:table-row>
        <table:table-row table:style-name="ro1">
          <table:table-cell table:style-name="ce27" office:value-type="string" calcext:value-type="string">
            <text:p>anat:muscles-masticateur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7" office:value-type="string" calcext:value-type="string">
            <text:p>anat:R-muscles-masticateur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7" office:value-type="string" calcext:value-type="string">
            <text:p>anat:R-mscl-temp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7" office:value-type="string" calcext:value-type="string">
            <text:p>anat:R-mscl-masset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7" office:value-type="string" calcext:value-type="string">
            <text:p>anat:R-mscl-pterigoidien-la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7" office:value-type="string" calcext:value-type="string">
            <text:p>anat:R-mscl-pterigoidien-m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7" office:value-type="string" calcext:value-type="string">
            <text:p>anat:L-muscles-masticateur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7" office:value-type="string" calcext:value-type="string">
            <text:p>anat:L-mscl-temp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7" office:value-type="string" calcext:value-type="string">
            <text:p>anat:L-mscl-masset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7" office:value-type="string" calcext:value-type="string">
            <text:p>anat:L-mscl-pterigoidien-la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7" office:value-type="string" calcext:value-type="string">
            <text:p>anat:L-mscl-pterigoidien-m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8"/>
          <table:table-cell table:style-name="Default"/>
          <table:table-cell/>
        </table:table-row>
        <table:table-row table:style-name="ro1">
          <table:table-cell table:style-name="ce45" office:value-type="string" calcext:value-type="string">
            <text:p>anat:muscles-expressions-facial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muscle-epicranie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3">
          <table:table-cell table:style-name="ce45" office:value-type="string" calcext:value-type="string">
            <text:p>anat:muscle-occipito-frontal</text:p>
          </table:table-cell>
          <table:table-cell office:value-type="string" calcext:value-type="string">
            <text:p>rdfs:label</text:p>
          </table:table-cell>
          <table:table-cell table:style-name="ce25" office:value-type="string" calcext:value-type="string">
            <text:p>"後頭前頭筋"@jp .</text:p>
          </table:table-cell>
        </table:table-row>
        <table:table-row table:style-name="ro1">
          <table:table-cell table:style-name="ce45" office:value-type="string" calcext:value-type="string">
            <text:p>anat:muscle-occipito-frontal-ventre-front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muscle-occipito-frontal-ventre-occipit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R-muscle-temporo-pariet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L-muscle-temporo-pariet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aponevrose-epicranienn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muscles-auriculair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R-muscles-auriculair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R-muscles-extrinseq-pavillo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R-mscl-auriculR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R-mscl-auriculR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R-mscl-auriculR-pos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R-muscles-intrinseq-pavillo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R-muscle-epine-de-l-heli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R-muscle-pt-de-l-heli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R-muscle-du-tragu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R-muscle-de-l-anti-tragu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L-muscles-auriculair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L-muscles-extrinseq-pavillo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L-mscl-auriculR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L-mscl-auriculR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L-mscl-auriculR-pos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L-muscles-intrinseq-pavillo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L-muscle-epine-de-l-heli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L-muscle-pt-de-l-heli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L-muscle-du-tragu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L-muscle-de-l-anti-tragu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muscles-fa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muscles-orbitair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R-muscles-orbitair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R-mscl-orbiculaire-oei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R-mscl-corrugatR-sourci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R-mscl-abaissR-sourci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L-muscles-orbitair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L-mscl-orbiculaire-oei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L-mscl-corrugatR-sourci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L-mscl-abaissR-sourci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muscles-nez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R-muscles-nez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R-mscl-proceru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R-mscl-nas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R-mscl-abaissR-septum-nas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R-mscl-elevatR-naso-labi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L-muscles-nez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L-mscl-proceru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L-mscl-nas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L-mscl-abaissR-septum-nas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L-mscl-elevatR-naso-labi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muscles-bouch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mscl-orbiculR-bouch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R-muscles-bouch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R-mscl-abaissR-angle-bouch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R-mscl-trsv-mento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R-mscl-risoriu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R-mscl-pt-zygomati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R-mscl-gd-zygomati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R-mscl-elevatR-levre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R-mscl-abaissR-levre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R-mscl-elevatR-angle-bouch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R-mscl-buccinat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R-mscl-mentonni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L-muscles-bouch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L-mscl-abaissR-angle-bouch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L-mscl-trsv-mento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L-mscl-risoriu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L-mscl-pt-zygomati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L-mscl-gd-zygomati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L-mscl-elevatR-levre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L-mscl-abaissR-levre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L-mscl-elevatR-angle-bouch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L-mscl-buccinat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L-mscl-mentonni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</table:table>
      <table:table table:name="Respi" table:style-name="ta1">
        <table:table-column table:style-name="co20" table:default-cell-style-name="Default"/>
        <table:table-column table:style-name="co21" table:default-cell-style-name="ce28"/>
        <table:table-column table:style-name="co22" table:default-cell-style-name="ce28"/>
        <table:table-column table:style-name="co23" table:number-columns-repeated="2" table:default-cell-style-name="Default"/>
        <table:table-column table:style-name="co6" table:number-columns-repeated="3" table:default-cell-style-name="Default"/>
        <table:table-column table:style-name="co25" table:default-cell-style-name="Default"/>
        <table:table-column table:style-name="co6" table:number-columns-repeated="3" table:default-cell-style-name="Default"/>
        <table:table-row table:style-name="ro1">
          <table:table-cell table:style-name="ce93" office:value-type="string" calcext:value-type="string">
            <text:p>anat:R-membranes-intercostal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embranes intercostales droites" .</text:p>
          </table:table-cell>
          <table:table-cell table:number-columns-repeated="9"/>
        </table:table-row>
        <table:table-row table:style-name="ro1">
          <table:table-cell table:style-name="ce94" office:value-type="string" calcext:value-type="string">
            <text:p>anat:L-membranes-intercostal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embranes intercostales gauches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Sys-Resp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3">"Syst</text:span><text:span text:style-name="T4">ème respiratoire</text:span>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voies-aerienn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3">"Voies a</text:span><text:span text:style-name="T4">ériennes</text:span>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voies-aeriennes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5">"Voies a</text:span><text:span text:style-name="T6">ériennes supérieures</text:span><text:span text:style-name="T7">" .</text:span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cavite-nasa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3">"Cavit</text:span><text:span text:style-name="T4">é nasale</text:span>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fosse-nasa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osse nasale droit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fosse-nasale-ant-vestib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3">"Fosse nasale ant</text:span><text:span text:style-name="T4">érieure (vestibulaire) droite</text:span>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fosse-nasale-osseus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3">"Fosse nasale osseuse</text:span><text:span text:style-name="T4"> droite</text:span>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fosse-nasale-osseuse-compartiment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3">"Compartiments de la fosse nasale osseuse</text:span><text:span text:style-name="T4"> droite</text:span>" .</text:p>
          </table:table-cell>
          <table:table-cell table:number-columns-repeated="6"/>
          <table:table-cell table:style-name="ce28" table:number-columns-repeated="2"/>
          <table:table-cell table:style-name="ce45"/>
        </table:table-row>
        <table:table-row table:style-name="ro1">
          <table:table-cell office:value-type="string" calcext:value-type="string">
            <text:p>anat:R-fosse-nasale-osseuse-ant-lacryma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3">"Fosse nasale osseuse ant</text:span><text:span text:style-name="T4">érieure (lacrymale) droite</text:span>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fosse-nasale-osseuse-post-respirato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5">"Fosse nasale osseuse post</text:span><text:span text:style-name="T6">érieure (respiratoire) droite</text:span><text:span text:style-name="T7">" .</text:span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fosse-nasale-osseuse-sup-olfactive</text:p>
          </table:table-cell>
          <table:table-cell office:value-type="string" calcext:value-type="string">
            <text:p>rdfs:label</text:p>
          </table:table-cell>
          <table:table-cell table:style-name="ce53" office:value-type="string" calcext:value-type="string">
            <text:p><text:span text:style-name="T5">"Fosse nasale osseuse sup</text:span><text:span text:style-name="T6">érieure (olfactive) droite</text:span><text:span text:style-name="T7">" .</text:span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fosse-nasale-osseuse-fac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3">"Faces de la fosse nasale osseuse</text:span><text:span text:style-name="T4"> droite</text:span>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fosse-nasale-osseuse-face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8">"Face sup</text:span><text:span text:style-name="T9">érieure de la f</text:span><text:span text:style-name="T10">osse nasale osseuse</text:span><text:span text:style-name="T9"> droite</text:span>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fosse-nasale-osseuse-face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11">"Face inf</text:span><text:span text:style-name="T12">érieure de la f</text:span><text:span text:style-name="T13">osse nasale osseuse</text:span><text:span text:style-name="T12"> droite</text:span><text:span text:style-name="T13">" .</text:span></text:p>
          </table:table-cell>
          <table:table-cell table:number-columns-repeated="6"/>
          <table:table-cell table:style-name="ce28" table:number-columns-repeated="2"/>
          <table:table-cell table:style-name="ce45"/>
        </table:table-row>
        <table:table-row table:style-name="ro1">
          <table:table-cell office:value-type="string" calcext:value-type="string">
            <text:p>anat:R-fosse-nasale-osseuse-face-m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11">"Face m</text:span><text:span text:style-name="T12">édiale de la f</text:span><text:span text:style-name="T13">osse nasale osseuse</text:span><text:span text:style-name="T12"> droite</text:span><text:span text:style-name="T13">" .</text:span></text:p>
          </table:table-cell>
          <table:table-cell table:number-columns-repeated="6"/>
          <table:table-cell table:style-name="ce28" table:number-columns-repeated="2"/>
          <table:table-cell table:style-name="ce45"/>
        </table:table-row>
        <table:table-row table:style-name="ro1">
          <table:table-cell office:value-type="string" calcext:value-type="string">
            <text:p>anat:R-fosse-nasale-osseuse-face-la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11">"Face lat</text:span><text:span text:style-name="T12">érale de la f</text:span><text:span text:style-name="T13">osse nasale osseuse</text:span><text:span text:style-name="T12"> droite</text:span><text:span text:style-name="T13">" .</text:span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fosse-nasale-osseuse-face-lat-pre-turbina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11">"Face lat</text:span><text:span text:style-name="T12">érale pré-turbilane de la f</text:span><text:span text:style-name="T13">osse nasale osseuse</text:span><text:span text:style-name="T12"> droite</text:span><text:span text:style-name="T13">" .</text:span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fosse-nasale-osseuse-face-lat-turbina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11">"Face lat</text:span><text:span text:style-name="T12">érale turbilane de la f</text:span><text:span text:style-name="T13">osse nasale osseuse</text:span><text:span text:style-name="T12"> droite</text:span><text:span text:style-name="T13">" .</text:span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muqueuse-fosse-nasa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queuse de la fosse nasale droit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fosse-nasa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osse nasale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fosse-nasale-ant-vestib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osse nasale antérieure (vestibulaire)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fosse-nasale-osseus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osse nasale osseuse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fosse-nasale-osseuse-compartiment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ompartiments de la fosse nasale osseuse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fosse-nasale-osseuse-ant-lacryma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osse nasale osseuse antérieure (lacrymale)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fosse-nasale-osseuse-post-respirato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osse nasale osseuse postérieure (respiratoire)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fosse-nasale-osseuse-sup-olfactive</text:p>
          </table:table-cell>
          <table:table-cell office:value-type="string" calcext:value-type="string">
            <text:p>rdfs:label</text:p>
          </table:table-cell>
          <table:table-cell table:style-name="ce53" office:value-type="string" calcext:value-type="string">
            <text:p>"Fosse nasale osseuse supérieure (olfactive)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fosse-nasale-osseuse-fac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ces de la fosse nasale osseuse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fosse-nasale-osseuse-face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ce supérieure de la fosse nasale osseuse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fosse-nasale-osseuse-face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ce inférieure de la fosse nasale osseuse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fosse-nasale-osseuse-face-m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ce médiale de la fosse nasale osseuse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fosse-nasale-osseuse-face-la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ce latérale de la fosse nasale osseuse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fosse-nasale-osseuse-face-lat-pre-turbina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ce latérale pré-turbilane de la fosse nasale osseuse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fosse-nasale-osseuse-face-lat-turbina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ce latérale turbilane de la fosse nasale osseuse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muqueuse-fosse-nasa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queuse de la fosse nasale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septum-nas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ptum nasal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septum-nasal-osse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ptum nasal osseux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carti-sept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artilage septal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cartilages-nez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artilages du nez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cartilages-narin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artilages des narines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cartilages-lat-nez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14">"Cartilages latéraux du nez</text:span>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carti-narin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artilage de la narine droit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carti-lat-nez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14">"Cartilage latéral droit du nez</text:span>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carti-narin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artilage de la narine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carti-lat-nez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artilage latéral gauche du nez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orifices-cavite-nasa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14">"Orifices de la cavité nasale</text:span>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narin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Narines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narin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Narine droit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narin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Narine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orifice-piriforme-nez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Orifice piriforme du nez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choanes-orifice-nasal-pos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14">"Choanes : orifices nasaux postérieurs</text:span>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choane-orifice-nasal-pos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hoanes : orifice nasal postérieur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choane-orifice-nasal-pos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hoanes : orifice nasal postérieur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os-cavite-nasa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14">"Os de la cavité nasale</text:span>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meats-nasa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14">"Méats nasaux</text:span>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meats-nasa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éats nasaux droits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meat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14">"Méat nasal supérieur droit</text:span>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meat-moy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éat nasal moyen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meat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éat nasal inférieur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meats-nasa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éats nasaux gauches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meat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14">"Méat nasal supérieur gauche</text:span>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meat-moy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éat nasal moyen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meat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éat nasal inférieur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canal-lacrymo-nas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anal lacrymo-nasal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canal-lacrymo-nas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anal lacrymo-nasal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sinus-paranasa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inus para-nasaux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muqueuse-sinu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queuse des sinus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sinus-front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inus frontal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canal-naso-front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anal naso-frontal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sinus-front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inus frontal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canal-naso-front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anal naso-frontal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sinus-sphenoid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5">"Sinus sphéno</text:span><text:span text:style-name="T6">ï</text:span><text:span text:style-name="T7">dal</text:span>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orifice-sphenoid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5">"Orifice sphéno</text:span><text:span text:style-name="T6">ï</text:span><text:span text:style-name="T7">dal" .</text:span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sinus-maxil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inus maxillaire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ostium-maxil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Ostium maxillaire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infundibulum-maxil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Infundibulum maxillaire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hiatus-semi-lun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Hiatus semi-lunaire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sinus-maxil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inus maxillaire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ostium-maxil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Ostium maxillaire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infundibulum-maxil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Infundibulum maxillaire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hiatus-semi-lun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Hiatus semi-lunaire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sinus-ethmoid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5">"Sinus ethmo</text:span><text:span text:style-name="T6">ï</text:span><text:span text:style-name="T7">dal droit" .</text:span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cellules-ethmoidales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5">"Cellules ethmo</text:span><text:span text:style-name="T6">ï</text:span><text:span text:style-name="T7">dales antérieures droites" .</text:span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cellules-ethmoidales-ant-groupe-prebul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5">"Cellules ethmo</text:span><text:span text:style-name="T6">ï</text:span><text:span text:style-name="T7">dales antérieures droites : groupe pré-bullaire" .</text:span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cellules-ethmoidales-ant-groupe-prebullaire-cellules-nasal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5">"Cellules ethmo</text:span><text:span text:style-name="T6">ï</text:span><text:span text:style-name="T7">dales antérieures droites : groupe pré-bullaire - cellules nasales" .</text:span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racine-processus-unciform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acine du processus unciforme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cellules-ethmoidales-ant-groupe-prebullaire-cellules-orbital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5">"Cellules ethmo</text:span><text:span text:style-name="T6">ï</text:span><text:span text:style-name="T7">dales antérieures droites : groupe pré-bullaire - cellules orbitaires" .</text:span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racine-bulle-ethmoida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5">"Racine de la bulle ethmo</text:span><text:span text:style-name="T6">ï</text:span><text:span text:style-name="T7">dale</text:span> droit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cellules-ethmoidales-ant-groupe-bul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5">"Cellules ethmo</text:span><text:span text:style-name="T6">ï</text:span><text:span text:style-name="T7">dales antérieures droites : groupe bullaire" .</text:span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cellules-ethmoidales-ant-groupe-bullaire-cellules-bullair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5">"Cellules ethmo</text:span><text:span text:style-name="T6">ï</text:span><text:span text:style-name="T7">dales antérieures droites : groupe bullaire – cellules bullaires" .</text:span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racine-cloisonnante-cornet-nasal-moye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acine cloisonnante du cornet nasal moyen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cellules-ethmoidales-pos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5">"Cellules ethmo</text:span><text:span text:style-name="T6">ï</text:span><text:span text:style-name="T7">dales postérieures droites</text:span>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cellules-ethmoidales-post-groupe-pos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5">"Cellules ethmo</text:span><text:span text:style-name="T6">ï</text:span><text:span text:style-name="T7">dales postérieures droites : groupe postérieur" .</text:span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racine-cloisonnante-cornet-nasal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14">"Racine cloisonnante du cornet nasal supérieur</text:span>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cellules-ethmoidales-post-groupe-pre-sphenoidal-Onod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ellules ethmoïdales postérieures droites : groupe pré-sphénoïdal d’Onod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sinus-ethmoid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inus ethmoïdal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cellules-ethmoidales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ellules ethmoïdales antérieures gauches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cellules-ethmoidales-ant-groupe-prebul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ellules ethmoïdales antérieures gauches : groupe pré-bullair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cellules-ethmoidales-ant-groupe-prebullaire-cellules-nasal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ellules ethmoïdales antérieures gauches : groupe pré-bullaire - cellules nasales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racine-processus-unciform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acine du processus unciforme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cellules-ethmoidales-ant-groupe-prebullaire-cellules-orbital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ellules ethmoïdales antérieures gauches : groupe pré-bullaire - cellules orbitaires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racine-bulle-ethmoida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acine de la bulle ethmoïdale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cellules-ethmoidales-ant-groupe-bul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ellules ethmoïdales antérieures gauches : groupe bullair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cellules-ethmoidales-ant-groupe-bullaire-cellules-bullair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ellules ethmoïdales antérieures gauches : groupe bullaire – cellules bullaires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racine-cloisonnante-cornet-nasal-moye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acine cloisonnante du cornet nasal moyen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cellules-ethmoidales-pos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ellules ethmoïdales postérieures gauches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cellules-ethmoidales-post-groupe-pos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ellules ethmoïdales postérieures gauches : groupe postérieur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racine-cloisonnante-cornet-nasal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acine cloisonnante du cornet nasal supérieur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cellules-ethmoidales-post-groupe-pre-sphenoidal-Onod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ellules ethmoïdales postérieures gauches : groupe pré-sphénoïdal d’Onod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pharyn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harynx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naso-pharyn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Naso-pharynx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oro-pharyn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Oro-pharynx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aryngo-pharyn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aryngo-pharynx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muqueuse-pharyn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queuse du pharynx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voies-aeriennes-profond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5">"Voies a</text:span><text:span text:style-name="T6">ériennes profondes</text:span><text:span text:style-name="T7">" .</text:span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voies-aeriennes-profondes-extrapulmonair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5">"Voies a</text:span><text:span text:style-name="T6">ériennes profondes extrapulmonaires</text:span><text:span text:style-name="T7">" .</text:span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trache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3">"Trach</text:span><text:span text:style-name="T4">ée</text:span>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muqueuse-trache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3">"Muqueuse de la trach</text:span><text:span text:style-name="T4">ée</text:span>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arbre-bronchi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Arbre bronchique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bronche-souch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e souche droit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pan text:style-name="T2">anat:R-muqueuse-</text:span>bronche-souch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queuse de la bronche souche droite" .</text:p>
          </table:table-cell>
          <table:table-cell table:number-columns-repeated="9"/>
        </table:table-row>
        <table:table-row table:style-name="ro4">
          <table:table-cell table:style-name="ce95" office:value-type="string" calcext:value-type="string">
            <text:p>anat:R-bronche-int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14">"Bronche intermédiaire</text:span> droite" .</text:p>
          </table:table-cell>
          <table:table-cell table:number-columns-repeated="9"/>
        </table:table-row>
        <table:table-row table:style-name="ro4">
          <table:table-cell table:style-name="ce95" office:value-type="string" calcext:value-type="string">
            <text:p>anat:R-muqueuse-bronche-int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14">"Muqueuse de la bronche intermédiaire</text:span> droit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bronches-lob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es lobaires droites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muqueuse-bronches-lob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queuse des bronches lobaires droites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bronche-lobaire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3">"Bronche lobaire sup</text:span><text:span text:style-name="T4">érieure droite</text:span>" .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anat:R-bronche-lobaire-inf</text:p>
          </table:table-cell>
          <table:table-cell office:value-type="string" calcext:value-type="string">
            <text:p>rdfs:label</text:p>
          </table:table-cell>
          <table:table-cell table:style-name="Default" office:value-type="string" calcext:value-type="string">
            <text:p><text:span text:style-name="T5">"Bronche lobaire inf</text:span><text:span text:style-name="T6">érieure droite</text:span><text:span text:style-name="T7">" .</text:span>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anat:R-bronche-lobaire-moy</text:p>
          </table:table-cell>
          <table:table-cell office:value-type="string" calcext:value-type="string">
            <text:p>rdfs:label</text:p>
          </table:table-cell>
          <table:table-cell table:style-name="Default" office:value-type="string" calcext:value-type="string">
            <text:p><text:span text:style-name="T5">"Bronche lobaire moyenne</text:span><text:span text:style-name="T6"> droite</text:span><text:span text:style-name="T7">" .</text:span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bronches-segment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es segmentaires droites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muqueuse-bronches-segment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queuse des bronches segmentaires droites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bronche-segmentaire_sup_apical-B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e segmentaire supérieure droite : apicale B1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bronche-segmentaire_sup_post-B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e segmentaire supérieure droite : postérieure B2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bronche-segmentaire_sup_ant-B3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e segmentaire supérieure droite : antérieure B3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bronche-segmentaire_moy_lat-B4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e segmentaire moyenne droite : latérale B4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bronche-segmentaire_moy_medial-B5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e segmentaire moyenne droite : médiale B5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bronche-segmentaire_inf_sup-B6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e segmentaire inférieure droite : apicale B6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bronche-segmentaire_inf_mediobasal-B7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e segmentaire inférieure droite : médiobasale B7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bronche-segmentaire_inf_anterobasal-B8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e segmentaire inférieure droite : antérobasale B8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bronche-segmentaire_inf_laterobasal-B9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e segmentaire inférieure droite : latérobasale B9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bronche-segmentaire_inf_posterobasal-B10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e segmentaire inférieure droite : postérobasale B10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grandes-bronches-intrasegment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Grandes bronches intrasegmentaires droites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muqueuse-grandes-bronches-intrasegment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queuse des grandes bronches intrasegmentaires droites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grde-bronche-intrasegmentaire_sup-apical_apical-B1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14">"Grande bronche intrasegmentaire supéro-apicale droite : rameau apical B1a</text:span>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grde-bronche-intrasegmentaire_sup-apical_ant-B1b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14">"Grande bronche intrasegmentaire supéro-apicale droite : rameau antérieur</text:span> B1b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grde-bronche-intrasegmentaire_sup-post_apical-B2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14">"Grande bronche intrasegmentaire supéro-postérieure droite : rameau apical</text:span> B2a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grde-bronche-intrasegmentaire_sup-post_post-B2b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14">"Grande bronche intrasegmentaire supéro-postérieure droite : rameau</text:span> postérieur B2b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grde-bronche-intrasegmentaire_sup-ant_post-B3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14">"Grande bronche intrasegmentaire supéro-antérieure droite : rameau postérieur</text:span> B3a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grde-bronche-intrasegmentaire_sup-ant_ant-B3b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Grande bronche intrasegmentaire supéro-antérieure droite : rameau antérieur B3b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grde-bronche-intrasegmentaire_moy-lat_post-B4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14">"Grande bronche intrasegmentaire médio-latérale</text:span> droite : rameau postérieur B4a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grde-bronche-intrasegmentaire_moy-lat_ant-B4b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Grande bronche intrasegmentaire médio-latérale droite : rameau antérieur B4b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grde-bronche-intrasegmentaire_moy-medial_sup-B5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14">"Grande bronche intrasegmentaire médio-médiale</text:span> droite : rameau supérieur B5a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grde-bronche-intrasegmentaire_moy-medial_inf-B5b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14">"Grande bronche intrasegmentaire médio-médiale</text:span> droite : rameau inférieur B5b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grde-bronche-intrasegmentaire_inf-sup_commune-B6ab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14">"Grande bronche intrasegmentaire inféro-supérieure</text:span> droite : rameau commun B6a-B6b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grde-bronche-intrasegmentaire_inf-sup_medial-B6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14">"Grande bronche intrasegmentaire inféro-supérieure droite : rameau médial</text:span> B6a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grde-bronche-intrasegmentaire_inf-sup_sup-B6b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14">"Grande bronche intrasegmentaire inféro-supérieure droite : rameau supérieur</text:span> B6b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grde-bronche-intrasegmentaire_inf-sup_lat-B6c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14">"Grande bronche intrasegmentaire inféro-supérieure droite : rameau latéral</text:span> B6c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grde-bronche-intrasegmentaire_inf-mediobasal_ant-B7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14">"Grande bronche intrasegmentaire inféro-médiobasale droite : rameau antérieur</text:span> B7a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grde-bronche-intrasegmentaire_inf-mediobasal_median-B7b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14">"Grande bronche intrasegmentaire inféro-médiobasale droite : rameau médian</text:span> B7b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grde-bronche-intrasegmentaire_inf-anterobasal_lat-B8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14">"Grande bronche intrasegmentaire inféro-antérobasale droite : rameau latéral</text:span> B8a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grde-bronche-intrasegmentaire_inf-anterobasal_basal-B8b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Grande bronche intrasegmentaire inféro-antérobasale droite : rameau basal B8b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grde-bronche-intrasegmentaire_inf-laterobasal_lat-B9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Grande bronche intrasegmentaire inféro-latérobasale droite : rameau latéral B9a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grde-bronche-intrasegmentaire_inf-laterobasal_basal-B9b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Grande bronche intrasegmentaire inféro-latérobasale droite : rameau basal B9b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grde-bronche-intrasegmentaire_inf-posterobasal_laterobasal-B10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Grande bronche intrasegmentaire inféro-postérobasale droite : rameau latérobasal B10a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grde-bronche-intrasegmentaire_inf-posterobasal_mediobasal-B10b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14">"Grande bronche intrasegmentaire inféro-postérobasale droite : rameau médi</text:span>obasal B10b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etites-bronches-intrasegment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s bronches intrasegmentaires droites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pan text:style-name="T2">anat:R-muqueuse-</text:span>petites-bronches-intrasegment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queuse des petites bronches intrasegmentaires droites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etite-bronche-intrasegmentaire_sup-apical_apical-B1a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supéro-apicale droite : rameau apical B1a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etite-bronche-intrasegmentaire_sup-apical_apical-B1a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supéro-apicale droite : rameau apical B1ai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etite-bronche-intrasegmentaire_sup-apical_ant-B1b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supéro-apicale droite : rameau antérieur B1b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etite-bronche-intrasegmentaire_sup-apical_ant-B1b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supéro-apicale droite : rameau antérieur B1bi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etite-bronche-intrasegmentaire_sup-post_apical-B2a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supéro-postérieure droite : rameau apical B2a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etite-bronche-intrasegmentaire_sup-post_apical-B2a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supéro-postérieure droite : rameau apical B2ai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etite-bronche-intrasegmentaire_sup-post_post-B2b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supéro-postérieure droite : rameau postérieur B2b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etite-bronche-intrasegmentaire_sup-post_post-B2b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supéro-postérieure droite : rameau postérieur B2bi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etite-bronche-intrasegmentaire_sup-ant_post-B3a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supéro-antérieure droite : rameau postérieur B3a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etite-bronche-intrasegmentaire_sup-ant_post-B3a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supéro-antérieure droite : rameau postérieur B3ai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etite-bronche-intrasegmentaire_sup-ant_ant-B3b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supéro-antérieure droite : rameau antérieur B3b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etite-bronche-intrasegmentaire_sup-ant_ant-B3b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supéro-antérieure droite : rameau antérieur B3bi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etite-bronche-intrasegmentaire_moy-lat_post-B4a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médio-latérale droite : rameau postérieur B4a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etite-bronche-intrasegmentaire_moy-lat_post-B4a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médio-latérale droite : rameau postérieur B4ai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etite-bronche-intrasegmentaire_moy-lat_ant-B4b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médio-latérale droite : rameau antérieur B4b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etite-bronche-intrasegmentaire_moy-lat_ant-B4b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médio-latérale droite : rameau antérieur B4bi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etite-bronche-intrasegmentaire_moy-medial_sup-B5a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médio-médiale droite : rameau supérieur B5a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etite-bronche-intrasegmentaire_moy-medial_sup-B5a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médio-médiale droite : rameau supérieur B5ai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etite-bronche-intrasegmentaire_moy-medial_inf-B5b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médio-médiale droite : rameau inférieur B5b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etite-bronche-intrasegmentaire_moy-medial_inf-B5b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médio-médiale droite : rameau inférieur B5bi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etite-bronche-intrasegmentaire_inf-sup_medial-B6a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inféro-supérieure droite : rameau médial B6a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etite-bronche-intrasegmentaire_inf-sup_medial-B6a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inféro-supérieure droite : rameau médial B6ai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etite-bronche-intrasegmentaire_inf-sup_sup-B6b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inféro-supérieure droite : rameau supérieur B6b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etite-bronche-intrasegmentaire_inf-sup_sup-B6b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inféro-supérieure droite : rameau supérieur B6bi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etite-bronche-intrasegmentaire_inf-sup_lat-B6c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inféro-supérieure droite : rameau latéral B6c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etite-bronche-intrasegmentaire_inf-sup_lat-B6c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inféro-supérieure droite : rameau latéral B6ci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etite-bronche-intrasegmentaire_inf-mediobasal_ant-B7a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inféro-médiobasale droite : rameau antérieur B7a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etite-bronche-intrasegmentaire_inf-mediobasal_ant-B7a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inféro-médiobasale droite : rameau antérieur B7ai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etite-bronche-intrasegmentaire_inf-mediobasal_median-B7b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inféro-médiobasale droite : rameau médian B7b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etite-bronche-intrasegmentaire_inf-mediobasal_median-B7b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inféro-médiobasale droite : rameau médian B7bi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etite-bronche-intrasegmentaire_inf-anterobasal_lat-B8a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inféro-antérobasale droite : rameau latéral B8a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etite-bronche-intrasegmentaire_inf-anterobasal_lat-B8a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inféro-antérobasale droite : rameau latéral B8ai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etite-bronche-intrasegmentaire_inf-anterobasal_basal-B8b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inféro-antérobasale droite : rameau basal B8b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etite-bronche-intrasegmentaire_inf-anterobasal_basal-B8b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inféro-antérobasale droite : rameau basal B8bi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etite-bronche-intrasegmentaire_inf-laterobasal_lat-B9a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inféro-latérobasale droite : rameau latéral B9a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etite-bronche-intrasegmentaire_inf-laterobasal_lat-B9a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inféro-latérobasale droite : rameau latéral B9ai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etite-bronche-intrasegmentaire_inf-laterobasal_basal-B9b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inféro-latérobasale droite : rameau basal B9b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etite-bronche-intrasegmentaire_inf-laterobasal_basal-B9b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inféro-latérobasale droite : rameau basal B9bi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etite-bronche-intrasegmentaire_inf-posterobasal_laterobasal-B10a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inféro-postérobasale droite : rameau latérobasal B10a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etite-bronche-intrasegmentaire_inf-posterobasal_laterobasal-B10a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inféro-postérobasale droite : rameau latérobasal B10ai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etite-bronche-intrasegmentaire_inf-posterobasal_mediobasal-B10b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inféro-postérobasale droite : rameau médiobasal B10b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etite-bronche-intrasegmentaire_inf-posterobasal_mediobasal-B10b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inféro-postérobasale droite : rameau médiobasal B10bi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bronchiol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roites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muqueuse-bronchiol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queuse des bronchioles droites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bronchioles-B1a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1ai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bronchioles-B1a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1aii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bronchioles-B1b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1bi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bronchioles-B1b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1bii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bronchioles-B2a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2ai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bronchioles-B2a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2aii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bronchioles-B2b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2bi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bronchioles-B2b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2bii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bronchioles-B3a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3ai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bronchioles-B3a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3aii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bronchioles-B3b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3bi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bronchioles-B3b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3bii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bronchioles-B4a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4ai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bronchioles-B4a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4aii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bronchioles-B4b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4bi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bronchioles-B4b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4bii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bronchioles-B5a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5ai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bronchioles-B5a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5aii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bronchioles-B5b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5bi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bronchioles-B5b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5bii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bronchioles-B6a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6ai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bronchioles-B6a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6aii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bronchioles-B6b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6bi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bronchioles-B6b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6bii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bronchioles-B6c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6ci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bronchioles-B6c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6cii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bronchioles-B7a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7ai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bronchioles-B7a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7aii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bronchioles-B7b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7bi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bronchioles-B7b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7bii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bronchioles-B8a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8ai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bronchioles-B8a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8aii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bronchioles-B8b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8bi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bronchioles-B8b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8bii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bronchioles-B9a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9ai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bronchioles-B9a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9aii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bronchioles-B9b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9bi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bronchioles-B9b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9bii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bronchioles-B10a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10ai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bronchioles-B10a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10aii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bronchioles-B10b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10bi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bronchioles-B10b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10bii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arbre-bronchi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Arbre bronchique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bronche-souch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e souche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pan text:style-name="T2">anat:L-muqueuse-</text:span>bronche-souch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queuse de la bronche souche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bronches-lob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es lobaires gauches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pan text:style-name="T2">anat:L-muqueuse-</text:span>bronches-lob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queuse des bronches lobaires gauches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bronche-lobaire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14">"Bronche lobaire supérieure gauche</text:span>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bronche-lobaire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e lobaire inférieure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bronches-segment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es segmentaires gauches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pan text:style-name="T2">anat:L-muqueuse-</text:span>bronches-segment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queuse des bronches segmentaires gauches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bronche-segmentaire-sup-d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14">"Division bronchique segmentaire supérieure gauche</text:span>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bronche-segmentaire_sup_apico-post-B1-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e segmentaire supérieure gauche : apico-postérieure B1-B2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bronche-segmentaire_sup_ant-B3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e segmentaire supérieure gauche : antérieure B3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bronche-segmentaire-lingul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e segmentaire lingulaire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bronche-segmentaire_lingulr_sup-B4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14">"Bronche segmentaire lingulaire gauche : supérieure B</text:span>4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bronche-segmentaire_lingulr_inf-B5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e segmentaire lingulaire gauche : inférieure B5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bronche-segmentaire_inf_apical-B6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14">"Bronche segmentaire inférieure</text:span> gauche : apicale B6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bronche-segmentaire_inf_tronc-basal-anteromedial-B7-8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14">"Bronche segmentaire inférieure gauche : tronc basal antéromédial B7-B8</text:span>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bronche-segmentaire_inf-anteromedial_mediobasal-B7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14">"Bronche segmentaire inférieure gauche : médiobasale</text:span> B7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bronche-segmentaire_inf-anteromedial_anterobasal-B8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14">"Bronche segmentaire inférieure gauche : antér</text:span>obasale B8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bronche-segmentaire_inf_laterobasal-B9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e segmentaire inférieure gauche : latérobasale B9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bronche-segmentaire_inf_posterobasal-B10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e segmentaire inférieure gauche : postérobasale B10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grandes-bronches-intrasegment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Grandes bronches intrasegmentaires gauches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pan text:style-name="T2">anat:L-muqueuse-</text:span>grandes-bronches-intrasegment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queuse des grandes bronches intrasegmentaires gauches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grde-bronche-intrasegmentaire_sup-apico-post_apical-B1-2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Grande bronche intrasegmentaire supéro-apico-postérieure gauche : rameau apical B1-B2a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grde-bronche-intrasegmentaire_sup-apico-post_ant-B1-2b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Grande bronche intrasegmentaire supéro-apico-postérieure gauche : rameau antérieur B1-B2b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grde-bronche-intrasegmentaire_sup-apico-post_lat-B1-2c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Grande bronche intrasegmentaire supéro-apico-postérieure gauche : rameau latéral B1-B2c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grde-bronche-intrasegmentaire_sup-ant_lat-B3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Grande bronche intrasegmentaire supéro-antérieure gauche : rameau latéral B3a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grde-bronche-intrasegmentaire_sup-ant_ant-B3b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Grande bronche intrasegmentaire supéro-antérieure gauche : rameau antérieur B3b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grde-bronche-intrasegmentaire_sup-ant_post-B3c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Grande bronche intrasegmentaire supéro-antérieure gauche : rameau postérieur B3c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grde-bronche-intrasegmentaire_lingulr-sup_post-B4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Grande bronche intrasegmentaire lingulaire supérieure gauche : rameau postérieur B4a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grde-bronche-intrasegmentaire_lingulr-sup_ant-B4b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Grande bronche intrasegmentaire lingulaire supérieure gauche : rameau antérieur B4b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grde-bronche-intrasegmentaire_lingulr-inf_sup-B5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Grande bronche intrasegmentaire lingulaire inférieure gauche : rameau supérieur B5a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grde-bronche-intrasegmentaire_lingulr-inf_inf-B5b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Grande bronche intrasegmentaire lingulaire inférieure gauche : rameau inférieur B5b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grde-bronche-intrasegmentaire_inf-apical_commune-B6ab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Grande bronche intrasegmentaire inféro-apicale gauche : rameau commun B6a-B6b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grde-bronche-intrasegmentaire_inf-apical_medial-B6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Grande bronche intrasegmentaire inféro-apicale gauche : rameau médial B6a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grde-bronche-intrasegmentaire_inf-apical_sup-B6b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Grande bronche intrasegmentaire inféro-apicale gauche : rameau supérieur B6b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grde-bronche-intrasegmentaire_inf-apical_lat-B6c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Grande bronche intrasegmentaire inféro-apicale gauche : rameau latéral B6c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grde-bronche-intrasegmentaire_inf-anteromedial-mediobasal_anterolateral-B7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Grande bronche intrasegmentaire inféro-médiobasale gauche : rameau antérolatéral B7a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grde-bronche-intrasegmentaire_inf-anteromedial-mediobasal_anteromedial-B7b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Grande bronche intrasegmentaire inféro-médiobasale gauche : rameau antéromédial B7b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grde-bronche-intrasegmentaire_inf-anteromedial-anterobasal_lat-B8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Grande bronche intrasegmentaire inféro-antérobasale gauche : rameau latéral B8a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grde-bronche-intrasegmentaire_inf-anteromedial-anterobasal_basal-B8b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Grande bronche intrasegmentaire inféro-antérobasale gauche : rameau basal B8b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grde-bronche-intrasegmentaire_inf-laterobasal_lateral-B9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Grande bronche intrasegmentaire inféro-latérobasale gauche : rameau latéral B9a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grde-bronche-intrasegmentaire_inf-laterobasal_basal-B9b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Grande bronche intrasegmentaire inféro-latérobasale gauche : rameau basal B9b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grde-bronche-intrasegmentaire_inf-posterobasal_laterobasal-B10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Grande bronche intrasegmentaire inféro-postérobasale gauche : rameau latérobasal B10a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grde-bronche-intrasegmentaire_inf-posterobasal_mediobasal-B10b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Grande bronche intrasegmentaire inféro-postérobasale gauche : rameau médiobasal B10b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etites-bronches-intrasegment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s bronches intrasegmentaires gauches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pan text:style-name="T2">anat:L-muqueuse-</text:span>petites-bronches-intrasegment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queuse des petites bronches intrasegmentaires gauches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etite-bronche-intrasegmentaire_sup-apico-post_apical-B1-2a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supéro-apico-postérieure gauche : rameau apical B1-B2a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etite-bronche-intrasegmentaire_sup-apico-post_apical-B1-2a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supéro-apico-postérieure gauche : rameau apical B1-B2ai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etite-bronche-intrasegmentaire_sup-apico-post_ant-B1-2b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supéro-apico-postérieure gauche : rameau antérieur B1-B2b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etite-bronche-intrasegmentaire_sup-apico-post_ant-B1-2b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supéro-apico-postérieure gauche : rameau antérieur B1-B2bi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etite-bronche-intrasegmentaire_sup-apico-post_lat-B1-2c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supéro-apico-postérieure gauche : rameau latéral B1-B2c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etite-bronche-intrasegmentaire_sup-apico-post_lat-B1-2c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supéro-apico-postérieure gauche : rameau latéral B1-B2ci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etite-bronche-intrasegmentaire_sup-ant_lat-B3a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supéro-antérieure gauche : rameau latéral B3a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etite-bronche-intrasegmentaire_sup-ant_lat-B3a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supéro-antérieure gauche : rameau latéral B3ai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etite-bronche-intrasegmentaire_sup-ant_ant-B3b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supéro-antérieure gauche : rameau antérieur B3b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etite-bronche-intrasegmentaire_sup-ant_ant-B3b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supéro-antérieure gauche : rameau antérieur B3bi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etite-bronche-intrasegmentaire_sup-ant_post-B3c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supéro-antérieure gauche : rameau postérieur B3c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etite-bronche-intrasegmentaire_sup-ant_post-B3c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supéro-antérieure gauche : rameau postérieur B3ci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etite-bronche-intrasegmentaire_lingulr-sup_post-B4a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lingulaire supérieure gauche : rameau postérieur B4a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etite-bronche-intrasegmentaire_lingulr-sup_post-B4a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lingulaire supérieure gauche : rameau postérieur B4ai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etite-bronche-intrasegmentaire_lingulr-sup_ant-B4b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lingulaire supérieure gauche : rameau antérieur B4b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etite-bronche-intrasegmentaire_lingulr-sup_ant-B4b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lingulaire supérieure gauche : rameau antérieur B4bi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etite-bronche-intrasegmentaire_lingulr-inf_sup-B5a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lingulaire inférieure gauche : rameau supérieur B5a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etite-bronche-intrasegmentaire_lingulr-inf_sup-B5a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lingulaire inférieure gauche : rameau supérieur B5ai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etite-bronche-intrasegmentaire_lingulr-inf_inf-B5b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lingulaire inférieure gauche : rameau inférieur B5b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etite-bronche-intrasegmentaire_lingulr-inf_inf-B5b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lingulaire inférieure gauche : rameau inférieur B5bi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etite-bronche-intrasegmentaire_inf-apical_medial-B6a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inféro-apicale gauche : rameau médial B6a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etite-bronche-intrasegmentaire_inf-apical_medial-B6a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inféro-apicale gauche : rameau médial B6ai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etite-bronche-intrasegmentaire_inf-apical_sup-B6b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inféro-apicale gauche : rameau supérieur B6b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etite-bronche-intrasegmentaire_inf-apical_sup-B6b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inféro-apicale gauche : rameau supérieur B6bi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etite-bronche-intrasegmentaire_inf-apical_lat-B6c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inféro-apicale gauche : rameau latéral B6c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etite-bronche-intrasegmentaire_inf-apical_lat-B6c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inféro-apicale gauche : rameau latéral B6ci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etite-bronche-intrasegmentaire_inf-anteromedial-mediobasal_anterolateral-B7a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inféro-médiobasale gauche : rameau antérolatéral B7a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etite-bronche-intrasegmentaire_inf-anteromedial-mediobasal_anterolateral-B7a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inféro-médiobasale gauche : rameau antérolatéral B7ai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etite-bronche-intrasegmentaire_inf-anteromedial-mediobasal_anteromedial-B7b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inféro-médiobasale gauche : rameau antéromédial B7b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etite-bronche-intrasegmentaire_inf-anteromedial-mediobasal_anteromedial-B7b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inféro-médiobasale gauche : rameau antéromédial B7bi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etite-bronche-intrasegmentaire_inf-anteromedial-anterobasal_lat-B8a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inféro-antérobasale gauche : rameau latéral B8a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etite-bronche-intrasegmentaire_inf-anteromedial-anterobasal_lat-B8a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inféro-antérobasale gauche : rameau latéral B8ai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etite-bronche-intrasegmentaire_inf-anteromedial-anterobasal_basal-B8b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inféro-antérobasale gauche : rameau basal B8b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etite-bronche-intrasegmentaire_inf-anteromedial-anterobasal_basal-B8b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inféro-antérobasale gauche : rameau basal B8bi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etite-bronche-intrasegmentaire_inf-laterobasal_lateral-B9a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inféro-latérobasale gauche : rameau latéral B9a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etite-bronche-intrasegmentaire_inf-laterobasal_lateral-B9a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inféro-latérobasale gauche : rameau latéral B9ai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etite-bronche-intrasegmentaire_inf-laterobasal_basal-B9b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inféro-latérobasale gauche : rameau basal B9b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etite-bronche-intrasegmentaire_inf-laterobasal_basal-B9b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inféro-latérobasale gauche : rameau basal B9bi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etite-bronche-intrasegmentaire_inf-posterobasal_laterobasal-B10a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inféro-postérobasale gauche : rameau latérobasal B10a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etite-bronche-intrasegmentaire_inf-posterobasal_laterobasal-B10a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inféro-postérobasale gauche : rameau latérobasal B10ai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etite-bronche-intrasegmentaire_inf-posterobasal_mediobasal-B10b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inféro-postérobasale gauche : rameau médiobasal B10b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etite-bronche-intrasegmentaire_inf-posterobasal_mediobasal-B10b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inféro-postérobasale gauche : rameau médiobasal B10bi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bronchiol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gauches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muqueuse-bronchiol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queuse des bronchioles gauches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bronchioles-B1-2a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1-2ai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bronchioles-B1-2a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1-2aii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bronchioles-B1-2b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1-2bi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bronchioles-B1-2b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1-2bii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bronchioles-B1-2c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1-2ci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bronchioles-B1-2c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1-2cii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bronchioles-B3a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3ai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bronchioles-B3a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3aii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bronchioles-B3b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3bi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bronchioles-B3b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3bii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bronchioles-B3c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3ci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bronchioles-B3c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3cii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bronchioles-B4a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4ai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bronchioles-B4a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4aii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bronchioles-B4b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4bi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bronchioles-B4b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4bii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bronchioles-B5a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5ai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bronchioles-B5a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5aii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bronchioles-B5b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5bi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bronchioles-B5b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5bii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bronchioles-B6a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6ai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bronchioles-B6a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6aii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bronchioles-B6b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6bi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bronchioles-B6b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6bii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bronchioles-B6c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6ci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bronchioles-B6c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6cii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bronchioles-B7a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7ai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bronchioles-B7a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7aii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bronchioles-B7b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7bi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bronchioles-B7b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7bii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bronchioles-B8a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8ai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bronchioles-B8a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8aii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bronchioles-B8b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8bi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bronchioles-B8b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8bii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bronchioles-B9a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9ai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bronchioles-B9a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9aii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bronchioles-B9b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9bi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bronchioles-B9b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9bii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bronchioles-B10a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10ai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bronchioles-B10a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10aii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bronchioles-B10b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10bi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bronchioles-B10b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10bii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poumon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oumons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oumon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lobe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14">"Lobe supérieur du p</text:span>oumon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sgmt-sup-apic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obe supérieur du poumon droit : segment apical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sgmt-sup-pos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14">"Lobe supérieur du poumon droit : segment postérieur</text:span>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sgmt-sup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14">"Lobe supérieur du poumon droit : segment antérieur</text:span>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lobe-moy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obe moyen du poumon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sgmt-moy-la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14">"Lobe moyen du poumon droit : segment latéral</text:span>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sgmt-moy-m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14">"Lobe moyen du poumon droit : segment médial</text:span>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lobe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obe inférieur du poumon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sgmt-inf-apic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obe inférieur du poumon droit : segment apical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sgmt-inf-m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14">"Lobe inférieur du poumon droit : segment médial</text:span>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sgmt-inf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14">"Lobe inférieur du poumon droit : segment antérieur</text:span>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sgmt-inf-la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14">"Lobe inférieur du poumon droit : segment latéral</text:span>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sgmt-inf-pos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14">"Lobe inférieur du poumon droit : segment postérieur</text:span>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sous-sgmt_sup-apical_apical-B1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supérieur-apical du poumon droit : sous-segment apical (B1a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sous-sgmt_sup-apical_ant-B1b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supérieur-apical du poumon droit : sous-segment antérieur (B1b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sous-sgmt_sup-post_apical-B2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supéro-postérieur du poumon droit : sous-segment apical (B2a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sous-sgmt_sup-post_post-B2b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supéro-postérieur du poumon droit : sous-segment postérieur (B2b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sous-sgmt_sup-ant_post-B3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supéro-antérieur du poumon droit : sous-segment postérieur (B3a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sous-sgmt_sup-ant_ant-B3b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supéro-antérieur du poumon droit : sous-segment antérieur (B3b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sous-sgmt_moy-lat_post-B4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médio-latéral du poumon droit : sous-segment postérieur (B4a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sous-sgmt_moy-lat_ant-B4b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médio-latéral du poumon droit : sous-segment antérieur (B4b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sous-sgmt_moy-medial_sup-B5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médio-médial du poumon droit : sous-segment supérieur (B5a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sous-sgmt_moy-medial_inf-B5b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médio-médial du poumon droit : sous-segment inférieur (B5b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sous-sgmt_inf-sup_medial-B6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inféro-supérieur du poumon droit : sous-segment médial (B6a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sous-sgmt_inf-sup_sup-B6b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inféro-supérieur du poumon droit : sous-segment supérieur (B6b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sous-sgmt_inf-sup_lat-B6c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inféro-supérieur du poumon droit : sous-segment latéral (B6c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sous-sgmt_inf-mediobasal_ant-B7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inféro-médiobasal du poumon droit : sous-segment antérieur (B7a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sous-sgmt_inf-mediobasal_median-B7b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inféro-médiobasal du poumon droit : sous-segment médial (B7b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sous-sgmt_inf-anterobasal_lat-B8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inféro-antérobasal du poumon droit : sous-segment latéral (B8a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sous-sgmt_inf-anterobasal_basal-B8b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inféro-antérobasal du poumon droit : sous-segment basal (B8b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sous-sgmt_inf-laterobasal_lat-B9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inféro-latérobasal du poumon droit : sous-segment latéral (B9a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sous-sgmt_inf-laterobasal_basal-B9b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inféro-latérobasal du poumon droit : sous-segment basal (B9b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sous-sgmt_inf-posterobasal_laterobasal-B10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inféro-postérobasal du poumon droit : sous-segment latérobasal (B10a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sous-sgmt_inf-posterobasal_mediobasal-B10b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inféro-postérobasal du poumon droit : sous-segment médiobasal (B10b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petit-sous-sgmt_sup-apical_apical-B1a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supérieur-apical du poumon droit : sous-segment apical (B1a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petit-sous-sgmt_sup-apical_apical-B1a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supérieur-apical du poumon droit : sous-segment apical (B1ai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petit-sous-sgmt_sup-apical_ant-B1b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supérieur-apical du poumon droit : sous-segment antérieur (B1b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petit-sous-sgmt_sup-apical_ant-B1b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supérieur-apical du poumon droit : sous-segment antérieur (B1bi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petit-sous-sgmt_sup-post_apical-B2a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supéro-postérieur du poumon droit : sous-segment apical (B2a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petit-sous-sgmt_sup-post_apical-B2a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supéro-postérieur du poumon droit : sous-segment apical (B2ai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petit-sous-sgmt_sup-post_post-B2b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supéro-postérieur du poumon droit : sous-segment postérieur (B2b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petit-sous-sgmt_sup-post_post-B2b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supéro-postérieur du poumon droit : sous-segment postérieur (B2bi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petit-sous-sgmt_sup-ant_post-B3a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supéro-antérieur du poumon droit : sous-segment postérieur (B3a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petit-sous-sgmt_sup-ant_post-B3a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supéro-antérieur du poumon droit : sous-segment postérieur (B3ai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petit-sous-sgmt_sup-ant_ant-B3b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supéro-antérieur du poumon droit : sous-segment antérieur (B3b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petit-sous-sgmt_sup-ant_ant-B3b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supéro-antérieur du poumon droit : sous-segment antérieur (B3bi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petit-sous-sgmt_moy-lat_post-B4a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médio-latéral du poumon droit : sous-segment postérieur (B4a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petit-sous-sgmt_moy-lat_post-B4a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médio-latéral du poumon droit : sous-segment postérieur (B4ai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petit-sous-sgmt_moy-lat_ant-B4b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médio-latéral du poumon droit : sous-segment antérieur (B4b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petit-sous-sgmt_moy-lat_ant-B4b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médio-latéral du poumon droit : sous-segment antérieur (B4bi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petit-sous-sgmt_moy-medial_sup-B5a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médio-médial du poumon droit : sous-segment supérieur (B5a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petit-sous-sgmt_moy-medial_sup-B5a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médio-médial du poumon droit : sous-segment supérieur (B5ai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petit-sous-sgmt_moy-medial_inf-B5b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médio-médial du poumon droit : sous-segment inférieur (B5b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petit-sous-sgmt_moy-medial_inf-B5b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médio-médial du poumon droit : sous-segment inférieur (B5bi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petit-sous-sgmt_inf-sup_medial-B6a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inféro-supérieur du poumon droit : sous-segment médial (B6a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petit-sous-sgmt_inf-sup_medial-B6a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inféro-supérieur du poumon droit : sous-segment médial (B6ai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petit-sous-sgmt_inf-sup_sup-B6b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inféro-supérieur du poumon droit : sous-segment supérieur (B6b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petit-sous-sgmt_inf-sup_sup-B6b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inféro-supérieur du poumon droit : sous-segment supérieur (B6bi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petit-sous-sgmt_inf-sup_lat-B6c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inféro-supérieur du poumon droit : sous-segment latéral (B6c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petit-sous-sgmt_inf-sup_lat-B6c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inféro-supérieur du poumon droit : sous-segment latéral (B6ci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petit-sous-sgmt_inf-mediobasal_ant-B7a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inféro-médiobasal du poumon droit : sous-segment antérieur (B7a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petit-sous-sgmt_inf-mediobasal_ant-B7a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inféro-médiobasal du poumon droit : sous-segment antérieur (B7ai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petit-sous-sgmt_inf-mediobasal_median-B7b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inféro-médiobasal du poumon droit : sous-segment médial (B7b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petit-sous-sgmt_inf-mediobasal_median-B7b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inféro-médiobasal du poumon droit : sous-segment médial (B7bi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petit-sous-sgmt_inf-anterobasal_lat-B8a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inféro-antérobasal du poumon droit : sous-segment latéral (B8a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petit-sous-sgmt_inf-anterobasal_lat-B8a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inféro-antérobasal du poumon droit : sous-segment latéral (B8ai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petit-sous-sgmt_inf-anterobasal_basal-B8b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inféro-antérobasal du poumon droit : sous-segment basal (B8b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petit-sous-sgmt_inf-anterobasal_basal-B8b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inféro-antérobasal du poumon droit : sous-segment basal (B8bi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petit-sous-sgmt_inf-laterobasal_lat-B9a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inféro-latérobasal du poumon droit : sous-segment latéral (B9a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petit-sous-sgmt_inf-laterobasal_lat-B9a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inféro-latérobasal du poumon droit : sous-segment latéral (B9ai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petit-sous-sgmt_inf-laterobasal_basal-B9b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inféro-latérobasal du poumon droit : sous-segment basal (B9b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petit-sous-sgmt_inf-laterobasal_basal-B9b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inféro-latérobasal du poumon droit : sous-segment basal (B9bi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petit-sous-sgmt_inf-posterobasal_laterobasal-B10a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inféro-postérobasal du poumon droit : sous-segment latérobasal (B10a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petit-sous-sgmt_inf-posterobasal_laterobasal-B10a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inféro-postérobasal du poumon droit : sous-segment latérobasal (B10ai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petit-sous-sgmt_inf-posterobasal_mediobasal-B10b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inféro-postérobasal du poumon droit : sous-segment médiobasal (B10b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petit-sous-sgmt_inf-posterobasal_mediobasal-B10b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inféro-postérobasal du poumon droit : sous-segment médiobasal (B10bi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hile-poumo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Hile du poumon droit" .</text:p>
          </table:table-cell>
          <table:table-cell table:number-columns-repeated="9"/>
        </table:table-row>
        <table:table-row table:style-name="ro1">
          <table:table-cell table:style-name="ce96" office:value-type="string" calcext:value-type="string">
            <text:p>anat:R-scissures-poumo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cissures du poumon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grande-scissure-poumo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Grande scissure du poumon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etite-scissure-poumo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scissure du poumon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oumon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lobe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14">"Lobe supérieur du p</text:span>oumon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sgmt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14">"Lobe supérieur du poumon gauche : segment supérieur</text:span>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sgmt-sup-apico-pos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14">"Lobe supérieur du poumon gauche : segment apico-postérieur</text:span>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sgmt-sup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14">"Lobe supérieur du poumon gauche : segment antérieur</text:span>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sgmt-lingul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obe supérieur du poumon gauche : segment lingulair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sgmt-lingulr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14">"Lobe supérieur du poumon gauche : segment lingulaire supérieur</text:span>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sgmt-lingulr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14">"Lobe supérieur du poumon gauche : segment lingulaire inférieur</text:span>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lobe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obe inférieur du poumon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sgmt-inf-apic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obe inférieur du poumon gauche : segment apical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sgmt-inf-ant-m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14">"Lobe inférieur du poumon gauche : segment antéro-médial</text:span>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sgmt-inf-la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14">"Lobe inférieur du poumon gauche : segment latéral</text:span>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sgmt-inf-pos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14">"Lobe inférieur du poumon gauche : segment postérieur</text:span>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sous-sgmt_sup-apico-post_apical-B1-2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supérieur apico-postérieur du poumon gauche : sous-segment apical (B1-B2a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sous-sgmt_sup-apico-post_ant-B1-2b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14">"Segment supérieur apico-postérieur du poumon gauche : sous-segment antérieur</text:span> (B1-B2b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sous-sgmt_sup-apico-post_lat-B1-2c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14">"Segment supérieur apico-postérieur du poumon gauche : sous-segment latéral</text:span> (B1-B2c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sous-sgmt_sup-ant_lat-B3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14">"Segment supéro-antérieur du poumon gauche : sous-segment latéral</text:span> (B3a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sous-sgmt_sup-ant_ant-B3b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14">"Segment supéro-antérieur du poumon gauche : sous-segment antérieur</text:span> (B3b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sous-sgmt_sup-ant_post-B3c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14">"Segment supéro-antérieur du poumon gauche : sous-segment postérieur</text:span> (B3c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sous-sgmt_lingulr-sup_post-B4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14">"Segment lingulaire supérieur du poumon gauche : sous-segment postérieur</text:span> (B4a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sous-sgmt_lingulr-sup_ant-B4b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lingulaire supérieur du poumon gauche : sous-segment antérieur (B4b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sous-sgmt_lingulr-inf_sup-B5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lingulaire inférieur du poumon gauche : sous-segment supérieur (B5a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sous-sgmt_lingulr-inf_inf-B5b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lingulaire inférieur du poumon gauche : sous-segment inférieur (B5b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sous-sgmt_inf-apical_medial-B6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14">"Segment inféro-apical du poumon gauche : sous-segment médial</text:span> (B6a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sous-sgmt_inf-apical_sup-B6b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14">"Segment inféro-apical du poumon gauche : sous-segment supérieur</text:span> (B6b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sous-sgmt_inf-apical_lat-B6c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inféro-apical du poumon gauche : sous-segment latéral (B6c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sous-sgmt_inf-anteromedial_mediobasal-B7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14">"Segment inféro-antéro-médial</text:span> du poumon gauche : sous-segment médiobasal (B7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sous-sgmt_inf-anteromedial-mediobasal_anterolateral-B7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14">"Segment inféro-antéro-médial médiobasal du poumon gauche : sous-segment antéro-latéral</text:span> (B7a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sous-sgmt_inf-anteromedial-mediobasal_anteromedial-B7b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14">"Segment inféro-antéro-médial médiobasal du poumon gauche : sous-segment antéro-médial</text:span> (B7b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sous-sgmt_inf-anteromedial_anterobasal-B8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14">"Segment inféro-antéro-médial du poumon gauche : sous-segment antéro</text:span>basal (B8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sous-sgmt_inf-anteromedial-anterobasal_lat-B8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14">"Segment inféro-antéro-médial antérobasal du poumon gauche : sous-segment latéral </text:span>(B8a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sous-sgmt_inf-anteromedial-anterobasal_basal-B8b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inféro-antéro-médial antérobasal du poumon gauche : sous-segment basal (B8b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sous-sgmt_inf-laterobasal_lateral-B9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14">"Segment inféro-latérobasal du poumon gauche : sous-segment latéral</text:span> (B9a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sous-sgmt_inf-laterobasal_basal-B9b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inféro-latérobasal du poumon gauche : sous-segment basal (B9b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sous-sgmt_inf-posterobasal_laterobasal-B10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inféro-postérobasal du poumon gauche : sous-segment latérobasal (B10a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sous-sgmt_inf-posterobasal_mediobasal-B10b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14">"Segment inféro-postérobasal du poumon gauche : sous-segment médi</text:span>obasal (B10b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petit-sous-sgmt_sup-apico-post_apical-B1-2a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supérieur apico-postérieur du poumon gauche : sous-segment apical (B1-B2a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petit-sous-sgmt_sup-apico-post_apical-B1-2a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supérieur apico-postérieur du poumon gauche : sous-segment apical (B1-B2ai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petit-sous-sgmt_sup-apico-post_ant-B1-2b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supérieur apico-postérieur du poumon gauche : sous-segment antérieur (B1-B2b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petit-sous-sgmt_sup-apico-post_ant-B1-2b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supérieur apico-postérieur du poumon gauche : sous-segment antérieur (B1-B2bi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petit-sous-sgmt_sup-apico-post_lat-B1-2c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supérieur apico-postérieur du poumon gauche : sous-segment latéral (B1-B2c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petit-sous-sgmt_sup-apico-post_lat-B1-2c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supérieur apico-postérieur du poumon gauche : sous-segment latéral (B1-B2ci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petit-sous-sgmt_sup-ant_lat-B3a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supéro-antérieur du poumon gauche : sous-segment latéral (B3a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petit-sous-sgmt_sup-ant_lat-B3a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supéro-antérieur du poumon gauche : sous-segment latéral (B3ai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petit-sous-sgmt_sup-ant_ant-B3b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supéro-antérieur du poumon gauche : sous-segment antérieur (B3b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petit-sous-sgmt_sup-ant_ant-B3b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supéro-antérieur du poumon gauche : sous-segment antérieur (B3bi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petit-sous-sgmt_sup-ant_post-B3c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supéro-antérieur du poumon gauche : sous-segment postérieur (B3c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petit-sous-sgmt_sup-ant_post-B3c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supéro-antérieur du poumon gauche : sous-segment postérieur (B3ci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petit-sous-sgmt_lingulr-sup_post-B4a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lingulaire supérieur du poumon gauche : sous-segment postérieur (B4a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petit-sous-sgmt_lingulr-sup_post-B4a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lingulaire supérieur du poumon gauche : sous-segment postérieur (B4ai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petit-sous-sgmt_lingulr-sup_ant-B4b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lingulaire supérieur du poumon gauche : sous-segment antérieur (B4b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petit-sous-sgmt_lingulr-sup_ant-B4b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lingulaire supérieur du poumon gauche : sous-segment antérieur (B4bi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petit-sous-sgmt_lingulr-inf_sup-B5a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lingulaire inférieur du poumon gauche : sous-segment supérieur (B5a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petit-sous-sgmt_lingulr-inf_sup-B5a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lingulaire inférieur du poumon gauche : sous-segment supérieur (B5ai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petit-sous-sgmt_lingulr-inf_inf-B5b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lingulaire inférieur du poumon gauche : sous-segment inférieur (B5b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petit-sous-sgmt_lingulr-inf_inf-B5b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lingulaire inférieur du poumon gauche : sous-segment inférieur (B5bi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petit-sous-sgmt_inf-apical_medial-B6a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inféro-apical du poumon gauche : sous-segment médial (B6a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petit-sous-sgmt_inf-apical_medial-B6a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inféro-apical du poumon gauche : sous-segment médial (B6ai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petit-sous-sgmt_inf-apical_sup-B6b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inféro-apical du poumon gauche : sous-segment supérieur (B6b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petit-sous-sgmt_inf-apical_sup-B6b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inféro-apical du poumon gauche : sous-segment supérieur (B6bi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petit-sous-sgmt_inf-apical_lat-B6c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inféro-apical du poumon gauche : sous-segment latéral (B6c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petit-sous-sgmt_inf-apical_lat-B6c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inféro-apical du poumon gauche : sous-segment latéral (B6ci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petit-sous-sgmt_inf-anteromedial-mediobasal_anterolateral-B7a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inféro-antéro-médial médiobasal du poumon gauche : sous-segment antéro-latéral (B7a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petit-sous-sgmt_inf-anteromedial-mediobasal_anterolateral-B7a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inféro-antéro-médial médiobasal du poumon gauche : sous-segment antéro-latéral (B7ai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petit-sous-sgmt_inf-anteromedial-mediobasal_anteromedial-B7b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inféro-antéro-médial médiobasal du poumon gauche : sous-segment antéro-médial (B7b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petit-sous-sgmt_inf-anteromedial-mediobasal_anteromedial-B7b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inféro-antéro-médial médiobasal du poumon gauche : sous-segment antéro-médial (B7bi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petit-sous-sgmt_inf-anteromedial-anterobasal_lat-B8a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inféro-antéro-médial antérobasal du poumon gauche : sous-segment latéral (B8a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petit-sous-sgmt_inf-anteromedial-anterobasal_lat-B8a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inféro-antéro-médial antérobasal du poumon gauche : sous-segment latéral (B8ai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petit-sous-sgmt_inf-anteromedial-anterobasal_basal-B8b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inféro-antéro-médial antérobasal du poumon gauche : sous-segment basal (B8b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petit-sous-sgmt_inf-anteromedial-anterobasal_basal-B8b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inféro-antéro-médial antérobasal du poumon gauche : sous-segment basal (B8bi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petit-sous-sgmt_inf-laterobasal_lateral-B9a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inféro-latérobasal du poumon gauche : sous-segment latéral (B9a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petit-sous-sgmt_inf-laterobasal_lateral-B9a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inféro-latérobasal du poumon gauche : sous-segment latéral (B9ai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petit-sous-sgmt_inf-laterobasal_basal-B9b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inféro-latérobasal du poumon gauche : sous-segment basal (B9b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petit-sous-sgmt_inf-laterobasal_basal-B9b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inféro-latérobasal du poumon gauche : sous-segment basal (B9bi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petit-sous-sgmt_inf-posterobasal_laterobasal-B10a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inféro-postérobasal du poumon gauche : sous-segment latérobasal (B10a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petit-sous-sgmt_inf-posterobasal_laterobasal-B10a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inféro-postérobasal du poumon gauche : sous-segment latérobasal (B10ai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petit-sous-sgmt_inf-posterobasal_mediobasal-B10b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inféro-postérobasal du poumon gauche : sous-segment médiobasal (B10b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petit-sous-sgmt_inf-posterobasal_mediobasal-B10b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inféro-postérobasal du poumon gauche : sous-segment médiobasal (B10bi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hile-poumo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Hile du poumon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grande-scissure-poumo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Grande scissure du poumon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fascia-pulmonair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scias pulmonaires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fascia-endothoraci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scia endothoraciqu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fascia-endothoraci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scia endothoracique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membrane-supra-pleura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embrane supra-pleurale droit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membrane-sous-pleura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embrane sous-pleurale droit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fascia-phrenico-pleu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14">"Fascia phrénico-pleural droit</text:span>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fascia-endothoraci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scia endothoracique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membrane-supra-pleura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embrane supra-pleurale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membrane-sous-pleura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embrane sous-pleurale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fascia-phrenico-pleu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14">"Fascia phrénico-pleural gauche</text:span>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plev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lèvr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lev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lèvre droit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levre-viscera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14">"Plèvre viscérale </text:span>droit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levre-viscerale-costa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lèvre viscérale costale droit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levre-viscerale-diaphragmati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lèvre viscérale diaphragmatique droit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levre-viscerale-mediastina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lèvre viscérale médiastinale droit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replis-pleural-petite-scissu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eplis pleural de la petite scissure droit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replis-pleural-grande-scissu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eplis pleural de la grande scissure droit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levre-parieta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14">"Plèvre pariétale</text:span> droit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levre-parietale-costa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lèvre pariétale costale droit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levre-parietale-diaphragmati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lèvre pariétale diaphragmatique droit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levre-parietale-mediastina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14">"Plèvre pariétale médiastinale</text:span> droit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recessus-pleural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14">"Récessus pleural supérieur droit</text:span>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recessus-pleural-costo-diaphragmati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écessus pleural costo-diaphragmatique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recessus-pleural-costo-mediastinal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14">"Récessus pleural costo-médiastinal</text:span>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recessus-pleural-vertebro-mediastin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14">"Récessus pleural vertébro</text:span>-médiastinal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recessus-pleural-phrenico-mediastin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14">"Récessus pleural phrénico</text:span>-médiastinal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lev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lèvre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levre-viscera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14">"Plèvre viscérale gauche</text:span>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levre-viscerale-costa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lèvre viscérale costale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levre-viscerale-diaphragmati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lèvre viscérale diaphragmatique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levre-viscerale-mediastina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lèvre viscérale médiastinale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replis-pleural-grande-scissu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eplis pleural de la grande scissure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levre-parieta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14">"Plèvre pariétale</text:span>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levre-parietale-costa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lèvre pariétale costale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levre-parietale-diaphragmati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lèvre pariétale diaphragmatique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levre-parietale-mediastina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14">"Plèvre pariétale médiastinale</text:span>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recessus-pleural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14">"Récessus pleural supérieur gauche</text:span>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recessus-pleural-costo-diaphragmati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écessus pleural costo-diaphragmatique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recessus-pleural-costo-mediastinal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14">"Récessus pleural costo-médiastinal</text:span>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recessus-pleural-vertebro-mediastin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14">"Récessus pleural vertébro</text:span>-médiastinal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recessus-pleural-phrenico-mediastin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14">"Récessus pleural phrénico</text:span>-médiastinal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domes-pleura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Dômes pleuraux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dome-pleu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Dôme pleural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dome-pleu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Dôme pleural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gmts-pulmonair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igaments pulmonaires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lgmt-pulmonaire-triang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igament triangulaire pulmonaire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lgmt-pulmonaire-triangulaire-feuillet-pos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14">"Feuillet postérieur du l</text:span>igament triangulaire pulmonaire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lgmt-pulmonaire-triangulaire-feuillet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euillet antérieur du ligament triangulaire pulmonaire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lgmt-pulmonaire-triang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igament triangulaire pulmonaire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lgmt-pulmonaire-triangulaire-feuillet-pos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14">"Feuillet postérieur du l</text:span>igament triangulaire pulmonaire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lgmt-pulmonaire-triangulaire-feuillet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euillet antérieur du ligament triangulaire pulmonaire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ecessus-inter-azygo-oesophagie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14">"Récessus inter-azygo-oesophagien</text:span>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ecessus-inter-aortico-oesophagie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écessus inter-aortico-oesophagien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gmt-interpleu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igament inter-pleural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appareil-suspenseur-plev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Appareil suspenseur de la plèvr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gmts-vertebro-pleu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igaments vertebro-pleuraux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lgmt-vertebro-pleu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igament vertebro-pleural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lgmt-vertebro-pleu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igament vertebro-pleural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gmts-transverso-pleu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igaments transverso-pleuraux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lgmt-transverso-pleu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14">"Ligament transverso</text:span>-pleural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lgmt-transverso-pleu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14">"Ligament transverso</text:span>-pleural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gmts-costo-pleu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igaments costo-pleuraux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lgmt-costo-pleu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14">"Ligament costo</text:span>-pleural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lgmt-costo-pleu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14">"Ligament costo</text:span>-pleural gauche" .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nat:muscles-respiratio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respiratoires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muscles-inspiratio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inspirateurs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muscles-inspiration-eupne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14">"Muscles de l’inspiration calme et normale (lors de l’eupnée)</text:span>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muscles-inspiration-profond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’inspiration profond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muscles-inspiration-profonde-thoraci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’inspiration profonde : inspirateurs thoraciqu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muscles-inspiration-profonde-elevateurs-sternum-1eres-cot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’inspiration profonde : élévateurs du sternum et des 1ères côtes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muscles-inspiration-profonde-inspirateurs-do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’inspiration profonde : muscles du dos inspirateurs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muscles-inspiration-profonde-ceinture-scap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’inspiration profonde : muscles impliquant la ceinture scapulair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muscles-inspiration-profonde-elevateurs-fixateurs-ceinture-scap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’inspiration profonde impliquant la ceinture scapulaire : élévateurs et fixateurs de la ceinture scapulair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muscles-inspiration-profonde-thoracique-ceinture-scap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’inspiration profonde impliquant la ceinture scapulaire : inspirateurs thoraciques de la ceinture scapulair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muscles-inspiration-profonde-subclaviere-ceinture-scap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’inspiration profonde impliquant la ceinture scapulaire : inspirateurs sub-claviers de la ceinture scapulair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muscles-expiratio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expirateurs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muscles-expiration-norma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’expiration normal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muscles-expiration-force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14">"Muscles de l’expiration forcée</text:span>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muscles-dilatateurs-voies-aeriennes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14">"Muscles dilatateurs des voies aériennes supérieures</text:span>" .</text:p>
          </table:table-cell>
          <table:table-cell table:number-columns-repeated="9"/>
        </table:table-row>
      </table:table>
      <table:table table:name="Feuille9" table:style-name="ta1">
        <table:table-column table:style-name="co24" table:default-cell-style-name="Default"/>
        <table:table-column table:style-name="co24" table:default-cell-style-name="ce27"/>
        <table:table-row table:style-name="ro1" table:number-rows-repeated="6">
          <table:table-cell table:number-columns-repeated="2"/>
        </table:table-row>
        <table:table-row table:style-name="ro1">
          <table:table-cell/>
          <table:table-cell table:style-name="ce28"/>
        </table:table-row>
        <table:table-row table:style-name="ro1" table:number-rows-repeated="7">
          <table:table-cell table:number-columns-repeated="2"/>
        </table:table-row>
        <table:table-row table:style-name="ro1">
          <table:table-cell/>
          <table:table-cell table:style-name="ce28"/>
        </table:table-row>
        <table:table-row table:style-name="ro1" table:number-rows-repeated="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4">00/00/0000</text:date>, <text:time style:data-style-name="N2" text:time-value="20:23:17.6777371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6T15:49:56.833428062</meta:creation-date>
    <dc:date>2019-12-04T20:24:02.192288211</dc:date>
    <meta:editing-duration>P3DT19H35S</meta:editing-duration>
    <meta:editing-cycles>202</meta:editing-cycles>
    <meta:generator>LibreOffice/6.0.7.3$Linux_X86_64 LibreOffice_project/00m0$Build-3</meta:generator>
    <meta:document-statistic meta:table-count="8" meta:cell-count="9136" meta:object-count="0"/>
  </office:meta>
</office:document-meta>
</file>